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9cm" svg:height="8.999cm" svg:x="8.561cm" svg:y="7.777cm">
            <draw:object draw:notify-on-update-of-ranges="throught.F2:throught.F17 throught.G1:throught.G1 throught.G2:throught.G17 throught.F2:throught.F17 throught.H1:throught.H1 throught.H2:throught.H17 throught.F2:throught.F17 throught.I1:throught.I1 throught.I2:throught.I17 throught.F2:throught.F17 throught.J1:throught.J1 throught.J2:through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2.155" calcext:value-type="float">
            <text:p>1022.155</text:p>
          </table:table-cell>
          <table:table-cell table:formula="of:=[.D130]" office:value-type="float" office:value="622.21325" calcext:value-type="float">
            <text:p>622.21325</text:p>
          </table:table-cell>
          <table:table-cell table:formula="of:=[.D255]" office:value-type="float" office:value="739.03925" calcext:value-type="float">
            <text:p>739.03925</text:p>
          </table:table-cell>
          <table:table-cell table:formula="of:=[.D380]" office:value-type="float" office:value="660.8575" calcext:value-type="float">
            <text:p>660.85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787.71325" calcext:value-type="float">
            <text:p>787.71325</text:p>
          </table:table-cell>
          <table:table-cell table:formula="of:=[.D135]" office:value-type="float" office:value="599.88725" calcext:value-type="float">
            <text:p>599.88725</text:p>
          </table:table-cell>
          <table:table-cell table:formula="of:=[.D260]" office:value-type="float" office:value="924.4695" calcext:value-type="float">
            <text:p>924.4695</text:p>
          </table:table-cell>
          <table:table-cell table:formula="of:=[.D385]" office:value-type="float" office:value="520.228" calcext:value-type="float">
            <text:p>520.2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892.0845" calcext:value-type="float">
            <text:p>892.0845</text:p>
          </table:table-cell>
          <table:table-cell table:formula="of:=[.D140]" office:value-type="float" office:value="678.53425" calcext:value-type="float">
            <text:p>678.53425</text:p>
          </table:table-cell>
          <table:table-cell table:formula="of:=[.D265]" office:value-type="float" office:value="636.583" calcext:value-type="float">
            <text:p>636.583</text:p>
          </table:table-cell>
          <table:table-cell table:formula="of:=[.D390]" office:value-type="float" office:value="771.76025" calcext:value-type="float">
            <text:p>771.76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22.155" calcext:value-type="float">
            <text:p>1022.1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611.23375" calcext:value-type="float">
            <text:p>611.23375</text:p>
          </table:table-cell>
          <table:table-cell table:formula="of:=[.D145]" office:value-type="float" office:value="577.144" calcext:value-type="float">
            <text:p>577.144</text:p>
          </table:table-cell>
          <table:table-cell table:formula="of:=[.D270]" office:value-type="float" office:value="927.032" calcext:value-type="float">
            <text:p>927.032</text:p>
          </table:table-cell>
          <table:table-cell table:formula="of:=[.D395]" office:value-type="float" office:value="527.9175" calcext:value-type="float">
            <text:p>527.9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0.504" calcext:value-type="float">
            <text:p>800.5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842.63025" calcext:value-type="float">
            <text:p>842.63025</text:p>
          </table:table-cell>
          <table:table-cell table:formula="of:=[.D150]" office:value-type="float" office:value="703.23125" calcext:value-type="float">
            <text:p>703.23125</text:p>
          </table:table-cell>
          <table:table-cell table:formula="of:=[.D275]" office:value-type="float" office:value="817.83175" calcext:value-type="float">
            <text:p>817.83175</text:p>
          </table:table-cell>
          <table:table-cell table:formula="of:=[.D400]" office:value-type="float" office:value="646.227" calcext:value-type="float">
            <text:p>646.22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6.497" calcext:value-type="float">
            <text:p>906.4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821.35975" calcext:value-type="float">
            <text:p>821.35975</text:p>
          </table:table-cell>
          <table:table-cell table:formula="of:=[.D155]" office:value-type="float" office:value="728.0235" calcext:value-type="float">
            <text:p>728.0235</text:p>
          </table:table-cell>
          <table:table-cell table:formula="of:=[.D280]" office:value-type="float" office:value="835.69025" calcext:value-type="float">
            <text:p>835.69025</text:p>
          </table:table-cell>
          <table:table-cell table:formula="of:=[.D405]" office:value-type="float" office:value="707.23675" calcext:value-type="float">
            <text:p>707.236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001" calcext:value-type="float">
            <text:p>811.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743.87025" calcext:value-type="float">
            <text:p>743.87025</text:p>
          </table:table-cell>
          <table:table-cell table:formula="of:=[.D160]" office:value-type="float" office:value="655.60525" calcext:value-type="float">
            <text:p>655.60525</text:p>
          </table:table-cell>
          <table:table-cell table:formula="of:=[.D285]" office:value-type="float" office:value="879.68425" calcext:value-type="float">
            <text:p>879.68425</text:p>
          </table:table-cell>
          <table:table-cell table:formula="of:=[.D410]" office:value-type="float" office:value="584.26725" calcext:value-type="float">
            <text:p>584.26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64.219" calcext:value-type="float">
            <text:p>664.2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737.914" calcext:value-type="float">
            <text:p>737.914</text:p>
          </table:table-cell>
          <table:table-cell table:formula="of:=[.D165]" office:value-type="float" office:value="678.96075" calcext:value-type="float">
            <text:p>678.96075</text:p>
          </table:table-cell>
          <table:table-cell table:formula="of:=[.D290]" office:value-type="float" office:value="768.11025" calcext:value-type="float">
            <text:p>768.11025</text:p>
          </table:table-cell>
          <table:table-cell table:formula="of:=[.D415]" office:value-type="float" office:value="489.89225" calcext:value-type="float">
            <text:p>489.892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9.136" calcext:value-type="float">
            <text:p>769.136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787.71325" calcext:value-type="float">
            <text:p>787.713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697.17125" calcext:value-type="float">
            <text:p>697.17125</text:p>
          </table:table-cell>
          <table:table-cell table:formula="of:=[.D170]" office:value-type="float" office:value="641.26175" calcext:value-type="float">
            <text:p>641.26175</text:p>
          </table:table-cell>
          <table:table-cell table:formula="of:=[.D295]" office:value-type="float" office:value="843.9685" calcext:value-type="float">
            <text:p>843.9685</text:p>
          </table:table-cell>
          <table:table-cell table:formula="of:=[.D420]" office:value-type="float" office:value="509.12525" calcext:value-type="float">
            <text:p>509.12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49" calcext:value-type="float">
            <text:p>893.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619.02125" calcext:value-type="float">
            <text:p>619.02125</text:p>
          </table:table-cell>
          <table:table-cell table:formula="of:=[.D175]" office:value-type="float" office:value="568.39325" calcext:value-type="float">
            <text:p>568.39325</text:p>
          </table:table-cell>
          <table:table-cell table:formula="of:=[.D300]" office:value-type="float" office:value="697.77125" calcext:value-type="float">
            <text:p>697.77125</text:p>
          </table:table-cell>
          <table:table-cell table:formula="of:=[.D425]" office:value-type="float" office:value="695.95" calcext:value-type="float">
            <text:p>695.9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7.221" calcext:value-type="float">
            <text:p>897.2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646.14625" calcext:value-type="float">
            <text:p>646.14625</text:p>
          </table:table-cell>
          <table:table-cell table:formula="of:=[.D180]" office:value-type="float" office:value="532.599" calcext:value-type="float">
            <text:p>532.599</text:p>
          </table:table-cell>
          <table:table-cell table:formula="of:=[.D305]" office:value-type="float" office:value="468.85125" calcext:value-type="float">
            <text:p>468.85125</text:p>
          </table:table-cell>
          <table:table-cell table:formula="of:=[.D430]" office:value-type="float" office:value="483.0555" calcext:value-type="float">
            <text:p>483.05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62.314" calcext:value-type="float">
            <text:p>962.3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458.11275" calcext:value-type="float">
            <text:p>458.11275</text:p>
          </table:table-cell>
          <table:table-cell table:formula="of:=[.D185]" office:value-type="float" office:value="364.70825" calcext:value-type="float">
            <text:p>364.70825</text:p>
          </table:table-cell>
          <table:table-cell table:formula="of:=[.D310]" office:value-type="float" office:value="686.27" calcext:value-type="float">
            <text:p>686.27</text:p>
          </table:table-cell>
          <table:table-cell table:formula="of:=[.D435]" office:value-type="float" office:value="206.64935375" calcext:value-type="float">
            <text:p>206.649353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6.955" calcext:value-type="float">
            <text:p>776.95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440.3715" calcext:value-type="float">
            <text:p>440.3715</text:p>
          </table:table-cell>
          <table:table-cell table:formula="of:=[.D190]" office:value-type="float" office:value="234.970275" calcext:value-type="float">
            <text:p>234.970275</text:p>
          </table:table-cell>
          <table:table-cell table:formula="of:=[.D315]" office:value-type="float" office:value="674.13475" calcext:value-type="float">
            <text:p>674.13475</text:p>
          </table:table-cell>
          <table:table-cell table:formula="of:=[.D440]" office:value-type="float" office:value="529.5675" calcext:value-type="float">
            <text:p>529.56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1.848" calcext:value-type="float">
            <text:p>931.848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892.0845" calcext:value-type="float">
            <text:p>892.084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39.18475" calcext:value-type="float">
            <text:p>539.18475</text:p>
          </table:table-cell>
          <table:table-cell table:formula="of:=[.D195]" office:value-type="float" office:value="458.576" calcext:value-type="float">
            <text:p>458.576</text:p>
          </table:table-cell>
          <table:table-cell table:formula="of:=[.D320]" office:value-type="float" office:value="769.67375" calcext:value-type="float">
            <text:p>769.67375</text:p>
          </table:table-cell>
          <table:table-cell table:formula="of:=[.D445]" office:value-type="float" office:value="561.1305" calcext:value-type="float">
            <text:p>561.13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9.885" calcext:value-type="float">
            <text:p>639.88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567.6765" calcext:value-type="float">
            <text:p>567.6765</text:p>
          </table:table-cell>
          <table:table-cell table:formula="of:=[.D200]" office:value-type="float" office:value="388.92775" calcext:value-type="float">
            <text:p>388.92775</text:p>
          </table:table-cell>
          <table:table-cell table:formula="of:=[.D325]" office:value-type="float" office:value="754.1865" calcext:value-type="float">
            <text:p>754.1865</text:p>
          </table:table-cell>
          <table:table-cell table:formula="of:=[.D450]" office:value-type="float" office:value="546.951" calcext:value-type="float">
            <text:p>546.9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14.537" calcext:value-type="float">
            <text:p>614.5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563.0485" calcext:value-type="float">
            <text:p>563.0485</text:p>
          </table:table-cell>
          <table:table-cell table:formula="of:=[.D205]" office:value-type="float" office:value="444.4075" calcext:value-type="float">
            <text:p>444.4075</text:p>
          </table:table-cell>
          <table:table-cell table:formula="of:=[.D330]" office:value-type="float" office:value="909.9" calcext:value-type="float">
            <text:p>909.9</text:p>
          </table:table-cell>
          <table:table-cell table:formula="of:=[.D455]" office:value-type="float" office:value="569.69175" calcext:value-type="float">
            <text:p>569.69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6.284" calcext:value-type="float">
            <text:p>586.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544.24625" calcext:value-type="float">
            <text:p>544.24625</text:p>
          </table:table-cell>
          <table:table-cell table:formula="of:=[.D210]" office:value-type="float" office:value="438.5915" calcext:value-type="float">
            <text:p>438.5915</text:p>
          </table:table-cell>
          <table:table-cell table:formula="of:=[.D335]" office:value-type="float" office:value="377.17345275" calcext:value-type="float">
            <text:p>377.17345275</text:p>
          </table:table-cell>
          <table:table-cell table:formula="of:=[.D460]" office:value-type="float" office:value="661.57" calcext:value-type="float">
            <text:p>661.5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0.67" calcext:value-type="float">
            <text:p>620.6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556.2915" calcext:value-type="float">
            <text:p>556.2915</text:p>
          </table:table-cell>
          <table:table-cell table:formula="of:=[.D215]" office:value-type="float" office:value="405.70075" calcext:value-type="float">
            <text:p>405.70075</text:p>
          </table:table-cell>
          <table:table-cell table:formula="of:=[.D340]" office:value-type="float" office:value="351.13825" calcext:value-type="float">
            <text:p>351.13825</text:p>
          </table:table-cell>
          <table:table-cell table:formula="of:=[.D465]" office:value-type="float" office:value="600.10975" calcext:value-type="float">
            <text:p>600.10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3.444" calcext:value-type="float">
            <text:p>623.444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611.23375" calcext:value-type="float">
            <text:p>611.2337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341.20275" calcext:value-type="float">
            <text:p>341.20275</text:p>
          </table:table-cell>
          <table:table-cell table:formula="of:=[.D220]" office:value-type="float" office:value="244.400225" calcext:value-type="float">
            <text:p>244.400225</text:p>
          </table:table-cell>
          <table:table-cell table:formula="of:=[.D345]" office:value-type="float" office:value="649.486" calcext:value-type="float">
            <text:p>649.486</text:p>
          </table:table-cell>
          <table:table-cell table:formula="of:=[.D470]" office:value-type="float" office:value="563.343" calcext:value-type="float">
            <text:p>563.34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86" calcext:value-type="float">
            <text:p>816.28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349.72925" calcext:value-type="float">
            <text:p>349.72925</text:p>
          </table:table-cell>
          <table:table-cell table:formula="of:=[.D225]" office:value-type="float" office:value="285.45705" calcext:value-type="float">
            <text:p>285.45705</text:p>
          </table:table-cell>
          <table:table-cell table:formula="of:=[.D350]" office:value-type="float" office:value="753.77875" calcext:value-type="float">
            <text:p>753.77875</text:p>
          </table:table-cell>
          <table:table-cell table:formula="of:=[.D475]" office:value-type="float" office:value="698.4055" calcext:value-type="float">
            <text:p>698.40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3.156" calcext:value-type="float">
            <text:p>813.15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600.10075" calcext:value-type="float">
            <text:p>600.10075</text:p>
          </table:table-cell>
          <table:table-cell table:formula="of:=[.D230]" office:value-type="float" office:value="481.4965" calcext:value-type="float">
            <text:p>481.4965</text:p>
          </table:table-cell>
          <table:table-cell table:formula="of:=[.D355]" office:value-type="float" office:value="725.32575" calcext:value-type="float">
            <text:p>725.32575</text:p>
          </table:table-cell>
          <table:table-cell table:formula="of:=[.D480]" office:value-type="float" office:value="739.08775" calcext:value-type="float">
            <text:p>739.087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0.889" calcext:value-type="float">
            <text:p>860.8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562.5555" calcext:value-type="float">
            <text:p>562.5555</text:p>
          </table:table-cell>
          <table:table-cell table:formula="of:=[.D235]" office:value-type="float" office:value="488.2425" calcext:value-type="float">
            <text:p>488.2425</text:p>
          </table:table-cell>
          <table:table-cell table:formula="of:=[.D360]" office:value-type="float" office:value="564.05435" calcext:value-type="float">
            <text:p>564.05435</text:p>
          </table:table-cell>
          <table:table-cell table:formula="of:=[.D485]" office:value-type="float" office:value="591.2965" calcext:value-type="float">
            <text:p>591.29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282" calcext:value-type="float">
            <text:p>887.2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518.6905" calcext:value-type="float">
            <text:p>518.6905</text:p>
          </table:table-cell>
          <table:table-cell table:formula="of:=[.D240]" office:value-type="float" office:value="481.42475" calcext:value-type="float">
            <text:p>481.42475</text:p>
          </table:table-cell>
          <table:table-cell table:formula="of:=[.D365]" office:value-type="float" office:value="399.3625" calcext:value-type="float">
            <text:p>399.3625</text:p>
          </table:table-cell>
          <table:table-cell table:formula="of:=[.D490]" office:value-type="float" office:value="617.5335" calcext:value-type="float">
            <text:p>617.53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194" calcext:value-type="float">
            <text:p>809.194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842.63025" calcext:value-type="float">
            <text:p>842.630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543.9915" calcext:value-type="float">
            <text:p>543.9915</text:p>
          </table:table-cell>
          <table:table-cell table:formula="of:=[.D245]" office:value-type="float" office:value="478.5985" calcext:value-type="float">
            <text:p>478.5985</text:p>
          </table:table-cell>
          <table:table-cell table:formula="of:=[.D370]" office:value-type="float" office:value="768.73325" calcext:value-type="float">
            <text:p>768.73325</text:p>
          </table:table-cell>
          <table:table-cell table:formula="of:=[.D495]" office:value-type="float" office:value="480.3755" calcext:value-type="float">
            <text:p>480.37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548" calcext:value-type="float">
            <text:p>904.5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585.5435" calcext:value-type="float">
            <text:p>585.5435</text:p>
          </table:table-cell>
          <table:table-cell table:formula="of:=[.D250]" office:value-type="float" office:value="555.0305" calcext:value-type="float">
            <text:p>555.0305</text:p>
          </table:table-cell>
          <table:table-cell table:formula="of:=[.D375]" office:value-type="float" office:value="664.80225" calcext:value-type="float">
            <text:p>664.80225</text:p>
          </table:table-cell>
          <table:table-cell table:formula="of:=[.D500]" office:value-type="float" office:value="624.6855" calcext:value-type="float">
            <text:p>624.68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985" calcext:value-type="float">
            <text:p>809.98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9.902" calcext:value-type="float">
            <text:p>849.9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3.772" calcext:value-type="float">
            <text:p>773.77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78" calcext:value-type="float">
            <text:p>851.78</text:p>
          </table:table-cell>
          <table:table-cell office:value-type="float" office:value="10" calcext:value-type="float">
            <text:p>10</text:p>
          </table:table-cell>
          <table:table-cell table:formula="of:=AVERAGE([.B27:.B30])" office:value-type="float" office:value="821.35975" calcext:value-type="float">
            <text:p>821.35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29.443" calcext:value-type="float">
            <text:p>729.44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458" calcext:value-type="float">
            <text:p>754.45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853" calcext:value-type="float">
            <text:p>761.85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79.23" calcext:value-type="float">
            <text:p>679.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94" calcext:value-type="float">
            <text:p>779.94</text:p>
          </table:table-cell>
          <table:table-cell office:value-type="float" office:value="12" calcext:value-type="float">
            <text:p>12</text:p>
          </table:table-cell>
          <table:table-cell table:formula="of:=AVERAGE([.B32:.B35])" office:value-type="float" office:value="743.87025" calcext:value-type="float">
            <text:p>743.87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38.024" calcext:value-type="float">
            <text:p>738.0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3.208" calcext:value-type="float">
            <text:p>713.20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38.576" calcext:value-type="float">
            <text:p>738.57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7.489" calcext:value-type="float">
            <text:p>777.48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22.383" calcext:value-type="float">
            <text:p>722.383</text:p>
          </table:table-cell>
          <table:table-cell office:value-type="float" office:value="14" calcext:value-type="float">
            <text:p>14</text:p>
          </table:table-cell>
          <table:table-cell table:formula="of:=AVERAGE([.B37:.B40])" office:value-type="float" office:value="737.914" calcext:value-type="float">
            <text:p>737.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39.776" calcext:value-type="float">
            <text:p>739.77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78.027" calcext:value-type="float">
            <text:p>678.02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9.149" calcext:value-type="float">
            <text:p>719.14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9.782" calcext:value-type="float">
            <text:p>639.78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727" calcext:value-type="float">
            <text:p>751.727</text:p>
          </table:table-cell>
          <table:table-cell office:value-type="float" office:value="16" calcext:value-type="float">
            <text:p>16</text:p>
          </table:table-cell>
          <table:table-cell table:formula="of:=AVERAGE([.B42:.B45])" office:value-type="float" office:value="697.17125" calcext:value-type="float">
            <text:p>697.17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48.415" calcext:value-type="float">
            <text:p>648.41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6.042" calcext:value-type="float">
            <text:p>566.04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98.934" calcext:value-type="float">
            <text:p>598.93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18.237" calcext:value-type="float">
            <text:p>618.23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92.872" calcext:value-type="float">
            <text:p>692.872</text:p>
          </table:table-cell>
          <table:table-cell office:value-type="float" office:value="18" calcext:value-type="float">
            <text:p>18</text:p>
          </table:table-cell>
          <table:table-cell table:formula="of:=AVERAGE([.B47:.B50])" office:value-type="float" office:value="619.02125" calcext:value-type="float">
            <text:p>619.02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41.846" calcext:value-type="float">
            <text:p>641.84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57.781" calcext:value-type="float">
            <text:p>657.78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4.248" calcext:value-type="float">
            <text:p>624.2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40.2" calcext:value-type="float">
            <text:p>640.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62.356" calcext:value-type="float">
            <text:p>662.356</text:p>
          </table:table-cell>
          <table:table-cell office:value-type="float" office:value="20" calcext:value-type="float">
            <text:p>20</text:p>
          </table:table-cell>
          <table:table-cell table:formula="of:=AVERAGE([.B52:.B55])" office:value-type="float" office:value="646.14625" calcext:value-type="float">
            <text:p>646.14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69.257" calcext:value-type="float">
            <text:p>469.2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04.12" calcext:value-type="float">
            <text:p>404.1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65.358" calcext:value-type="float">
            <text:p>365.3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05.6" calcext:value-type="float">
            <text:p>405.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57.373" calcext:value-type="float">
            <text:p>657.373</text:p>
          </table:table-cell>
          <table:table-cell office:value-type="float" office:value="22" calcext:value-type="float">
            <text:p>22</text:p>
          </table:table-cell>
          <table:table-cell table:formula="of:=AVERAGE([.B57:.B60])" office:value-type="float" office:value="458.11275" calcext:value-type="float">
            <text:p>458.11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4.85" calcext:value-type="float">
            <text:p>504.8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42.978" calcext:value-type="float">
            <text:p>442.97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21.171" calcext:value-type="float">
            <text:p>421.17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21.902" calcext:value-type="float">
            <text:p>421.9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5.435" calcext:value-type="float">
            <text:p>475.435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440.3715" calcext:value-type="float">
            <text:p>440.3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8.354" calcext:value-type="float">
            <text:p>578.35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6.218" calcext:value-type="float">
            <text:p>556.218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99.512" calcext:value-type="float">
            <text:p>599.51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9.424" calcext:value-type="float">
            <text:p>559.42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41.585" calcext:value-type="float">
            <text:p>441.585</text:p>
          </table:table-cell>
          <table:table-cell office:value-type="float" office:value="26" calcext:value-type="float">
            <text:p>26</text:p>
          </table:table-cell>
          <table:table-cell table:formula="of:=AVERAGE([.B67:.B70])" office:value-type="float" office:value="539.18475" calcext:value-type="float">
            <text:p>539.18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5.874" calcext:value-type="float">
            <text:p>545.87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15.071" calcext:value-type="float">
            <text:p>615.07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4.897" calcext:value-type="float">
            <text:p>554.89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2.89" calcext:value-type="float">
            <text:p>572.8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7.848" calcext:value-type="float">
            <text:p>527.848</text:p>
          </table:table-cell>
          <table:table-cell office:value-type="float" office:value="28" calcext:value-type="float">
            <text:p>28</text:p>
          </table:table-cell>
          <table:table-cell table:formula="of:=AVERAGE([.B72:.B75])" office:value-type="float" office:value="567.6765" calcext:value-type="float">
            <text:p>567.6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5.02" calcext:value-type="float">
            <text:p>525.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3.763" calcext:value-type="float">
            <text:p>633.76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0.597" calcext:value-type="float">
            <text:p>520.59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4.585" calcext:value-type="float">
            <text:p>524.58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3.249" calcext:value-type="float">
            <text:p>573.249</text:p>
          </table:table-cell>
          <table:table-cell office:value-type="float" office:value="30" calcext:value-type="float">
            <text:p>30</text:p>
          </table:table-cell>
          <table:table-cell table:formula="of:=AVERAGE([.B77:.B80])" office:value-type="float" office:value="563.0485" calcext:value-type="float">
            <text:p>563.0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9.931" calcext:value-type="float">
            <text:p>609.9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6.321" calcext:value-type="float">
            <text:p>586.32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8.172" calcext:value-type="float">
            <text:p>518.17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7.659" calcext:value-type="float">
            <text:p>567.65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4.833" calcext:value-type="float">
            <text:p>504.833</text:p>
          </table:table-cell>
          <table:table-cell office:value-type="float" office:value="32" calcext:value-type="float">
            <text:p>32</text:p>
          </table:table-cell>
          <table:table-cell table:formula="of:=AVERAGE([.B82:.B85])" office:value-type="float" office:value="544.24625" calcext:value-type="float">
            <text:p>544.24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9.458" calcext:value-type="float">
            <text:p>579.4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2.098" calcext:value-type="float">
            <text:p>472.09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6.404" calcext:value-type="float">
            <text:p>566.40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7.577" calcext:value-type="float">
            <text:p>627.5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9.087" calcext:value-type="float">
            <text:p>559.087</text:p>
          </table:table-cell>
          <table:table-cell office:value-type="float" office:value="34" calcext:value-type="float">
            <text:p>34</text:p>
          </table:table-cell>
          <table:table-cell table:formula="of:=AVERAGE([.B87:.B90])" office:value-type="float" office:value="556.2915" calcext:value-type="float">
            <text:p>556.2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6.303" calcext:value-type="float">
            <text:p>136.30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2.657" calcext:value-type="float">
            <text:p>572.65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05.497" calcext:value-type="float">
            <text:p>205.49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51.306" calcext:value-type="float">
            <text:p>451.30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5.351" calcext:value-type="float">
            <text:p>135.351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341.20275" calcext:value-type="float">
            <text:p>341.20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3.544" calcext:value-type="float">
            <text:p>573.5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6.143" calcext:value-type="float">
            <text:p>186.14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9.617" calcext:value-type="float">
            <text:p>569.61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7.263" calcext:value-type="float">
            <text:p>127.26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894" calcext:value-type="float">
            <text:p>515.894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349.72925" calcext:value-type="float">
            <text:p>349.72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5.623" calcext:value-type="float">
            <text:p>565.6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91.376" calcext:value-type="float">
            <text:p>591.3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80.507" calcext:value-type="float">
            <text:p>680.50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4.651" calcext:value-type="float">
            <text:p>564.65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3.869" calcext:value-type="float">
            <text:p>563.869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600.10075" calcext:value-type="float">
            <text:p>600.1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6.421" calcext:value-type="float">
            <text:p>556.42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8.356" calcext:value-type="float">
            <text:p>558.35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6.584" calcext:value-type="float">
            <text:p>586.58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5.229" calcext:value-type="float">
            <text:p>565.22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0.053" calcext:value-type="float">
            <text:p>540.053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562.5555" calcext:value-type="float">
            <text:p>562.5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38.057" calcext:value-type="float">
            <text:p>438.05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5.052" calcext:value-type="float">
            <text:p>525.05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7.667" calcext:value-type="float">
            <text:p>507.66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7.825" calcext:value-type="float">
            <text:p>527.82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4.218" calcext:value-type="float">
            <text:p>514.218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518.6905" calcext:value-type="float">
            <text:p>518.6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6.401" calcext:value-type="float">
            <text:p>566.40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4.842" calcext:value-type="float">
            <text:p>474.84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5.137" calcext:value-type="float">
            <text:p>545.13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9.981" calcext:value-type="float">
            <text:p>569.9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6.006" calcext:value-type="float">
            <text:p>586.006</text:p>
          </table:table-cell>
          <table:table-cell office:value-type="float" office:value="55" calcext:value-type="float">
            <text:p>55</text:p>
          </table:table-cell>
          <table:table-cell table:formula="of:=AVERAGE([.B117:.B120])" office:value-type="float" office:value="543.9915" calcext:value-type="float">
            <text:p>543.9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3.119" calcext:value-type="float">
            <text:p>583.11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94.511" calcext:value-type="float">
            <text:p>594.51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9.614" calcext:value-type="float">
            <text:p>569.61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3.902" calcext:value-type="float">
            <text:p>563.90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14.147" calcext:value-type="float">
            <text:p>614.147</text:p>
          </table:table-cell>
          <table:table-cell office:value-type="float" office:value="60" calcext:value-type="float">
            <text:p>60</text:p>
          </table:table-cell>
          <table:table-cell table:formula="of:=AVERAGE([.B122:.B125])" office:value-type="float" office:value="585.5435" calcext:value-type="float">
            <text:p>585.5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764" calcext:value-type="float">
            <text:p>573.7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857" calcext:value-type="float">
            <text:p>601.8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8.618" calcext:value-type="float">
            <text:p>708.6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108" calcext:value-type="float">
            <text:p>613.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5.27" calcext:value-type="float">
            <text:p>565.27</text:p>
          </table:table-cell>
          <table:table-cell office:value-type="float" office:value="0" calcext:value-type="float">
            <text:p>0</text:p>
          </table:table-cell>
          <table:table-cell table:formula="of:=AVERAGE([.B127:.B130])" office:value-type="float" office:value="622.21325" calcext:value-type="float">
            <text:p>622.21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405" calcext:value-type="float">
            <text:p>611.4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052" calcext:value-type="float">
            <text:p>665.05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0.784" calcext:value-type="float">
            <text:p>450.78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4.638" calcext:value-type="float">
            <text:p>644.6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75" calcext:value-type="float">
            <text:p>639.075</text:p>
          </table:table-cell>
          <table:table-cell office:value-type="float" office:value="2" calcext:value-type="float">
            <text:p>2</text:p>
          </table:table-cell>
          <table:table-cell table:formula="of:=AVERAGE([.B132:.B135])" office:value-type="float" office:value="599.88725" calcext:value-type="float">
            <text:p>599.88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1.196" calcext:value-type="float">
            <text:p>881.19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9.499" calcext:value-type="float">
            <text:p>789.4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2.881" calcext:value-type="float">
            <text:p>722.88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9.808" calcext:value-type="float">
            <text:p>569.80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1.949" calcext:value-type="float">
            <text:p>631.949</text:p>
          </table:table-cell>
          <table:table-cell office:value-type="float" office:value="4" calcext:value-type="float">
            <text:p>4</text:p>
          </table:table-cell>
          <table:table-cell table:formula="of:=AVERAGE([.B137:.B140])" office:value-type="float" office:value="678.53425" calcext:value-type="float">
            <text:p>678.53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7.975" calcext:value-type="float">
            <text:p>487.97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0.437" calcext:value-type="float">
            <text:p>620.43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7.668" calcext:value-type="float">
            <text:p>477.6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3.253" calcext:value-type="float">
            <text:p>583.25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7.218" calcext:value-type="float">
            <text:p>627.218</text:p>
          </table:table-cell>
          <table:table-cell office:value-type="float" office:value="6" calcext:value-type="float">
            <text:p>6</text:p>
          </table:table-cell>
          <table:table-cell table:formula="of:=AVERAGE([.B142:.B145])" office:value-type="float" office:value="577.144" calcext:value-type="float">
            <text:p>577.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2.107" calcext:value-type="float">
            <text:p>642.10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692" calcext:value-type="float">
            <text:p>747.69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846" calcext:value-type="float">
            <text:p>667.84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53" calcext:value-type="float">
            <text:p>665.5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1.857" calcext:value-type="float">
            <text:p>731.857</text:p>
          </table:table-cell>
          <table:table-cell office:value-type="float" office:value="8" calcext:value-type="float">
            <text:p>8</text:p>
          </table:table-cell>
          <table:table-cell table:formula="of:=AVERAGE([.B147:.B150])" office:value-type="float" office:value="703.23125" calcext:value-type="float">
            <text:p>703.2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655" calcext:value-type="float">
            <text:p>713.65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5.878" calcext:value-type="float">
            <text:p>745.87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039" calcext:value-type="float">
            <text:p>700.03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0.94" calcext:value-type="float">
            <text:p>770.9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237" calcext:value-type="float">
            <text:p>695.237</text:p>
          </table:table-cell>
          <table:table-cell office:value-type="float" office:value="10" calcext:value-type="float">
            <text:p>10</text:p>
          </table:table-cell>
          <table:table-cell table:formula="of:=AVERAGE([.B152:.B155])" office:value-type="float" office:value="728.0235" calcext:value-type="float">
            <text:p>728.0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8.232" calcext:value-type="float">
            <text:p>658.23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8.978" calcext:value-type="float">
            <text:p>678.9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73" calcext:value-type="float">
            <text:p>675.37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982" calcext:value-type="float">
            <text:p>679.98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8.088" calcext:value-type="float">
            <text:p>588.088</text:p>
          </table:table-cell>
          <table:table-cell office:value-type="float" office:value="12" calcext:value-type="float">
            <text:p>12</text:p>
          </table:table-cell>
          <table:table-cell table:formula="of:=AVERAGE([.B157:.B160])" office:value-type="float" office:value="655.60525" calcext:value-type="float">
            <text:p>655.60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7.926" calcext:value-type="float">
            <text:p>687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094" calcext:value-type="float">
            <text:p>626.09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9.105" calcext:value-type="float">
            <text:p>709.10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2.073" calcext:value-type="float">
            <text:p>722.07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8.571" calcext:value-type="float">
            <text:p>658.571</text:p>
          </table:table-cell>
          <table:table-cell office:value-type="float" office:value="14" calcext:value-type="float">
            <text:p>14</text:p>
          </table:table-cell>
          <table:table-cell table:formula="of:=AVERAGE([.B162:.B165])" office:value-type="float" office:value="678.96075" calcext:value-type="float">
            <text:p>678.96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465" calcext:value-type="float">
            <text:p>660.46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346" calcext:value-type="float">
            <text:p>692.34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2.663" calcext:value-type="float">
            <text:p>622.6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7.503" calcext:value-type="float">
            <text:p>637.5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2.535" calcext:value-type="float">
            <text:p>612.535</text:p>
          </table:table-cell>
          <table:table-cell office:value-type="float" office:value="16" calcext:value-type="float">
            <text:p>16</text:p>
          </table:table-cell>
          <table:table-cell table:formula="of:=AVERAGE([.B167:.B170])" office:value-type="float" office:value="641.26175" calcext:value-type="float">
            <text:p>641.26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827" calcext:value-type="float">
            <text:p>576.8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62" calcext:value-type="float">
            <text:p>645.4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2.136" calcext:value-type="float">
            <text:p>552.13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623" calcext:value-type="float">
            <text:p>504.6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352" calcext:value-type="float">
            <text:p>571.352</text:p>
          </table:table-cell>
          <table:table-cell office:value-type="float" office:value="18" calcext:value-type="float">
            <text:p>18</text:p>
          </table:table-cell>
          <table:table-cell table:formula="of:=AVERAGE([.B172:.B175])" office:value-type="float" office:value="568.39325" calcext:value-type="float">
            <text:p>568.3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795" calcext:value-type="float">
            <text:p>554.79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0.14" calcext:value-type="float">
            <text:p>580.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5.626" calcext:value-type="float">
            <text:p>515.62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5.865" calcext:value-type="float">
            <text:p>485.8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765" calcext:value-type="float">
            <text:p>548.765</text:p>
          </table:table-cell>
          <table:table-cell office:value-type="float" office:value="20" calcext:value-type="float">
            <text:p>20</text:p>
          </table:table-cell>
          <table:table-cell table:formula="of:=AVERAGE([.B177:.B180])" office:value-type="float" office:value="532.599" calcext:value-type="float">
            <text:p>532.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1.701" calcext:value-type="float">
            <text:p>201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0.379" calcext:value-type="float">
            <text:p>260.3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5.363" calcext:value-type="float">
            <text:p>345.36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07.251" calcext:value-type="float">
            <text:p>307.25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5.84" calcext:value-type="float">
            <text:p>545.84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364.70825" calcext:value-type="float">
            <text:p>364.7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26.53" calcext:value-type="float">
            <text:p>226.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5.584" calcext:value-type="float">
            <text:p>205.58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.2111" calcext:value-type="float">
            <text:p>72.211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02.004" calcext:value-type="float">
            <text:p>302.00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60.082" calcext:value-type="float">
            <text:p>360.082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234.970275" calcext:value-type="float">
            <text:p>234.970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5.295" calcext:value-type="float">
            <text:p>455.29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4.216" calcext:value-type="float">
            <text:p>394.21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1.411" calcext:value-type="float">
            <text:p>461.41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49.633" calcext:value-type="float">
            <text:p>449.6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9.044" calcext:value-type="float">
            <text:p>529.044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458.576" calcext:value-type="float">
            <text:p>458.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3.556" calcext:value-type="float">
            <text:p>343.55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8.479" calcext:value-type="float">
            <text:p>408.47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3.412" calcext:value-type="float">
            <text:p>293.4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8.711" calcext:value-type="float">
            <text:p>418.71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35.109" calcext:value-type="float">
            <text:p>435.10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388.92775" calcext:value-type="float">
            <text:p>388.92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70.644" calcext:value-type="float">
            <text:p>370.64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8.76" calcext:value-type="float">
            <text:p>458.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25.467" calcext:value-type="float">
            <text:p>425.4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2.166" calcext:value-type="float">
            <text:p>392.16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1.237" calcext:value-type="float">
            <text:p>501.237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444.4075" calcext:value-type="float">
            <text:p>444.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25.833" calcext:value-type="float">
            <text:p>425.8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37.31" calcext:value-type="float">
            <text:p>437.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7.591" calcext:value-type="float">
            <text:p>397.59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0.439" calcext:value-type="float">
            <text:p>520.43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9.026" calcext:value-type="float">
            <text:p>399.026</text:p>
          </table:table-cell>
          <table:table-cell office:value-type="float" office:value="32" calcext:value-type="float">
            <text:p>32</text:p>
          </table:table-cell>
          <table:table-cell table:formula="of:=AVERAGE([.B207:.B210])" office:value-type="float" office:value="438.5915" calcext:value-type="float">
            <text:p>438.5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3.279" calcext:value-type="float">
            <text:p>463.27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5.883" calcext:value-type="float">
            <text:p>395.8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37.51" calcext:value-type="float">
            <text:p>337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6.756" calcext:value-type="float">
            <text:p>416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2.654" calcext:value-type="float">
            <text:p>472.654</text:p>
          </table:table-cell>
          <table:table-cell office:value-type="float" office:value="34" calcext:value-type="float">
            <text:p>34</text:p>
          </table:table-cell>
          <table:table-cell table:formula="of:=AVERAGE([.B212:.B215])" office:value-type="float" office:value="405.70075" calcext:value-type="float">
            <text:p>405.7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.4383" calcext:value-type="float">
            <text:p>26.438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0.853" calcext:value-type="float">
            <text:p>400.85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018" calcext:value-type="float">
            <text:p>2.301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1.267" calcext:value-type="float">
            <text:p>511.2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.1791" calcext:value-type="float">
            <text:p>63.1791</text:p>
          </table:table-cell>
          <table:table-cell office:value-type="float" office:value="36" calcext:value-type="float">
            <text:p>36</text:p>
          </table:table-cell>
          <table:table-cell table:formula="of:=AVERAGE([.B217:.B220])" office:value-type="float" office:value="244.400225" calcext:value-type="float">
            <text:p>244.400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6.866" calcext:value-type="float">
            <text:p>466.86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.442" calcext:value-type="float">
            <text:p>72.44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7.809" calcext:value-type="float">
            <text:p>497.80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.2772" calcext:value-type="float">
            <text:p>76.2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" calcext:value-type="float">
            <text:p>495.3</text:p>
          </table:table-cell>
          <table:table-cell office:value-type="float" office:value="38" calcext:value-type="float">
            <text:p>38</text:p>
          </table:table-cell>
          <table:table-cell table:formula="of:=AVERAGE([.B222:.B225])" office:value-type="float" office:value="285.45705" calcext:value-type="float">
            <text:p>285.45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9.567" calcext:value-type="float">
            <text:p>549.56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2.665" calcext:value-type="float">
            <text:p>452.6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9.409" calcext:value-type="float">
            <text:p>499.4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9.001" calcext:value-type="float">
            <text:p>489.00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4.911" calcext:value-type="float">
            <text:p>484.911</text:p>
          </table:table-cell>
          <table:table-cell office:value-type="float" office:value="40" calcext:value-type="float">
            <text:p>40</text:p>
          </table:table-cell>
          <table:table-cell table:formula="of:=AVERAGE([.B227:.B230])" office:value-type="float" office:value="481.4965" calcext:value-type="float">
            <text:p>481.4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747" calcext:value-type="float">
            <text:p>534.74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485" calcext:value-type="float">
            <text:p>504.48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646" calcext:value-type="float">
            <text:p>465.6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5.365" calcext:value-type="float">
            <text:p>525.36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7.474" calcext:value-type="float">
            <text:p>457.474</text:p>
          </table:table-cell>
          <table:table-cell office:value-type="float" office:value="45" calcext:value-type="float">
            <text:p>45</text:p>
          </table:table-cell>
          <table:table-cell table:formula="of:=AVERAGE([.B232:.B235])" office:value-type="float" office:value="488.2425" calcext:value-type="float">
            <text:p>488.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176" calcext:value-type="float">
            <text:p>504.17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4.959" calcext:value-type="float">
            <text:p>474.95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1.792" calcext:value-type="float">
            <text:p>461.7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3.812" calcext:value-type="float">
            <text:p>483.81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5.136" calcext:value-type="float">
            <text:p>505.136</text:p>
          </table:table-cell>
          <table:table-cell office:value-type="float" office:value="50" calcext:value-type="float">
            <text:p>50</text:p>
          </table:table-cell>
          <table:table-cell table:formula="of:=AVERAGE([.B237:.B240])" office:value-type="float" office:value="481.42475" calcext:value-type="float">
            <text:p>481.42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8.179" calcext:value-type="float">
            <text:p>458.1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408" calcext:value-type="float">
            <text:p>534.4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8.712" calcext:value-type="float">
            <text:p>418.7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7.15" calcext:value-type="float">
            <text:p>487.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4.124" calcext:value-type="float">
            <text:p>474.124</text:p>
          </table:table-cell>
          <table:table-cell office:value-type="float" office:value="55" calcext:value-type="float">
            <text:p>55</text:p>
          </table:table-cell>
          <table:table-cell table:formula="of:=AVERAGE([.B242:.B245])" office:value-type="float" office:value="478.5985" calcext:value-type="float">
            <text:p>478.5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7.18" calcext:value-type="float">
            <text:p>567.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2.94" calcext:value-type="float">
            <text:p>572.9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192" calcext:value-type="float">
            <text:p>542.19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5.446" calcext:value-type="float">
            <text:p>545.44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9.544" calcext:value-type="float">
            <text:p>559.544</text:p>
          </table:table-cell>
          <table:table-cell office:value-type="float" office:value="60" calcext:value-type="float">
            <text:p>60</text:p>
          </table:table-cell>
          <table:table-cell table:formula="of:=AVERAGE([.B247:.B250])" office:value-type="float" office:value="555.0305" calcext:value-type="float">
            <text:p>555.0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148" calcext:value-type="float">
            <text:p>986.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7.899" calcext:value-type="float">
            <text:p>947.8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52:.B255])" office:value-type="float" office:value="739.03925" calcext:value-type="float">
            <text:p>739.0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8.031" calcext:value-type="float">
            <text:p>908.03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718" calcext:value-type="float">
            <text:p>948.7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6.534" calcext:value-type="float">
            <text:p>936.53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544" calcext:value-type="float">
            <text:p>970.54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082" calcext:value-type="float">
            <text:p>842.082</text:p>
          </table:table-cell>
          <table:table-cell office:value-type="float" office:value="2" calcext:value-type="float">
            <text:p>2</text:p>
          </table:table-cell>
          <table:table-cell table:formula="of:=AVERAGE([.B257:.B260])" office:value-type="float" office:value="924.4695" calcext:value-type="float">
            <text:p>924.46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399" calcext:value-type="float">
            <text:p>981.3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8.217" calcext:value-type="float">
            <text:p>648.21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7.985" calcext:value-type="float">
            <text:p>877.9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0.13" calcext:value-type="float">
            <text:p>1020.1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B262:.B265])" office:value-type="float" office:value="636.583" calcext:value-type="float">
            <text:p>636.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8.66" calcext:value-type="float">
            <text:p>888.6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8.917" calcext:value-type="float">
            <text:p>918.91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337" calcext:value-type="float">
            <text:p>937.33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1" calcext:value-type="float">
            <text:p>955.64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6.233" calcext:value-type="float">
            <text:p>896.233</text:p>
          </table:table-cell>
          <table:table-cell office:value-type="float" office:value="6" calcext:value-type="float">
            <text:p>6</text:p>
          </table:table-cell>
          <table:table-cell table:formula="of:=AVERAGE([.B267:.B270])" office:value-type="float" office:value="927.032" calcext:value-type="float">
            <text:p>927.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47" calcext:value-type="float">
            <text:p>966.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7.012" calcext:value-type="float">
            <text:p>317.01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989" calcext:value-type="float">
            <text:p>951.98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16" calcext:value-type="float">
            <text:p>985.616</text:p>
          </table:table-cell>
          <table:table-cell office:value-type="float" office:value="8" calcext:value-type="float">
            <text:p>8</text:p>
          </table:table-cell>
          <table:table-cell table:formula="of:=AVERAGE([.B272:.B275])" office:value-type="float" office:value="817.83175" calcext:value-type="float">
            <text:p>817.83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6.283" calcext:value-type="float">
            <text:p>946.2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903" calcext:value-type="float">
            <text:p>993.9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85.676" calcext:value-type="float">
            <text:p>485.67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7.712" calcext:value-type="float">
            <text:p>897.71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47" calcext:value-type="float">
            <text:p>965.47</text:p>
          </table:table-cell>
          <table:table-cell office:value-type="float" office:value="10" calcext:value-type="float">
            <text:p>10</text:p>
          </table:table-cell>
          <table:table-cell table:formula="of:=AVERAGE([.B277:.B280])" office:value-type="float" office:value="835.69025" calcext:value-type="float">
            <text:p>835.69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3.406" calcext:value-type="float">
            <text:p>803.4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701" calcext:value-type="float">
            <text:p>911.7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8.801" calcext:value-type="float">
            <text:p>728.8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543" calcext:value-type="float">
            <text:p>938.54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692" calcext:value-type="float">
            <text:p>939.692</text:p>
          </table:table-cell>
          <table:table-cell office:value-type="float" office:value="12" calcext:value-type="float">
            <text:p>12</text:p>
          </table:table-cell>
          <table:table-cell table:formula="of:=AVERAGE([.B282:.B285])" office:value-type="float" office:value="879.68425" calcext:value-type="float">
            <text:p>879.68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6.974" calcext:value-type="float">
            <text:p>936.97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1.555" calcext:value-type="float">
            <text:p>311.55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5.754" calcext:value-type="float">
            <text:p>795.75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602" calcext:value-type="float">
            <text:p>951.60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3.53" calcext:value-type="float">
            <text:p>1013.53</text:p>
          </table:table-cell>
          <table:table-cell office:value-type="float" office:value="14" calcext:value-type="float">
            <text:p>14</text:p>
          </table:table-cell>
          <table:table-cell table:formula="of:=AVERAGE([.B287:.B290])" office:value-type="float" office:value="768.11025" calcext:value-type="float">
            <text:p>768.1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09" calcext:value-type="float">
            <text:p>1015.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6.654" calcext:value-type="float">
            <text:p>886.65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8.935" calcext:value-type="float">
            <text:p>768.9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6.25" calcext:value-type="float">
            <text:p>866.2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4.035" calcext:value-type="float">
            <text:p>854.035</text:p>
          </table:table-cell>
          <table:table-cell office:value-type="float" office:value="16" calcext:value-type="float">
            <text:p>16</text:p>
          </table:table-cell>
          <table:table-cell table:formula="of:=AVERAGE([.B292:.B295])" office:value-type="float" office:value="843.9685" calcext:value-type="float">
            <text:p>843.9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34.761" calcext:value-type="float">
            <text:p>334.76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4.635" calcext:value-type="float">
            <text:p>774.63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72" calcext:value-type="float">
            <text:p>1015.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73" calcext:value-type="float">
            <text:p>1000.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VERAGE([.B297:.B300])" office:value-type="float" office:value="697.77125" calcext:value-type="float">
            <text:p>697.77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486" calcext:value-type="float">
            <text:p>860.4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5.67" calcext:value-type="float">
            <text:p>915.6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735" calcext:value-type="float">
            <text:p>959.7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B302:.B305])" office:value-type="float" office:value="468.85125" calcext:value-type="float">
            <text:p>468.85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499" calcext:value-type="float">
            <text:p>906.49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4.021" calcext:value-type="float">
            <text:p>874.0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7.419" calcext:value-type="float">
            <text:p>327.41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5.679" calcext:value-type="float">
            <text:p>845.6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7.961" calcext:value-type="float">
            <text:p>697.961</text:p>
          </table:table-cell>
          <table:table-cell office:value-type="float" office:value="22" calcext:value-type="float">
            <text:p>22</text:p>
          </table:table-cell>
          <table:table-cell table:formula="of:=AVERAGE([.B307:.B310])" office:value-type="float" office:value="686.27" calcext:value-type="float">
            <text:p>686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1.555" calcext:value-type="float">
            <text:p>801.55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2.967" calcext:value-type="float">
            <text:p>852.9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5.052" calcext:value-type="float">
            <text:p>235.0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88.05" calcext:value-type="float">
            <text:p>588.0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0.47" calcext:value-type="float">
            <text:p>1020.47</text:p>
          </table:table-cell>
          <table:table-cell office:value-type="float" office:value="24" calcext:value-type="float">
            <text:p>24</text:p>
          </table:table-cell>
          <table:table-cell table:formula="of:=AVERAGE([.B312:.B315])" office:value-type="float" office:value="674.13475" calcext:value-type="float">
            <text:p>674.1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4.099" calcext:value-type="float">
            <text:p>674.09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2.657" calcext:value-type="float">
            <text:p>802.65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5.56" calcext:value-type="float">
            <text:p>735.5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5.446" calcext:value-type="float">
            <text:p>805.4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5.032" calcext:value-type="float">
            <text:p>735.032</text:p>
          </table:table-cell>
          <table:table-cell office:value-type="float" office:value="26" calcext:value-type="float">
            <text:p>26</text:p>
          </table:table-cell>
          <table:table-cell table:formula="of:=AVERAGE([.B317:.B320])" office:value-type="float" office:value="769.67375" calcext:value-type="float">
            <text:p>769.67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2.818" calcext:value-type="float">
            <text:p>802.8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8.244" calcext:value-type="float">
            <text:p>858.2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37.62" calcext:value-type="float">
            <text:p>637.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277" calcext:value-type="float">
            <text:p>860.2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60.605" calcext:value-type="float">
            <text:p>660.605</text:p>
          </table:table-cell>
          <table:table-cell office:value-type="float" office:value="28" calcext:value-type="float">
            <text:p>28</text:p>
          </table:table-cell>
          <table:table-cell table:formula="of:=AVERAGE([.B322:.B325])" office:value-type="float" office:value="754.1865" calcext:value-type="float">
            <text:p>754.1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46" calcext:value-type="float">
            <text:p>1016.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883" calcext:value-type="float">
            <text:p>793.88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6.45" calcext:value-type="float">
            <text:p>1006.4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3.847" calcext:value-type="float">
            <text:p>823.84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42" calcext:value-type="float">
            <text:p>1015.42</text:p>
          </table:table-cell>
          <table:table-cell office:value-type="float" office:value="30" calcext:value-type="float">
            <text:p>30</text:p>
          </table:table-cell>
          <table:table-cell table:formula="of:=AVERAGE([.B327:.B330])" office:value-type="float" office:value="909.9" calcext:value-type="float">
            <text:p>909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3.725" calcext:value-type="float">
            <text:p>603.7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47211" calcext:value-type="float">
            <text:p>0.4472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741" calcext:value-type="float">
            <text:p>922.7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69.535" calcext:value-type="float">
            <text:p>569.53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.9706" calcext:value-type="float">
            <text:p>15.9706</text:p>
          </table:table-cell>
          <table:table-cell office:value-type="float" office:value="32" calcext:value-type="float">
            <text:p>32</text:p>
          </table:table-cell>
          <table:table-cell table:formula="of:=AVERAGE([.B332:.B335])" office:value-type="float" office:value="377.17345275" calcext:value-type="float">
            <text:p>377.1734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393" calcext:value-type="float">
            <text:p>982.39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4.92" calcext:value-type="float">
            <text:p>234.9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7.037" calcext:value-type="float">
            <text:p>997.03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72.596" calcext:value-type="float">
            <text:p>172.59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VERAGE([.B337:.B340])" office:value-type="float" office:value="351.13825" calcext:value-type="float">
            <text:p>351.13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1.442" calcext:value-type="float">
            <text:p>831.4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27" calcext:value-type="float">
            <text:p>985.62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6.241" calcext:value-type="float">
            <text:p>626.2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076" calcext:value-type="float">
            <text:p>986.07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AVERAGE([.B342:.B345])" office:value-type="float" office:value="649.486" calcext:value-type="float">
            <text:p>649.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0.019" calcext:value-type="float">
            <text:p>760.01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79" calcext:value-type="float">
            <text:p>1021.7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6.285" calcext:value-type="float">
            <text:p>316.2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5.193" calcext:value-type="float">
            <text:p>835.1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1.847" calcext:value-type="float">
            <text:p>841.847</text:p>
          </table:table-cell>
          <table:table-cell office:value-type="float" office:value="38" calcext:value-type="float">
            <text:p>38</text:p>
          </table:table-cell>
          <table:table-cell table:formula="of:=AVERAGE([.B347:.B350])" office:value-type="float" office:value="753.77875" calcext:value-type="float">
            <text:p>753.77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7.007" calcext:value-type="float">
            <text:p>767.00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99.92" calcext:value-type="float">
            <text:p>499.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16" calcext:value-type="float">
            <text:p>861.1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3.381" calcext:value-type="float">
            <text:p>703.38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6.886" calcext:value-type="float">
            <text:p>836.886</text:p>
          </table:table-cell>
          <table:table-cell office:value-type="float" office:value="40" calcext:value-type="float">
            <text:p>40</text:p>
          </table:table-cell>
          <table:table-cell table:formula="of:=AVERAGE([.B352:.B355])" office:value-type="float" office:value="725.32575" calcext:value-type="float">
            <text:p>725.32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102" calcext:value-type="float">
            <text:p>985.1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0.807" calcext:value-type="float">
            <text:p>670.80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5.7464" calcext:value-type="float">
            <text:p>45.74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28.334" calcext:value-type="float">
            <text:p>528.33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33" calcext:value-type="float">
            <text:p>1011.33</text:p>
          </table:table-cell>
          <table:table-cell office:value-type="float" office:value="45" calcext:value-type="float">
            <text:p>45</text:p>
          </table:table-cell>
          <table:table-cell table:formula="of:=AVERAGE([.B357:.B360])" office:value-type="float" office:value="564.05435" calcext:value-type="float">
            <text:p>564.05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0.655" calcext:value-type="float">
            <text:p>810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16.105" calcext:value-type="float">
            <text:p>616.10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345" calcext:value-type="float">
            <text:p>981.345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399.3625" calcext:value-type="float">
            <text:p>399.3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6.32" calcext:value-type="float">
            <text:p>826.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2.407" calcext:value-type="float">
            <text:p>782.40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0.134" calcext:value-type="float">
            <text:p>540.1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362" calcext:value-type="float">
            <text:p>742.362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768.73325" calcext:value-type="float">
            <text:p>768.73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0.429" calcext:value-type="float">
            <text:p>980.4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1.384" calcext:value-type="float">
            <text:p>601.3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678" calcext:value-type="float">
            <text:p>895.67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6.743" calcext:value-type="float">
            <text:p>716.7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45.404" calcext:value-type="float">
            <text:p>445.404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664.80225" calcext:value-type="float">
            <text:p>664.80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4.002" calcext:value-type="float">
            <text:p>904.0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4.047" calcext:value-type="float">
            <text:p>554.0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2.681" calcext:value-type="float">
            <text:p>562.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8.918" calcext:value-type="float">
            <text:p>908.9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7.784" calcext:value-type="float">
            <text:p>617.784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660.8575" calcext:value-type="float">
            <text:p>660.8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617" calcext:value-type="float">
            <text:p>881.6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4.216" calcext:value-type="float">
            <text:p>304.2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45" calcext:value-type="float">
            <text:p>628.9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9.081" calcext:value-type="float">
            <text:p>669.08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8.67" calcext:value-type="float">
            <text:p>478.67</text:p>
          </table:table-cell>
          <table:table-cell office:value-type="float" office:value="2" calcext:value-type="float">
            <text:p>2</text:p>
          </table:table-cell>
          <table:table-cell table:formula="of:=AVERAGE([.B382:.B385])" office:value-type="float" office:value="520.228" calcext:value-type="float">
            <text:p>520.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132" calcext:value-type="float">
            <text:p>835.13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5.792" calcext:value-type="float">
            <text:p>785.79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05" calcext:value-type="float">
            <text:p>715.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1" calcext:value-type="float">
            <text:p>715.2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34" calcext:value-type="float">
            <text:p>870.834</text:p>
          </table:table-cell>
          <table:table-cell office:value-type="float" office:value="4" calcext:value-type="float">
            <text:p>4</text:p>
          </table:table-cell>
          <table:table-cell table:formula="of:=AVERAGE([.B387:.B390])" office:value-type="float" office:value="771.76025" calcext:value-type="float">
            <text:p>771.76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4.881" calcext:value-type="float">
            <text:p>634.8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68.245" calcext:value-type="float">
            <text:p>268.24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8.363" calcext:value-type="float">
            <text:p>728.3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51" calcext:value-type="float">
            <text:p>536.65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411" calcext:value-type="float">
            <text:p>578.411</text:p>
          </table:table-cell>
          <table:table-cell office:value-type="float" office:value="6" calcext:value-type="float">
            <text:p>6</text:p>
          </table:table-cell>
          <table:table-cell table:formula="of:=AVERAGE([.B392:.B395])" office:value-type="float" office:value="527.9175" calcext:value-type="float">
            <text:p>527.9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599" calcext:value-type="float">
            <text:p>793.59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645" calcext:value-type="float">
            <text:p>727.6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9" calcext:value-type="float">
            <text:p>568.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205" calcext:value-type="float">
            <text:p>658.20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158" calcext:value-type="float">
            <text:p>630.158</text:p>
          </table:table-cell>
          <table:table-cell office:value-type="float" office:value="8" calcext:value-type="float">
            <text:p>8</text:p>
          </table:table-cell>
          <table:table-cell table:formula="of:=AVERAGE([.B397:.B400])" office:value-type="float" office:value="646.227" calcext:value-type="float">
            <text:p>646.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044" calcext:value-type="float">
            <text:p>830.0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6" calcext:value-type="float">
            <text:p>614.6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526" calcext:value-type="float">
            <text:p>646.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758" calcext:value-type="float">
            <text:p>715.7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2.003" calcext:value-type="float">
            <text:p>852.003</text:p>
          </table:table-cell>
          <table:table-cell office:value-type="float" office:value="10" calcext:value-type="float">
            <text:p>10</text:p>
          </table:table-cell>
          <table:table-cell table:formula="of:=AVERAGE([.B402:.B405])" office:value-type="float" office:value="707.23675" calcext:value-type="float">
            <text:p>707.23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823" calcext:value-type="float">
            <text:p>552.8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945" calcext:value-type="float">
            <text:p>619.94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4.014" calcext:value-type="float">
            <text:p>414.0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825" calcext:value-type="float">
            <text:p>658.8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4.285" calcext:value-type="float">
            <text:p>644.285</text:p>
          </table:table-cell>
          <table:table-cell office:value-type="float" office:value="12" calcext:value-type="float">
            <text:p>12</text:p>
          </table:table-cell>
          <table:table-cell table:formula="of:=AVERAGE([.B407:.B410])" office:value-type="float" office:value="584.26725" calcext:value-type="float">
            <text:p>584.26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6.798" calcext:value-type="float">
            <text:p>406.7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7.571" calcext:value-type="float">
            <text:p>407.57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1.998" calcext:value-type="float">
            <text:p>551.9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333" calcext:value-type="float">
            <text:p>568.33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1.667" calcext:value-type="float">
            <text:p>431.667</text:p>
          </table:table-cell>
          <table:table-cell office:value-type="float" office:value="14" calcext:value-type="float">
            <text:p>14</text:p>
          </table:table-cell>
          <table:table-cell table:formula="of:=AVERAGE([.B412:.B415])" office:value-type="float" office:value="489.89225" calcext:value-type="float">
            <text:p>489.89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6.959" calcext:value-type="float">
            <text:p>686.95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4.207" calcext:value-type="float">
            <text:p>564.2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9.257" calcext:value-type="float">
            <text:p>549.2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84.202" calcext:value-type="float">
            <text:p>384.202</text:p>
          </table:table-cell>
          <table:table-cell office:value-type="float" office:value="16" calcext:value-type="float">
            <text:p>16</text:p>
          </table:table-cell>
          <table:table-cell table:formula="of:=AVERAGE([.B417:.B420])" office:value-type="float" office:value="509.12525" calcext:value-type="float">
            <text:p>509.12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23" calcext:value-type="float">
            <text:p>727.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808" calcext:value-type="float">
            <text:p>696.80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1.183" calcext:value-type="float">
            <text:p>761.18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25" calcext:value-type="float">
            <text:p>73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5.559" calcext:value-type="float">
            <text:p>595.559</text:p>
          </table:table-cell>
          <table:table-cell office:value-type="float" office:value="18" calcext:value-type="float">
            <text:p>18</text:p>
          </table:table-cell>
          <table:table-cell table:formula="of:=AVERAGE([.B422:.B425])" office:value-type="float" office:value="695.95" calcext:value-type="float">
            <text:p>695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7.846" calcext:value-type="float">
            <text:p>637.84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886" calcext:value-type="float">
            <text:p>508.8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1.648" calcext:value-type="float">
            <text:p>291.6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44" calcext:value-type="float">
            <text:p>603.6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8.044" calcext:value-type="float">
            <text:p>528.044</text:p>
          </table:table-cell>
          <table:table-cell office:value-type="float" office:value="20" calcext:value-type="float">
            <text:p>20</text:p>
          </table:table-cell>
          <table:table-cell table:formula="of:=AVERAGE([.B427:.B430])" office:value-type="float" office:value="483.0555" calcext:value-type="float">
            <text:p>483.0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22.047" calcext:value-type="float">
            <text:p>322.0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415" calcext:value-type="float">
            <text:p>0.4954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7.701" calcext:value-type="float">
            <text:p>297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38.067" calcext:value-type="float">
            <text:p>238.067</text:p>
          </table:table-cell>
          <table:table-cell office:value-type="float" office:value="22" calcext:value-type="float">
            <text:p>22</text:p>
          </table:table-cell>
          <table:table-cell table:formula="of:=AVERAGE([.B432:.B435])" office:value-type="float" office:value="206.64935375" calcext:value-type="float">
            <text:p>206.64935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472" calcext:value-type="float">
            <text:p>777.4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83" calcext:value-type="float">
            <text:p>643.38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78.832" calcext:value-type="float">
            <text:p>278.8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0.859" calcext:value-type="float">
            <text:p>690.8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5.196" calcext:value-type="float">
            <text:p>505.196</text:p>
          </table:table-cell>
          <table:table-cell office:value-type="float" office:value="24" calcext:value-type="float">
            <text:p>24</text:p>
          </table:table-cell>
          <table:table-cell table:formula="of:=AVERAGE([.B437:.B440])" office:value-type="float" office:value="529.5675" calcext:value-type="float">
            <text:p>529.5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6.131" calcext:value-type="float">
            <text:p>576.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7.209" calcext:value-type="float">
            <text:p>417.20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1.055" calcext:value-type="float">
            <text:p>681.0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5.735" calcext:value-type="float">
            <text:p>475.73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523" calcext:value-type="float">
            <text:p>670.523</text:p>
          </table:table-cell>
          <table:table-cell office:value-type="float" office:value="26" calcext:value-type="float">
            <text:p>26</text:p>
          </table:table-cell>
          <table:table-cell table:formula="of:=AVERAGE([.B442:.B445])" office:value-type="float" office:value="561.1305" calcext:value-type="float">
            <text:p>561.1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9.938" calcext:value-type="float">
            <text:p>599.9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91.525" calcext:value-type="float">
            <text:p>391.52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3.444" calcext:value-type="float">
            <text:p>623.4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3.266" calcext:value-type="float">
            <text:p>483.26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569" calcext:value-type="float">
            <text:p>689.569</text:p>
          </table:table-cell>
          <table:table-cell office:value-type="float" office:value="28" calcext:value-type="float">
            <text:p>28</text:p>
          </table:table-cell>
          <table:table-cell table:formula="of:=AVERAGE([.B447:.B450])" office:value-type="float" office:value="546.951" calcext:value-type="float">
            <text:p>546.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67" calcext:value-type="float">
            <text:p>780.5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022" calcext:value-type="float">
            <text:p>578.0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0.622" calcext:value-type="float">
            <text:p>480.6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1.19" calcext:value-type="float">
            <text:p>591.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33" calcext:value-type="float">
            <text:p>628.933</text:p>
          </table:table-cell>
          <table:table-cell office:value-type="float" office:value="30" calcext:value-type="float">
            <text:p>30</text:p>
          </table:table-cell>
          <table:table-cell table:formula="of:=AVERAGE([.B452:.B455])" office:value-type="float" office:value="569.69175" calcext:value-type="float">
            <text:p>569.69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252" calcext:value-type="float">
            <text:p>657.25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8" calcext:value-type="float">
            <text:p>780.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2" calcext:value-type="float">
            <text:p>702.0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284" calcext:value-type="float">
            <text:p>508.2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96" calcext:value-type="float">
            <text:p>655.396</text:p>
          </table:table-cell>
          <table:table-cell office:value-type="float" office:value="32" calcext:value-type="float">
            <text:p>32</text:p>
          </table:table-cell>
          <table:table-cell table:formula="of:=AVERAGE([.B457:.B460])" office:value-type="float" office:value="661.57" calcext:value-type="float">
            <text:p>661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2.87" calcext:value-type="float">
            <text:p>612.8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38" calcext:value-type="float">
            <text:p>697.4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3.635" calcext:value-type="float">
            <text:p>523.6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977" calcext:value-type="float">
            <text:p>721.9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7.389" calcext:value-type="float">
            <text:p>457.389</text:p>
          </table:table-cell>
          <table:table-cell office:value-type="float" office:value="34" calcext:value-type="float">
            <text:p>34</text:p>
          </table:table-cell>
          <table:table-cell table:formula="of:=AVERAGE([.B462:.B465])" office:value-type="float" office:value="600.10975" calcext:value-type="float">
            <text:p>600.1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0.981" calcext:value-type="float">
            <text:p>620.9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7.04" calcext:value-type="float">
            <text:p>307.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039" calcext:value-type="float">
            <text:p>603.0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528" calcext:value-type="float">
            <text:p>676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6.765" calcext:value-type="float">
            <text:p>666.765</text:p>
          </table:table-cell>
          <table:table-cell office:value-type="float" office:value="36" calcext:value-type="float">
            <text:p>36</text:p>
          </table:table-cell>
          <table:table-cell table:formula="of:=AVERAGE([.B467:.B470])" office:value-type="float" office:value="563.343" calcext:value-type="float">
            <text:p>563.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7.136" calcext:value-type="float">
            <text:p>747.13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2.2" calcext:value-type="float">
            <text:p>542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998" calcext:value-type="float">
            <text:p>843.99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144" calcext:value-type="float">
            <text:p>753.1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4.28" calcext:value-type="float">
            <text:p>654.28</text:p>
          </table:table-cell>
          <table:table-cell office:value-type="float" office:value="38" calcext:value-type="float">
            <text:p>38</text:p>
          </table:table-cell>
          <table:table-cell table:formula="of:=AVERAGE([.B472:.B475])" office:value-type="float" office:value="698.4055" calcext:value-type="float">
            <text:p>698.4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6.865" calcext:value-type="float">
            <text:p>796.8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3.362" calcext:value-type="float">
            <text:p>693.3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03" calcext:value-type="float">
            <text:p>753.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76" calcext:value-type="float">
            <text:p>794.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199" calcext:value-type="float">
            <text:p>715.199</text:p>
          </table:table-cell>
          <table:table-cell office:value-type="float" office:value="40" calcext:value-type="float">
            <text:p>40</text:p>
          </table:table-cell>
          <table:table-cell table:formula="of:=AVERAGE([.B477:.B480])" office:value-type="float" office:value="739.08775" calcext:value-type="float">
            <text:p>739.0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6.29" calcext:value-type="float">
            <text:p>456.2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703" calcext:value-type="float">
            <text:p>678.7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346" calcext:value-type="float">
            <text:p>680.3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17.746" calcext:value-type="float">
            <text:p>517.7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8.391" calcext:value-type="float">
            <text:p>488.391</text:p>
          </table:table-cell>
          <table:table-cell office:value-type="float" office:value="45" calcext:value-type="float">
            <text:p>45</text:p>
          </table:table-cell>
          <table:table-cell table:formula="of:=AVERAGE([.B482:.B485])" office:value-type="float" office:value="591.2965" calcext:value-type="float">
            <text:p>591.2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7.996" calcext:value-type="float">
            <text:p>497.99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80.006" calcext:value-type="float">
            <text:p>580.00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534" calcext:value-type="float">
            <text:p>630.5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3.017" calcext:value-type="float">
            <text:p>473.01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577" calcext:value-type="float">
            <text:p>786.577</text:p>
          </table:table-cell>
          <table:table-cell office:value-type="float" office:value="50" calcext:value-type="float">
            <text:p>50</text:p>
          </table:table-cell>
          <table:table-cell table:formula="of:=AVERAGE([.B487:.B490])" office:value-type="float" office:value="617.5335" calcext:value-type="float">
            <text:p>617.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279" calcext:value-type="float">
            <text:p>670.2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61.761" calcext:value-type="float">
            <text:p>361.7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0.281" calcext:value-type="float">
            <text:p>640.2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20.902" calcext:value-type="float">
            <text:p>420.9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8.558" calcext:value-type="float">
            <text:p>498.558</text:p>
          </table:table-cell>
          <table:table-cell office:value-type="float" office:value="55" calcext:value-type="float">
            <text:p>55</text:p>
          </table:table-cell>
          <table:table-cell table:formula="of:=AVERAGE([.B492:.B495])" office:value-type="float" office:value="480.3755" calcext:value-type="float">
            <text:p>480.3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6.301" calcext:value-type="float">
            <text:p>616.30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4" calcext:value-type="float">
            <text:p>730.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2.521" calcext:value-type="float">
            <text:p>592.52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9.629" calcext:value-type="float">
            <text:p>709.6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7:.B500])" office:value-type="float" office:value="624.6855" calcext:value-type="float">
            <text:p>624.6855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7cm" svg:height="9.004cm" svg:x="11.454cm" svg:y="9.111cm">
            <draw:object draw:notify-on-update-of-ranges="PDR.F2:PDR.F17 PDR.G1:PDR.G1 PDR.G2:PDR.G17 PDR.F2:PDR.F17 PDR.H1:PDR.H1 PDR.H2:PDR.H17 PDR.F2:PDR.F17 PDR.I1:PDR.I1 PDR.I2:PDR.I17 PDR.F2:PDR.F17 PDR.J1:PDR.J1 PDR.J2:PDR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1" calcext:value-type="float">
            <text:p>1</text:p>
          </table:table-cell>
          <table:table-cell table:formula="of:=[.D130]" office:value-type="float" office:value="0.25674275" calcext:value-type="float">
            <text:p>0.25674275</text:p>
          </table:table-cell>
          <table:table-cell table:formula="of:=[.D255]" office:value-type="float" office:value="0.74066375" calcext:value-type="float">
            <text:p>0.74066375</text:p>
          </table:table-cell>
          <table:table-cell table:formula="of:=[.D380]" office:value-type="float" office:value="0.68957475" calcext:value-type="float">
            <text:p>0.68957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883558" calcext:value-type="float">
            <text:p>0.883558</text:p>
          </table:table-cell>
          <table:table-cell table:formula="of:=[.D135]" office:value-type="float" office:value="0.48755175" calcext:value-type="float">
            <text:p>0.48755175</text:p>
          </table:table-cell>
          <table:table-cell table:formula="of:=[.D260]" office:value-type="float" office:value="0.49714725" calcext:value-type="float">
            <text:p>0.49714725</text:p>
          </table:table-cell>
          <table:table-cell table:formula="of:=[.D385]" office:value-type="float" office:value="0.48521825" calcext:value-type="float">
            <text:p>0.485218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9092325" calcext:value-type="float">
            <text:p>0.9092325</text:p>
          </table:table-cell>
          <table:table-cell table:formula="of:=[.D140]" office:value-type="float" office:value="0.6794605" calcext:value-type="float">
            <text:p>0.6794605</text:p>
          </table:table-cell>
          <table:table-cell table:formula="of:=[.D265]" office:value-type="float" office:value="0.501037475" calcext:value-type="float">
            <text:p>0.501037475</text:p>
          </table:table-cell>
          <table:table-cell table:formula="of:=[.D390]" office:value-type="float" office:value="0.709025" calcext:value-type="float">
            <text:p>0.709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:.B5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76581925" calcext:value-type="float">
            <text:p>0.76581925</text:p>
          </table:table-cell>
          <table:table-cell table:formula="of:=[.D145]" office:value-type="float" office:value="0.56509325" calcext:value-type="float">
            <text:p>0.56509325</text:p>
          </table:table-cell>
          <table:table-cell table:formula="of:=[.D270]" office:value-type="float" office:value="0.32235475" calcext:value-type="float">
            <text:p>0.32235475</text:p>
          </table:table-cell>
          <table:table-cell table:formula="of:=[.D395]" office:value-type="float" office:value="0.40560175" calcext:value-type="float">
            <text:p>0.40560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614" calcext:value-type="float">
            <text:p>0.8226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84699175" calcext:value-type="float">
            <text:p>0.84699175</text:p>
          </table:table-cell>
          <table:table-cell table:formula="of:=[.D150]" office:value-type="float" office:value="0.564056" calcext:value-type="float">
            <text:p>0.564056</text:p>
          </table:table-cell>
          <table:table-cell table:formula="of:=[.D275]" office:value-type="float" office:value="0.71810175" calcext:value-type="float">
            <text:p>0.71810175</text:p>
          </table:table-cell>
          <table:table-cell table:formula="of:=[.D400]" office:value-type="float" office:value="0.5427905" calcext:value-type="float">
            <text:p>0.54279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5975" calcext:value-type="float">
            <text:p>0.9159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85762425" calcext:value-type="float">
            <text:p>0.85762425</text:p>
          </table:table-cell>
          <table:table-cell table:formula="of:=[.D155]" office:value-type="float" office:value="0.5798755" calcext:value-type="float">
            <text:p>0.5798755</text:p>
          </table:table-cell>
          <table:table-cell table:formula="of:=[.D280]" office:value-type="float" office:value="0.55368275" calcext:value-type="float">
            <text:p>0.55368275</text:p>
          </table:table-cell>
          <table:table-cell table:formula="of:=[.D405]" office:value-type="float" office:value="0.76218875" calcext:value-type="float">
            <text:p>0.762188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3154" calcext:value-type="float">
            <text:p>0.8931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943465" calcext:value-type="float">
            <text:p>0.7943465</text:p>
          </table:table-cell>
          <table:table-cell table:formula="of:=[.D160]" office:value-type="float" office:value="0.49455425" calcext:value-type="float">
            <text:p>0.49455425</text:p>
          </table:table-cell>
          <table:table-cell table:formula="of:=[.D285]" office:value-type="float" office:value="0.81950225" calcext:value-type="float">
            <text:p>0.81950225</text:p>
          </table:table-cell>
          <table:table-cell table:formula="of:=[.D410]" office:value-type="float" office:value="0.61981325" calcext:value-type="float">
            <text:p>0.619813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01452" calcext:value-type="float">
            <text:p>0.9014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69476125" calcext:value-type="float">
            <text:p>0.69476125</text:p>
          </table:table-cell>
          <table:table-cell table:formula="of:=[.D165]" office:value-type="float" office:value="0.509336" calcext:value-type="float">
            <text:p>0.509336</text:p>
          </table:table-cell>
          <table:table-cell table:formula="of:=[.D290]" office:value-type="float" office:value="0.70746875" calcext:value-type="float">
            <text:p>0.70746875</text:p>
          </table:table-cell>
          <table:table-cell table:formula="of:=[.D415]" office:value-type="float" office:value="0.419865" calcext:value-type="float">
            <text:p>0.4198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3651" calcext:value-type="float">
            <text:p>0.823651</text:p>
          </table:table-cell>
          <table:table-cell/>
          <table:table-cell table:formula="of:=AVERAGE([.B7:.B10])" office:value-type="float" office:value="0.883558" calcext:value-type="float">
            <text:p>0.8835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6224065" calcext:value-type="float">
            <text:p>0.6224065</text:p>
          </table:table-cell>
          <table:table-cell table:formula="of:=[.D170]" office:value-type="float" office:value="0.40041475" calcext:value-type="float">
            <text:p>0.40041475</text:p>
          </table:table-cell>
          <table:table-cell table:formula="of:=[.D295]" office:value-type="float" office:value="0.203060225" calcext:value-type="float">
            <text:p>0.203060225</text:p>
          </table:table-cell>
          <table:table-cell table:formula="of:=[.D420]" office:value-type="float" office:value="0.53501025" calcext:value-type="float">
            <text:p>0.53501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7303" calcext:value-type="float">
            <text:p>0.89730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52100625" calcext:value-type="float">
            <text:p>0.52100625</text:p>
          </table:table-cell>
          <table:table-cell table:formula="of:=[.D175]" office:value-type="float" office:value="0.3630705" calcext:value-type="float">
            <text:p>0.3630705</text:p>
          </table:table-cell>
          <table:table-cell table:formula="of:=[.D300]" office:value-type="float" office:value="0.457728325" calcext:value-type="float">
            <text:p>0.457728325</text:p>
          </table:table-cell>
          <table:table-cell table:formula="of:=[.D425]" office:value-type="float" office:value="0.510892" calcext:value-type="float">
            <text:p>0.51089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805" calcext:value-type="float">
            <text:p>0.918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4380185" calcext:value-type="float">
            <text:p>0.4380185</text:p>
          </table:table-cell>
          <table:table-cell table:formula="of:=[.D180]" office:value-type="float" office:value="0.41416" calcext:value-type="float">
            <text:p>0.41416</text:p>
          </table:table-cell>
          <table:table-cell table:formula="of:=[.D305]" office:value-type="float" office:value="0.269190675" calcext:value-type="float">
            <text:p>0.269190675</text:p>
          </table:table-cell>
          <table:table-cell table:formula="of:=[.D430]" office:value-type="float" office:value="0.42686725" calcext:value-type="float">
            <text:p>0.42686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1369" calcext:value-type="float">
            <text:p>0.87136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2920125" calcext:value-type="float">
            <text:p>0.2920125</text:p>
          </table:table-cell>
          <table:table-cell table:formula="of:=[.D185]" office:value-type="float" office:value="0.21109975" calcext:value-type="float">
            <text:p>0.21109975</text:p>
          </table:table-cell>
          <table:table-cell table:formula="of:=[.D310]" office:value-type="float" office:value="0.13978225" calcext:value-type="float">
            <text:p>0.13978225</text:p>
          </table:table-cell>
          <table:table-cell table:formula="of:=[.D435]" office:value-type="float" office:value="0.141338335" calcext:value-type="float">
            <text:p>0.1413383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9378" calcext:value-type="float">
            <text:p>0.89937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2821575" calcext:value-type="float">
            <text:p>0.2821575</text:p>
          </table:table-cell>
          <table:table-cell table:formula="of:=[.D190]" office:value-type="float" office:value="0.30108925" calcext:value-type="float">
            <text:p>0.30108925</text:p>
          </table:table-cell>
          <table:table-cell table:formula="of:=[.D315]" office:value-type="float" office:value="0.404045775" calcext:value-type="float">
            <text:p>0.404045775</text:p>
          </table:table-cell>
          <table:table-cell table:formula="of:=[.D440]" office:value-type="float" office:value="0.54953275" calcext:value-type="float">
            <text:p>0.549532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8133" calcext:value-type="float">
            <text:p>0.948133</text:p>
          </table:table-cell>
          <table:table-cell/>
          <table:table-cell table:formula="of:=AVERAGE([.B12:.B15])" office:value-type="float" office:value="0.9092325" calcext:value-type="float">
            <text:p>0.90923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41545625" calcext:value-type="float">
            <text:p>0.41545625</text:p>
          </table:table-cell>
          <table:table-cell table:formula="of:=[.D195]" office:value-type="float" office:value="0.2595955" calcext:value-type="float">
            <text:p>0.2595955</text:p>
          </table:table-cell>
          <table:table-cell table:formula="of:=[.D320]" office:value-type="float" office:value="0.337915" calcext:value-type="float">
            <text:p>0.337915</text:p>
          </table:table-cell>
          <table:table-cell table:formula="of:=[.D445]" office:value-type="float" office:value="0.55886925" calcext:value-type="float">
            <text:p>0.55886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41079" calcext:value-type="float">
            <text:p>0.64107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4509855" calcext:value-type="float">
            <text:p>0.4509855</text:p>
          </table:table-cell>
          <table:table-cell table:formula="of:=[.D200]" office:value-type="float" office:value="0.31120325" calcext:value-type="float">
            <text:p>0.31120325</text:p>
          </table:table-cell>
          <table:table-cell table:formula="of:=[.D325]" office:value-type="float" office:value="0.502333925" calcext:value-type="float">
            <text:p>0.502333925</text:p>
          </table:table-cell>
          <table:table-cell table:formula="of:=[.D450]" office:value-type="float" office:value="0.4509855" calcext:value-type="float">
            <text:p>0.45098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4481" calcext:value-type="float">
            <text:p>0.62448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46473025" calcext:value-type="float">
            <text:p>0.46473025</text:p>
          </table:table-cell>
          <table:table-cell table:formula="of:=[.D205]" office:value-type="float" office:value="0.275415" calcext:value-type="float">
            <text:p>0.275415</text:p>
          </table:table-cell>
          <table:table-cell table:formula="of:=[.D330]" office:value-type="float" office:value="0.819502" calcext:value-type="float">
            <text:p>0.819502</text:p>
          </table:table-cell>
          <table:table-cell table:formula="of:=[.D455]" office:value-type="float" office:value="0.6610475" calcext:value-type="float">
            <text:p>0.6610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28" calcext:value-type="float">
            <text:p>0.8952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388226" calcext:value-type="float">
            <text:p>0.388226</text:p>
          </table:table-cell>
          <table:table-cell table:formula="of:=[.D210]" office:value-type="float" office:value="0.334025" calcext:value-type="float">
            <text:p>0.334025</text:p>
          </table:table-cell>
          <table:table-cell table:formula="of:=[.D335]" office:value-type="float" office:value="0.43724075" calcext:value-type="float">
            <text:p>0.43724075</text:p>
          </table:table-cell>
          <table:table-cell table:formula="of:=[.D460]" office:value-type="float" office:value="0.60969925" calcext:value-type="float">
            <text:p>0.60969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4834" calcext:value-type="float">
            <text:p>0.648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4325725" calcext:value-type="float">
            <text:p>0.4325725</text:p>
          </table:table-cell>
          <table:table-cell table:formula="of:=[.D215]" office:value-type="float" office:value="0.3526975" calcext:value-type="float">
            <text:p>0.3526975</text:p>
          </table:table-cell>
          <table:table-cell table:formula="of:=[.D340]" office:value-type="float" office:value="0.657676" calcext:value-type="float">
            <text:p>0.657676</text:p>
          </table:table-cell>
          <table:table-cell table:formula="of:=[.D465]" office:value-type="float" office:value="0.5204875" calcext:value-type="float">
            <text:p>0.52048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28" calcext:value-type="float">
            <text:p>0.895228</text:p>
          </table:table-cell>
          <table:table-cell/>
          <table:table-cell table:formula="of:=AVERAGE([.B17:.B20])" office:value-type="float" office:value="0.76581925" calcext:value-type="float">
            <text:p>0.7658192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43231325" calcext:value-type="float">
            <text:p>0.43231325</text:p>
          </table:table-cell>
          <table:table-cell table:formula="of:=[.D220]" office:value-type="float" office:value="0.300570425" calcext:value-type="float">
            <text:p>0.300570425</text:p>
          </table:table-cell>
          <table:table-cell table:formula="of:=[.D345]" office:value-type="float" office:value="0.06535275" calcext:value-type="float">
            <text:p>0.06535275</text:p>
          </table:table-cell>
          <table:table-cell table:formula="of:=[.D470]" office:value-type="float" office:value="0.554201" calcext:value-type="float">
            <text:p>0.55420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0996" calcext:value-type="float">
            <text:p>0.86099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29642125" calcext:value-type="float">
            <text:p>0.29642125</text:p>
          </table:table-cell>
          <table:table-cell table:formula="of:=[.D225]" office:value-type="float" office:value="0.25389015" calcext:value-type="float">
            <text:p>0.25389015</text:p>
          </table:table-cell>
          <table:table-cell table:formula="of:=[.D350]" office:value-type="float" office:value="0.07261425" calcext:value-type="float">
            <text:p>0.07261425</text:p>
          </table:table-cell>
          <table:table-cell table:formula="of:=[.D475]" office:value-type="float" office:value="0.6348545" calcext:value-type="float">
            <text:p>0.634854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22" calcext:value-type="float">
            <text:p>0.8672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4310165" calcext:value-type="float">
            <text:p>0.4310165</text:p>
          </table:table-cell>
          <table:table-cell table:formula="of:=[.D230]" office:value-type="float" office:value="0.442168" calcext:value-type="float">
            <text:p>0.442168</text:p>
          </table:table-cell>
          <table:table-cell table:formula="of:=[.D355]" office:value-type="float" office:value="0.5181535" calcext:value-type="float">
            <text:p>0.5181535</text:p>
          </table:table-cell>
          <table:table-cell table:formula="of:=[.D480]" office:value-type="float" office:value="0.69242725" calcext:value-type="float">
            <text:p>0.69242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39" calcext:value-type="float">
            <text:p>0.8163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47925325" calcext:value-type="float">
            <text:p>0.47925325</text:p>
          </table:table-cell>
          <table:table-cell table:formula="of:=[.D235]" office:value-type="float" office:value="0.41986525" calcext:value-type="float">
            <text:p>0.41986525</text:p>
          </table:table-cell>
          <table:table-cell table:formula="of:=[.D360]" office:value-type="float" office:value="0.60269675" calcext:value-type="float">
            <text:p>0.60269675</text:p>
          </table:table-cell>
          <table:table-cell table:formula="of:=[.D485]" office:value-type="float" office:value="0.544865" calcext:value-type="float">
            <text:p>0.5448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5892" calcext:value-type="float">
            <text:p>0.88589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435944" calcext:value-type="float">
            <text:p>0.435944</text:p>
          </table:table-cell>
          <table:table-cell table:formula="of:=[.D240]" office:value-type="float" office:value="0.32391075" calcext:value-type="float">
            <text:p>0.32391075</text:p>
          </table:table-cell>
          <table:table-cell table:formula="of:=[.D365]" office:value-type="float" office:value="0.4141598525" calcext:value-type="float">
            <text:p>0.4141598525</text:p>
          </table:table-cell>
          <table:table-cell table:formula="of:=[.D490]" office:value-type="float" office:value="0.577023" calcext:value-type="float">
            <text:p>0.57702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8465" calcext:value-type="float">
            <text:p>0.818465</text:p>
          </table:table-cell>
          <table:table-cell/>
          <table:table-cell table:formula="of:=AVERAGE([.B22:.B25])" office:value-type="float" office:value="0.84699175" calcext:value-type="float">
            <text:p>0.8469917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45461625" calcext:value-type="float">
            <text:p>0.45461625</text:p>
          </table:table-cell>
          <table:table-cell table:formula="of:=[.D245]" office:value-type="float" office:value="0.37033175" calcext:value-type="float">
            <text:p>0.37033175</text:p>
          </table:table-cell>
          <table:table-cell table:formula="of:=[.D370]" office:value-type="float" office:value="0.5158195" calcext:value-type="float">
            <text:p>0.5158195</text:p>
          </table:table-cell>
          <table:table-cell table:formula="of:=[.D495]" office:value-type="float" office:value="0.57806" calcext:value-type="float">
            <text:p>0.578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2988" calcext:value-type="float">
            <text:p>0.83298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459803" calcext:value-type="float">
            <text:p>0.459803</text:p>
          </table:table-cell>
          <table:table-cell table:formula="of:=[.D250]" office:value-type="float" office:value="0.44709525" calcext:value-type="float">
            <text:p>0.44709525</text:p>
          </table:table-cell>
          <table:table-cell table:formula="of:=[.D375]" office:value-type="float" office:value="0.524377625" calcext:value-type="float">
            <text:p>0.524377625</text:p>
          </table:table-cell>
          <table:table-cell table:formula="of:=[.D500]" office:value-type="float" office:value="0.6122925" calcext:value-type="float">
            <text:p>0.6122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3817" calcext:value-type="float">
            <text:p>0.8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0705" calcext:value-type="float">
            <text:p>0.880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241" calcext:value-type="float">
            <text:p>0.81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3734" calcext:value-type="float">
            <text:p>0.853734</text:p>
          </table:table-cell>
          <table:table-cell/>
          <table:table-cell table:formula="of:=AVERAGE([.B27:.B30])" office:value-type="float" office:value="0.85762425" calcext:value-type="float">
            <text:p>0.85762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9627" calcext:value-type="float">
            <text:p>0.739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905" calcext:value-type="float">
            <text:p>0.80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1701" calcext:value-type="float">
            <text:p>0.74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4025" calcext:value-type="float">
            <text:p>0.83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755" calcext:value-type="float">
            <text:p>0.798755</text:p>
          </table:table-cell>
          <table:table-cell/>
          <table:table-cell table:formula="of:=AVERAGE([.B32:.B35])" office:value-type="float" office:value="0.7943465" calcext:value-type="float">
            <text:p>0.7943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896" calcext:value-type="float">
            <text:p>0.77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4149" calcext:value-type="float">
            <text:p>0.754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7593" calcext:value-type="float">
            <text:p>0.62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5021" calcext:value-type="float">
            <text:p>0.695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2282" calcext:value-type="float">
            <text:p>0.702282</text:p>
          </table:table-cell>
          <table:table-cell/>
          <table:table-cell table:formula="of:=AVERAGE([.B37:.B40])" office:value-type="float" office:value="0.69476125" calcext:value-type="float">
            <text:p>0.69476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0415" calcext:value-type="float">
            <text:p>0.650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5892" calcext:value-type="float">
            <text:p>0.635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15145" calcext:value-type="float">
            <text:p>0.61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0332" calcext:value-type="float">
            <text:p>0.62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18257" calcext:value-type="float">
            <text:p>0.618257</text:p>
          </table:table-cell>
          <table:table-cell/>
          <table:table-cell table:formula="of:=AVERAGE([.B42:.B45])" office:value-type="float" office:value="0.6224065" calcext:value-type="float">
            <text:p>0.6224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0581" calcext:value-type="float">
            <text:p>0.46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40456" calcext:value-type="float">
            <text:p>0.5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0747" calcext:value-type="float">
            <text:p>0.520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2822" calcext:value-type="float">
            <text:p>0.522822</text:p>
          </table:table-cell>
          <table:table-cell/>
          <table:table-cell table:formula="of:=AVERAGE([.B47:.B50])" office:value-type="float" office:value="0.52100625" calcext:value-type="float">
            <text:p>0.5210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94813" calcext:value-type="float">
            <text:p>0.49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0581" calcext:value-type="float">
            <text:p>0.46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74896" calcext:value-type="float">
            <text:p>0.27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18672" calcext:value-type="float">
            <text:p>0.518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97925" calcext:value-type="float">
            <text:p>0.497925</text:p>
          </table:table-cell>
          <table:table-cell/>
          <table:table-cell table:formula="of:=AVERAGE([.B52:.B55])" office:value-type="float" office:value="0.4380185" calcext:value-type="float">
            <text:p>0.4380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64523" calcext:value-type="float">
            <text:p>0.26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80083" calcext:value-type="float">
            <text:p>0.2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82158" calcext:value-type="float">
            <text:p>0.282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87344" calcext:value-type="float">
            <text:p>0.287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18465" calcext:value-type="float">
            <text:p>0.318465</text:p>
          </table:table-cell>
          <table:table-cell/>
          <table:table-cell table:formula="of:=AVERAGE([.B57:.B60])" office:value-type="float" office:value="0.2920125" calcext:value-type="float">
            <text:p>0.292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60373" calcext:value-type="float">
            <text:p>0.2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60373" calcext:value-type="float">
            <text:p>0.2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76971" calcext:value-type="float">
            <text:p>0.276971</text:p>
          </table:table-cell>
          <table:table-cell/>
          <table:table-cell table:formula="of:=AVERAGE([.B62:.B65])" office:value-type="float" office:value="0.2821575" calcext:value-type="float">
            <text:p>0.2821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59959" calcext:value-type="float">
            <text:p>0.3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7842" calcext:value-type="float">
            <text:p>0.467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7095" calcext:value-type="float">
            <text:p>0.4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86929" calcext:value-type="float">
            <text:p>0.386929</text:p>
          </table:table-cell>
          <table:table-cell/>
          <table:table-cell table:formula="of:=AVERAGE([.B67:.B70])" office:value-type="float" office:value="0.41545625" calcext:value-type="float">
            <text:p>0.4154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6349" calcext:value-type="float">
            <text:p>0.4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3693" calcext:value-type="float">
            <text:p>0.46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4647" calcext:value-type="float">
            <text:p>0.43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9253" calcext:value-type="float">
            <text:p>0.479253</text:p>
          </table:table-cell>
          <table:table-cell/>
          <table:table-cell table:formula="of:=AVERAGE([.B72:.B75])" office:value-type="float" office:value="0.4509855" calcext:value-type="float">
            <text:p>0.4509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7386" calcext:value-type="float">
            <text:p>0.42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2282" calcext:value-type="float">
            <text:p>0.4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473" calcext:value-type="float">
            <text:p>0.4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14523" calcext:value-type="float">
            <text:p>0.514523</text:p>
          </table:table-cell>
          <table:table-cell/>
          <table:table-cell table:formula="of:=AVERAGE([.B77:.B80])" office:value-type="float" office:value="0.46473025" calcext:value-type="float">
            <text:p>0.46473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62863" calcext:value-type="float">
            <text:p>0.162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5394" calcext:value-type="float">
            <text:p>0.45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67012" calcext:value-type="float">
            <text:p>0.16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1328" calcext:value-type="float">
            <text:p>0.481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917" calcext:value-type="float">
            <text:p>0.44917</text:p>
          </table:table-cell>
          <table:table-cell/>
          <table:table-cell table:formula="of:=AVERAGE([.B82:.B85])" office:value-type="float" office:value="0.388226" calcext:value-type="float">
            <text:p>0.388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8423" calcext:value-type="float">
            <text:p>0.42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86929" calcext:value-type="float">
            <text:p>0.38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6639" calcext:value-type="float">
            <text:p>0.40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1245" calcext:value-type="float">
            <text:p>0.45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5477" calcext:value-type="float">
            <text:p>0.485477</text:p>
          </table:table-cell>
          <table:table-cell/>
          <table:table-cell table:formula="of:=AVERAGE([.B87:.B90])" office:value-type="float" office:value="0.4325725" calcext:value-type="float">
            <text:p>0.4325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5104" calcext:value-type="float">
            <text:p>0.47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0041" calcext:value-type="float">
            <text:p>0.39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2282" calcext:value-type="float">
            <text:p>0.4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9461" calcext:value-type="float">
            <text:p>0.42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7469" calcext:value-type="float">
            <text:p>0.457469</text:p>
          </table:table-cell>
          <table:table-cell/>
          <table:table-cell table:formula="of:=AVERAGE([.B92:.B95])" office:value-type="float" office:value="0.43231325" calcext:value-type="float">
            <text:p>0.43231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0259336" calcext:value-type="float">
            <text:p>0.0259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13071" calcext:value-type="float">
            <text:p>0.11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2365" calcext:value-type="float">
            <text:p>0.482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59751" calcext:value-type="float">
            <text:p>0.159751</text:p>
          </table:table-cell>
          <table:table-cell/>
          <table:table-cell table:formula="of:=AVERAGE([.B97:.B100])" office:value-type="float" office:value="0.29642125" calcext:value-type="float">
            <text:p>0.29642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9876" calcext:value-type="float">
            <text:p>0.57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5311" calcext:value-type="float">
            <text:p>0.42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4274" calcext:value-type="float">
            <text:p>0.424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9834" calcext:value-type="float">
            <text:p>0.439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4647" calcext:value-type="float">
            <text:p>0.434647</text:p>
          </table:table-cell>
          <table:table-cell/>
          <table:table-cell table:formula="of:=AVERAGE([.B102:.B105])" office:value-type="float" office:value="0.4310165" calcext:value-type="float">
            <text:p>0.431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7178" calcext:value-type="float">
            <text:p>0.477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5104" calcext:value-type="float">
            <text:p>0.47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16598" calcext:value-type="float">
            <text:p>0.51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2365" calcext:value-type="float">
            <text:p>0.482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2946" calcext:value-type="float">
            <text:p>0.442946</text:p>
          </table:table-cell>
          <table:table-cell/>
          <table:table-cell table:formula="of:=AVERAGE([.B107:.B110])" office:value-type="float" office:value="0.47925325" calcext:value-type="float">
            <text:p>0.47925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1909" calcext:value-type="float">
            <text:p>0.441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7759" calcext:value-type="float">
            <text:p>0.43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5975" calcext:value-type="float">
            <text:p>0.41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8797" calcext:value-type="float">
            <text:p>0.438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1245" calcext:value-type="float">
            <text:p>0.451245</text:p>
          </table:table-cell>
          <table:table-cell/>
          <table:table-cell table:formula="of:=AVERAGE([.B112:.B115])" office:value-type="float" office:value="0.435944" calcext:value-type="float">
            <text:p>0.435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7842" calcext:value-type="float">
            <text:p>0.467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2573" calcext:value-type="float">
            <text:p>0.432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6432" calcext:value-type="float">
            <text:p>0.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1618" calcext:value-type="float">
            <text:p>0.461618</text:p>
          </table:table-cell>
          <table:table-cell/>
          <table:table-cell table:formula="of:=AVERAGE([.B117:.B120])" office:value-type="float" office:value="0.45461625" calcext:value-type="float">
            <text:p>0.4546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5394" calcext:value-type="float">
            <text:p>0.45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7469" calcext:value-type="float">
            <text:p>0.457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0581" calcext:value-type="float">
            <text:p>0.46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1618" calcext:value-type="float">
            <text:p>0.461618</text:p>
          </table:table-cell>
          <table:table-cell/>
          <table:table-cell table:formula="of:=AVERAGE([.B122:.B125])" office:value-type="float" office:value="0.459803" calcext:value-type="float">
            <text:p>0.459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1867" calcext:value-type="float">
            <text:p>0.301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78423" calcext:value-type="float">
            <text:p>0.17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1162" calcext:value-type="float">
            <text:p>0.42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50415" calcext:value-type="float">
            <text:p>0.150415</text:p>
          </table:table-cell>
          <table:table-cell/>
          <table:table-cell table:formula="of:=AVERAGE([.B127:.B130])" office:value-type="float" office:value="0.25674275" calcext:value-type="float">
            <text:p>0.25674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7718" calcext:value-type="float">
            <text:p>0.547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668" calcext:value-type="float">
            <text:p>0.5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26763" calcext:value-type="float">
            <text:p>0.32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299" calcext:value-type="float">
            <text:p>0.508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465" calcext:value-type="float">
            <text:p>0.568465</text:p>
          </table:table-cell>
          <table:table-cell/>
          <table:table-cell table:formula="of:=AVERAGE([.B132:.B135])" office:value-type="float" office:value="0.48755175" calcext:value-type="float">
            <text:p>0.4875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6763" calcext:value-type="float">
            <text:p>0.57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959" calcext:value-type="float">
            <text:p>0.60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9419" calcext:value-type="float">
            <text:p>0.539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1203" calcext:value-type="float">
            <text:p>0.811203</text:p>
          </table:table-cell>
          <table:table-cell/>
          <table:table-cell table:formula="of:=AVERAGE([.B137:.B140])" office:value-type="float" office:value="0.6794605" calcext:value-type="float">
            <text:p>0.6794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6515" calcext:value-type="float">
            <text:p>0.48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6763" calcext:value-type="float">
            <text:p>0.57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5062" calcext:value-type="float">
            <text:p>0.585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195" calcext:value-type="float">
            <text:p>0.53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5353" calcext:value-type="float">
            <text:p>0.565353</text:p>
          </table:table-cell>
          <table:table-cell/>
          <table:table-cell table:formula="of:=AVERAGE([.B142:.B145])" office:value-type="float" office:value="0.56509325" calcext:value-type="float">
            <text:p>0.5650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361" calcext:value-type="float">
            <text:p>0.59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1162" calcext:value-type="float">
            <text:p>0.67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324" calcext:value-type="float">
            <text:p>0.592324</text:p>
          </table:table-cell>
          <table:table-cell/>
          <table:table-cell table:formula="of:=AVERAGE([.B147:.B150])" office:value-type="float" office:value="0.564056" calcext:value-type="float">
            <text:p>0.564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4896" calcext:value-type="float">
            <text:p>0.77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1286" calcext:value-type="float">
            <text:p>0.591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954" calcext:value-type="float">
            <text:p>0.47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4772" calcext:value-type="float">
            <text:p>0.60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49" calcext:value-type="float">
            <text:p>0.65249</text:p>
          </table:table-cell>
          <table:table-cell/>
          <table:table-cell table:formula="of:=AVERAGE([.B152:.B155])" office:value-type="float" office:value="0.5798755" calcext:value-type="float">
            <text:p>0.5798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4564" calcext:value-type="float">
            <text:p>0.40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9129" calcext:value-type="float">
            <text:p>0.55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5166" calcext:value-type="float">
            <text:p>0.3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49" calcext:value-type="float">
            <text:p>0.65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4938" calcext:value-type="float">
            <text:p>0.414938</text:p>
          </table:table-cell>
          <table:table-cell/>
          <table:table-cell table:formula="of:=AVERAGE([.B157:.B160])" office:value-type="float" office:value="0.49455425" calcext:value-type="float">
            <text:p>0.49455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1784" calcext:value-type="float">
            <text:p>0.52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0622" calcext:value-type="float">
            <text:p>0.6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1328" calcext:value-type="float">
            <text:p>0.481328</text:p>
          </table:table-cell>
          <table:table-cell/>
          <table:table-cell table:formula="of:=AVERAGE([.B162:.B165])" office:value-type="float" office:value="0.509336" calcext:value-type="float">
            <text:p>0.509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1784" calcext:value-type="float">
            <text:p>0.52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0332" calcext:value-type="float">
            <text:p>0.37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917" calcext:value-type="float">
            <text:p>0.44917</text:p>
          </table:table-cell>
          <table:table-cell/>
          <table:table-cell table:formula="of:=AVERAGE([.B167:.B170])" office:value-type="float" office:value="0.40041475" calcext:value-type="float">
            <text:p>0.40041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6556" calcext:value-type="float">
            <text:p>0.376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2946" calcext:value-type="float">
            <text:p>0.4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7967" calcext:value-type="float">
            <text:p>0.38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28838" calcext:value-type="float">
            <text:p>0.32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2531" calcext:value-type="float">
            <text:p>0.292531</text:p>
          </table:table-cell>
          <table:table-cell/>
          <table:table-cell table:formula="of:=AVERAGE([.B172:.B175])" office:value-type="float" office:value="0.3630705" calcext:value-type="float">
            <text:p>0.3630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3942" calcext:value-type="float">
            <text:p>0.303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8714" calcext:value-type="float">
            <text:p>0.408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5062" calcext:value-type="float">
            <text:p>0.335062</text:p>
          </table:table-cell>
          <table:table-cell/>
          <table:table-cell table:formula="of:=AVERAGE([.B177:.B180])" office:value-type="float" office:value="0.41416" calcext:value-type="float">
            <text:p>0.41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3983" calcext:value-type="float">
            <text:p>0.193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5104" calcext:value-type="float">
            <text:p>0.22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65975" calcext:value-type="float">
            <text:p>0.16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6805" calcext:value-type="float">
            <text:p>0.16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527" calcext:value-type="float">
            <text:p>0.28527</text:p>
          </table:table-cell>
          <table:table-cell/>
          <table:table-cell table:formula="of:=AVERAGE([.B182:.B185])" office:value-type="float" office:value="0.21109975" calcext:value-type="float">
            <text:p>0.21109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0083" calcext:value-type="float">
            <text:p>0.2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9129" calcext:value-type="float">
            <text:p>0.30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5643" calcext:value-type="float">
            <text:p>0.295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1494" calcext:value-type="float">
            <text:p>0.29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8091" calcext:value-type="float">
            <text:p>0.308091</text:p>
          </table:table-cell>
          <table:table-cell/>
          <table:table-cell table:formula="of:=AVERAGE([.B187:.B190])" office:value-type="float" office:value="0.30108925" calcext:value-type="float">
            <text:p>0.30108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56224" calcext:value-type="float">
            <text:p>0.2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10581" calcext:value-type="float">
            <text:p>0.21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61" calcext:value-type="float">
            <text:p>0.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7054" calcext:value-type="float">
            <text:p>0.3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84647" calcext:value-type="float">
            <text:p>0.184647</text:p>
          </table:table-cell>
          <table:table-cell/>
          <table:table-cell table:formula="of:=AVERAGE([.B192:.B195])" office:value-type="float" office:value="0.2595955" calcext:value-type="float">
            <text:p>0.2595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70124" calcext:value-type="float">
            <text:p>0.170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59336" calcext:value-type="float">
            <text:p>0.259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43361" calcext:value-type="float">
            <text:p>0.343361</text:p>
          </table:table-cell>
          <table:table-cell/>
          <table:table-cell table:formula="of:=AVERAGE([.B197:.B200])" office:value-type="float" office:value="0.31120325" calcext:value-type="float">
            <text:p>0.31120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43776" calcext:value-type="float">
            <text:p>0.24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63485" calcext:value-type="float">
            <text:p>0.263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5104" calcext:value-type="float">
            <text:p>0.22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295" calcext:value-type="float">
            <text:p>0.369295</text:p>
          </table:table-cell>
          <table:table-cell/>
          <table:table-cell table:formula="of:=AVERAGE([.B202:.B205])" office:value-type="float" office:value="0.275415" calcext:value-type="float">
            <text:p>0.275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829876" calcext:value-type="float">
            <text:p>0.0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3154" calcext:value-type="float">
            <text:p>0.393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46266" calcext:value-type="float">
            <text:p>0.1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9004" calcext:value-type="float">
            <text:p>0.38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7676" calcext:value-type="float">
            <text:p>0.407676</text:p>
          </table:table-cell>
          <table:table-cell/>
          <table:table-cell table:formula="of:=AVERAGE([.B207:.B210])" office:value-type="float" office:value="0.334025" calcext:value-type="float">
            <text:p>0.334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4108" calcext:value-type="float">
            <text:p>0.364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2241" calcext:value-type="float">
            <text:p>0.31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/>
          <table:table-cell table:formula="of:=AVERAGE([.B212:.B215])" office:value-type="float" office:value="0.3526975" calcext:value-type="float">
            <text:p>0.352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1826" calcext:value-type="float">
            <text:p>0.41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985477" calcext:value-type="float">
            <text:p>0.098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7593" calcext:value-type="float">
            <text:p>0.377593</text:p>
          </table:table-cell>
          <table:table-cell/>
          <table:table-cell table:formula="of:=AVERAGE([.B217:.B220])" office:value-type="float" office:value="0.300570425" calcext:value-type="float">
            <text:p>0.30057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539419" calcext:value-type="float">
            <text:p>0.0539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695021" calcext:value-type="float">
            <text:p>0.0695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6722" calcext:value-type="float">
            <text:p>0.436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736515" calcext:value-type="float">
            <text:p>0.0736515</text:p>
          </table:table-cell>
          <table:table-cell/>
          <table:table-cell table:formula="of:=AVERAGE([.B222:.B225])" office:value-type="float" office:value="0.25389015" calcext:value-type="float">
            <text:p>0.2538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7095" calcext:value-type="float">
            <text:p>0.4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2946" calcext:value-type="float">
            <text:p>0.4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361" calcext:value-type="float">
            <text:p>0.43361</text:p>
          </table:table-cell>
          <table:table-cell/>
          <table:table-cell table:formula="of:=AVERAGE([.B227:.B230])" office:value-type="float" office:value="0.442168" calcext:value-type="float">
            <text:p>0.44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68" calcext:value-type="float">
            <text:p>0.465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9004" calcext:value-type="float">
            <text:p>0.389004</text:p>
          </table:table-cell>
          <table:table-cell/>
          <table:table-cell table:formula="of:=AVERAGE([.B232:.B235])" office:value-type="float" office:value="0.41986525" calcext:value-type="float">
            <text:p>0.41986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0705" calcext:value-type="float">
            <text:p>0.380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49585" calcext:value-type="float">
            <text:p>0.349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3942" calcext:value-type="float">
            <text:p>0.303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0456" calcext:value-type="float">
            <text:p>0.29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5166" calcext:value-type="float">
            <text:p>0.35166</text:p>
          </table:table-cell>
          <table:table-cell/>
          <table:table-cell table:formula="of:=AVERAGE([.B237:.B240])" office:value-type="float" office:value="0.32391075" calcext:value-type="float">
            <text:p>0.32391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8631" calcext:value-type="float">
            <text:p>0.378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2033" calcext:value-type="float">
            <text:p>0.362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4481" calcext:value-type="float">
            <text:p>0.374481</text:p>
          </table:table-cell>
          <table:table-cell/>
          <table:table-cell table:formula="of:=AVERAGE([.B242:.B245])" office:value-type="float" office:value="0.37033175" calcext:value-type="float">
            <text:p>0.37033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8506" calcext:value-type="float">
            <text:p>0.458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7469" calcext:value-type="float">
            <text:p>0.457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AVERAGE([.B247:.B250])" office:value-type="float" office:value="0.44709525" calcext:value-type="float">
            <text:p>0.44709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4066" calcext:value-type="float">
            <text:p>0.9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8589" calcext:value-type="float">
            <text:p>0.988589</text:p>
          </table:table-cell>
          <table:table-cell/>
          <table:table-cell table:formula="of:=AVERAGE([.B252:.B255])" office:value-type="float" office:value="0.74066375" calcext:value-type="float">
            <text:p>0.74066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627" calcext:value-type="float">
            <text:p>0.989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295" calcext:value-type="float">
            <text:p>0.36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3983" calcext:value-type="float">
            <text:p>0.943983</text:p>
          </table:table-cell>
          <table:table-cell/>
          <table:table-cell table:formula="of:=AVERAGE([.B257:.B260])" office:value-type="float" office:value="0.49714725" calcext:value-type="float">
            <text:p>0.4971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1286" calcext:value-type="float">
            <text:p>0.841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84647" calcext:value-type="float">
            <text:p>0.0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456432" calcext:value-type="float">
            <text:p>0.0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3693" calcext:value-type="float">
            <text:p>0.963693</text:p>
          </table:table-cell>
          <table:table-cell/>
          <table:table-cell table:formula="of:=AVERAGE([.B262:.B265])" office:value-type="float" office:value="0.501037475" calcext:value-type="float">
            <text:p>0.501037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4025" calcext:value-type="float">
            <text:p>0.83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639" calcext:value-type="float">
            <text:p>0.0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7884" calcext:value-type="float">
            <text:p>0.857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67:.B270])" office:value-type="float" office:value="0.32235475" calcext:value-type="float">
            <text:p>0.32235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917" calcext:value-type="float">
            <text:p>0.69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0207" calcext:value-type="float">
            <text:p>0.9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9461" calcext:value-type="float">
            <text:p>0.92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6722" calcext:value-type="float">
            <text:p>0.436722</text:p>
          </table:table-cell>
          <table:table-cell/>
          <table:table-cell table:formula="of:=AVERAGE([.B272:.B275])" office:value-type="float" office:value="0.71810175" calcext:value-type="float">
            <text:p>0.71810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8423" calcext:value-type="float">
            <text:p>0.42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332" calcext:value-type="float">
            <text:p>0.9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7759" calcext:value-type="float">
            <text:p>0.43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4108" calcext:value-type="float">
            <text:p>0.364108</text:p>
          </table:table-cell>
          <table:table-cell/>
          <table:table-cell table:formula="of:=AVERAGE([.B277:.B280])" office:value-type="float" office:value="0.55368275" calcext:value-type="float">
            <text:p>0.55368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4938" calcext:value-type="float">
            <text:p>0.914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133" calcext:value-type="float">
            <text:p>0.94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49" calcext:value-type="float">
            <text:p>0.9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52075" calcext:value-type="float">
            <text:p>0.752075</text:p>
          </table:table-cell>
          <table:table-cell/>
          <table:table-cell table:formula="of:=AVERAGE([.B282:.B285])" office:value-type="float" office:value="0.81950225" calcext:value-type="float">
            <text:p>0.81950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133" calcext:value-type="float">
            <text:p>0.94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929" calcext:value-type="float">
            <text:p>0.63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2988" calcext:value-type="float">
            <text:p>0.332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5311" calcext:value-type="float">
            <text:p>0.92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4647" calcext:value-type="float">
            <text:p>0.934647</text:p>
          </table:table-cell>
          <table:table-cell/>
          <table:table-cell table:formula="of:=AVERAGE([.B287:.B290])" office:value-type="float" office:value="0.70746875" calcext:value-type="float">
            <text:p>0.70746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8714" calcext:value-type="float">
            <text:p>0.908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2241" calcext:value-type="float">
            <text:p>0.56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92946" calcext:value-type="float">
            <text:p>0.19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570539" calcext:value-type="float">
            <text:p>0.0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92:.B295])" office:value-type="float" office:value="0.203060225" calcext:value-type="float">
            <text:p>0.203060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618" calcext:value-type="float">
            <text:p>0.71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4191" calcext:value-type="float">
            <text:p>0.8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580913" calcext:value-type="float">
            <text:p>0.0580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631" calcext:value-type="float">
            <text:p>0.878631</text:p>
          </table:table-cell>
          <table:table-cell/>
          <table:table-cell table:formula="of:=AVERAGE([.B297:.B300])" office:value-type="float" office:value="0.457728325" calcext:value-type="float">
            <text:p>0.457728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0622" calcext:value-type="float">
            <text:p>0.85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90871" calcext:value-type="float">
            <text:p>0.1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352697" calcext:value-type="float">
            <text:p>0.0352697</text:p>
          </table:table-cell>
          <table:table-cell/>
          <table:table-cell table:formula="of:=AVERAGE([.B302:.B305])" office:value-type="float" office:value="0.269190675" calcext:value-type="float">
            <text:p>0.26919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2614" calcext:value-type="float">
            <text:p>0.322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6515" calcext:value-type="float">
            <text:p>0.23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07:.B310])" office:value-type="float" office:value="0.13978225" calcext:value-type="float">
            <text:p>0.13978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6556" calcext:value-type="float">
            <text:p>0.126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1992" calcext:value-type="float">
            <text:p>0.72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4689" calcext:value-type="float">
            <text:p>0.82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95021" calcext:value-type="float">
            <text:p>0.0695021</text:p>
          </table:table-cell>
          <table:table-cell/>
          <table:table-cell table:formula="of:=AVERAGE([.B312:.B315])" office:value-type="float" office:value="0.404045775" calcext:value-type="float">
            <text:p>0.404045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9959" calcext:value-type="float">
            <text:p>0.8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0581" calcext:value-type="float">
            <text:p>0.21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3776" calcext:value-type="float">
            <text:p>0.24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1328" calcext:value-type="float">
            <text:p>0.231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975" calcext:value-type="float">
            <text:p>0.665975</text:p>
          </table:table-cell>
          <table:table-cell/>
          <table:table-cell table:formula="of:=AVERAGE([.B317:.B320])" office:value-type="float" office:value="0.337915" calcext:value-type="float">
            <text:p>0.337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1162" calcext:value-type="float">
            <text:p>0.92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84647" calcext:value-type="float">
            <text:p>0.0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9834" calcext:value-type="float">
            <text:p>0.939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3776" calcext:value-type="float">
            <text:p>0.243776</text:p>
          </table:table-cell>
          <table:table-cell/>
          <table:table-cell table:formula="of:=AVERAGE([.B322:.B325])" office:value-type="float" office:value="0.502333925" calcext:value-type="float">
            <text:p>0.50233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81535" calcext:value-type="float">
            <text:p>0.1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1618" calcext:value-type="float">
            <text:p>0.96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2946" calcext:value-type="float">
            <text:p>0.9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5104" calcext:value-type="float">
            <text:p>0.725104</text:p>
          </table:table-cell>
          <table:table-cell/>
          <table:table-cell table:formula="of:=AVERAGE([.B327:.B330])" office:value-type="float" office:value="0.819502" calcext:value-type="float">
            <text:p>0.819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5228" calcext:value-type="float">
            <text:p>0.145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4481" calcext:value-type="float">
            <text:p>0.124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4772" calcext:value-type="float">
            <text:p>0.60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93361" calcext:value-type="float">
            <text:p>0.09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6349" calcext:value-type="float">
            <text:p>0.926349</text:p>
          </table:table-cell>
          <table:table-cell/>
          <table:table-cell table:formula="of:=AVERAGE([.B332:.B335])" office:value-type="float" office:value="0.43724075" calcext:value-type="float">
            <text:p>0.4372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083" calcext:value-type="float">
            <text:p>0.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0871" calcext:value-type="float">
            <text:p>0.9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58921" calcext:value-type="float">
            <text:p>0.358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929" calcext:value-type="float">
            <text:p>0.63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983" calcext:value-type="float">
            <text:p>0.693983</text:p>
          </table:table-cell>
          <table:table-cell/>
          <table:table-cell table:formula="of:=AVERAGE([.B337:.B340])" office:value-type="float" office:value="0.657676" calcext:value-type="float">
            <text:p>0.657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AVERAGE([.B342:.B345])" office:value-type="float" office:value="0.06535275" calcext:value-type="float">
            <text:p>0.0653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4938" calcext:value-type="float">
            <text:p>0.164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5519" calcext:value-type="float">
            <text:p>0.12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47:.B350])" office:value-type="float" office:value="0.07261425" calcext:value-type="float">
            <text:p>0.07261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2656" calcext:value-type="float">
            <text:p>0.462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4855" calcext:value-type="float">
            <text:p>0.88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04357" calcext:value-type="float">
            <text:p>0.204357</text:p>
          </table:table-cell>
          <table:table-cell/>
          <table:table-cell table:formula="of:=AVERAGE([.B352:.B355])" office:value-type="float" office:value="0.5181535" calcext:value-type="float">
            <text:p>0.5181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4668" calcext:value-type="float">
            <text:p>0.5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871" calcext:value-type="float">
            <text:p>0.6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7676" calcext:value-type="float">
            <text:p>0.907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871" calcext:value-type="float">
            <text:p>0.6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1369" calcext:value-type="float">
            <text:p>0.121369</text:p>
          </table:table-cell>
          <table:table-cell/>
          <table:table-cell table:formula="of:=AVERAGE([.B357:.B360])" office:value-type="float" office:value="0.60269675" calcext:value-type="float">
            <text:p>0.60269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4564" calcext:value-type="float">
            <text:p>0.1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726141" calcext:value-type="float">
            <text:p>0.0072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4191" calcext:value-type="float">
            <text:p>0.8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278" calcext:value-type="float">
            <text:p>0.1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22407" calcext:value-type="float">
            <text:p>0.622407</text:p>
          </table:table-cell>
          <table:table-cell/>
          <table:table-cell table:formula="of:=AVERAGE([.B362:.B365])" office:value-type="float" office:value="0.4141598525" calcext:value-type="float">
            <text:p>0.414159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5519" calcext:value-type="float">
            <text:p>0.87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4481" calcext:value-type="float">
            <text:p>0.124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2116" calcext:value-type="float">
            <text:p>0.892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386" calcext:value-type="float">
            <text:p>0.17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9295" calcext:value-type="float">
            <text:p>0.869295</text:p>
          </table:table-cell>
          <table:table-cell/>
          <table:table-cell table:formula="of:=AVERAGE([.B367:.B370])" office:value-type="float" office:value="0.5158195" calcext:value-type="float">
            <text:p>0.5158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9087" calcext:value-type="float">
            <text:p>0.669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97095" calcext:value-type="float">
            <text:p>0.019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3693" calcext:value-type="float">
            <text:p>0.96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9253" calcext:value-type="float">
            <text:p>0.22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4855" calcext:value-type="float">
            <text:p>0.884855</text:p>
          </table:table-cell>
          <table:table-cell/>
          <table:table-cell table:formula="of:=AVERAGE([.B372:.B375])" office:value-type="float" office:value="0.524377625" calcext:value-type="float">
            <text:p>0.524377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817" calcext:value-type="float">
            <text:p>0.8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6598" calcext:value-type="float">
            <text:p>0.51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7967" calcext:value-type="float">
            <text:p>0.63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3734" calcext:value-type="float">
            <text:p>0.603734</text:p>
          </table:table-cell>
          <table:table-cell/>
          <table:table-cell table:formula="of:=AVERAGE([.B377:.B380])" office:value-type="float" office:value="0.68957475" calcext:value-type="float">
            <text:p>0.68957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6349" calcext:value-type="float">
            <text:p>0.4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905" calcext:value-type="float">
            <text:p>0.55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324" calcext:value-type="float">
            <text:p>0.59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59959" calcext:value-type="float">
            <text:p>0.359959</text:p>
          </table:table-cell>
          <table:table-cell/>
          <table:table-cell table:formula="of:=AVERAGE([.B382:.B385])" office:value-type="float" office:value="0.48521825" calcext:value-type="float">
            <text:p>0.48521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9502" calcext:value-type="float">
            <text:p>0.569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282" calcext:value-type="float">
            <text:p>0.9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299" calcext:value-type="float">
            <text:p>0.758299</text:p>
          </table:table-cell>
          <table:table-cell/>
          <table:table-cell table:formula="of:=AVERAGE([.B387:.B390])" office:value-type="float" office:value="0.709025" calcext:value-type="float">
            <text:p>0.709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6017" calcext:value-type="float">
            <text:p>0.306017</text:p>
          </table:table-cell>
          <table:table-cell/>
          <table:table-cell table:formula="of:=AVERAGE([.B392:.B395])" office:value-type="float" office:value="0.40560175" calcext:value-type="float">
            <text:p>0.40560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564" calcext:value-type="float">
            <text:p>0.6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/>
          <table:table-cell table:formula="of:=AVERAGE([.B397:.B400])" office:value-type="float" office:value="0.5427905" calcext:value-type="float">
            <text:p>0.5427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71" calcext:value-type="float">
            <text:p>0.86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593" calcext:value-type="float">
            <text:p>0.62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502" calcext:value-type="float">
            <text:p>0.819502</text:p>
          </table:table-cell>
          <table:table-cell/>
          <table:table-cell table:formula="of:=AVERAGE([.B402:.B405])" office:value-type="float" office:value="0.76218875" calcext:value-type="float">
            <text:p>0.76218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378" calcext:value-type="float">
            <text:p>0.64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137" calcext:value-type="float">
            <text:p>0.587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4398" calcext:value-type="float">
            <text:p>0.594398</text:p>
          </table:table-cell>
          <table:table-cell/>
          <table:table-cell table:formula="of:=AVERAGE([.B407:.B410])" office:value-type="float" office:value="0.61981325" calcext:value-type="float">
            <text:p>0.61981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747" calcext:value-type="float">
            <text:p>0.520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39" calcext:value-type="float">
            <text:p>0.4139</text:p>
          </table:table-cell>
          <table:table-cell/>
          <table:table-cell table:formula="of:=AVERAGE([.B412:.B415])" office:value-type="float" office:value="0.419865" calcext:value-type="float">
            <text:p>0.419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1577" calcext:value-type="float">
            <text:p>0.57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6888" calcext:value-type="float">
            <text:p>0.46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004" calcext:value-type="float">
            <text:p>0.63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8091" calcext:value-type="float">
            <text:p>0.558091</text:p>
          </table:table-cell>
          <table:table-cell/>
          <table:table-cell table:formula="of:=AVERAGE([.B417:.B420])" office:value-type="float" office:value="0.53501025" calcext:value-type="float">
            <text:p>0.5350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232" calcext:value-type="float">
            <text:p>0.784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6141" calcext:value-type="float">
            <text:p>0.47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17" calcext:value-type="float">
            <text:p>0.69917</text:p>
          </table:table-cell>
          <table:table-cell/>
          <table:table-cell table:formula="of:=AVERAGE([.B422:.B425])" office:value-type="float" office:value="0.510892" calcext:value-type="float">
            <text:p>0.510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3278" calcext:value-type="float">
            <text:p>0.56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689" calcext:value-type="float">
            <text:p>0.57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AVERAGE([.B427:.B430])" office:value-type="float" office:value="0.42686725" calcext:value-type="float">
            <text:p>0.42686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332" calcext:value-type="float">
            <text:p>0.2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41701" calcext:value-type="float">
            <text:p>0.24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00103734" calcext:value-type="float">
            <text:p>0.00103734</text:p>
          </table:table-cell>
          <table:table-cell/>
          <table:table-cell table:formula="of:=AVERAGE([.B432:.B435])" office:value-type="float" office:value="0.141338335" calcext:value-type="float">
            <text:p>0.141338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759" calcext:value-type="float">
            <text:p>0.68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373" calcext:value-type="float">
            <text:p>0.7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0539" calcext:value-type="float">
            <text:p>0.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7012" calcext:value-type="float">
            <text:p>0.417012</text:p>
          </table:table-cell>
          <table:table-cell/>
          <table:table-cell table:formula="of:=AVERAGE([.B437:.B440])" office:value-type="float" office:value="0.54953275" calcext:value-type="float">
            <text:p>0.5495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8963" calcext:value-type="float">
            <text:p>0.498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9295" calcext:value-type="float">
            <text:p>0.6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751" calcext:value-type="float">
            <text:p>0.6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1037" calcext:value-type="float">
            <text:p>0.50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AVERAGE([.B442:.B445])" office:value-type="float" office:value="0.55886925" calcext:value-type="float">
            <text:p>0.5588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7593" calcext:value-type="float">
            <text:p>0.37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/>
          <table:table-cell table:formula="of:=AVERAGE([.B447:.B450])" office:value-type="float" office:value="0.4509855" calcext:value-type="float">
            <text:p>0.4509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68" calcext:value-type="float">
            <text:p>0.7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61" calcext:value-type="float">
            <text:p>0.68361</text:p>
          </table:table-cell>
          <table:table-cell/>
          <table:table-cell table:formula="of:=AVERAGE([.B452:.B455])" office:value-type="float" office:value="0.6610475" calcext:value-type="float">
            <text:p>0.661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3029" calcext:value-type="float">
            <text:p>0.723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61" calcext:value-type="float">
            <text:p>0.5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/>
          <table:table-cell table:formula="of:=AVERAGE([.B457:.B460])" office:value-type="float" office:value="0.60969925" calcext:value-type="float">
            <text:p>0.6096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0456" calcext:value-type="float">
            <text:p>0.5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39" calcext:value-type="float">
            <text:p>0.5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0083" calcext:value-type="float">
            <text:p>0.53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AVERAGE([.B462:.B465])" office:value-type="float" office:value="0.5204875" calcext:value-type="float">
            <text:p>0.5204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261" calcext:value-type="float">
            <text:p>0.50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8838" calcext:value-type="float">
            <text:p>0.57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/>
          <table:table-cell table:formula="of:=AVERAGE([.B467:.B470])" office:value-type="float" office:value="0.554201" calcext:value-type="float">
            <text:p>0.554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6432" calcext:value-type="float">
            <text:p>0.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4149" calcext:value-type="float">
            <text:p>0.754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0705" calcext:value-type="float">
            <text:p>0.380705</text:p>
          </table:table-cell>
          <table:table-cell/>
          <table:table-cell table:formula="of:=AVERAGE([.B472:.B475])" office:value-type="float" office:value="0.6348545" calcext:value-type="float">
            <text:p>0.6348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054" calcext:value-type="float">
            <text:p>0.8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1535" calcext:value-type="float">
            <text:p>0.6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47" calcext:value-type="float">
            <text:p>0.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473" calcext:value-type="float">
            <text:p>0.596473</text:p>
          </table:table-cell>
          <table:table-cell/>
          <table:table-cell table:formula="of:=AVERAGE([.B477:.B480])" office:value-type="float" office:value="0.69242725" calcext:value-type="float">
            <text:p>0.6924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1079" calcext:value-type="float">
            <text:p>0.64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444" calcext:value-type="float">
            <text:p>0.48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4979" calcext:value-type="float">
            <text:p>0.55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4896" calcext:value-type="float">
            <text:p>0.524896</text:p>
          </table:table-cell>
          <table:table-cell/>
          <table:table-cell table:formula="of:=AVERAGE([.B482:.B485])" office:value-type="float" office:value="0.544865" calcext:value-type="float">
            <text:p>0.544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402" calcext:value-type="float">
            <text:p>0.483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9461" calcext:value-type="float">
            <text:p>0.67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851" calcext:value-type="float">
            <text:p>0.49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1992" calcext:value-type="float">
            <text:p>0.471992</text:p>
          </table:table-cell>
          <table:table-cell/>
          <table:table-cell table:formula="of:=AVERAGE([.B487:.B490])" office:value-type="float" office:value="0.577023" calcext:value-type="float">
            <text:p>0.577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0996" calcext:value-type="float">
            <text:p>0.610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4274" calcext:value-type="float">
            <text:p>0.424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3195" calcext:value-type="float">
            <text:p>0.533195</text:p>
          </table:table-cell>
          <table:table-cell/>
          <table:table-cell table:formula="of:=AVERAGE([.B492:.B495])" office:value-type="float" office:value="0.57806" calcext:value-type="float">
            <text:p>0.57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6224" calcext:value-type="float">
            <text:p>0.7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498" calcext:value-type="float">
            <text:p>0.68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722" calcext:value-type="float">
            <text:p>0.6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664" calcext:value-type="float">
            <text:p>0.490664</text:p>
          </table:table-cell>
          <table:table-cell/>
          <table:table-cell table:formula="of:=AVERAGE([.B497:.B500])" office:value-type="float" office:value="0.6122925" calcext:value-type="float">
            <text:p>0.6122925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1.388cm" svg:y="7.777cm">
            <draw:object draw:notify-on-update-of-ranges="Delay.F2:Delay.F17 Delay.G1:Delay.G1 Delay.G2:Delay.G17 Delay.F2:Delay.F17 Delay.H1:Delay.H1 Delay.H2:Delay.H17 Delay.F2:Delay.F17 Delay.I1:Delay.I1 Delay.I2:Delay.I17 Delay.F2:Delay.F17 Delay.J1:Delay.J1 Delay.J2:Delay.J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56533" calcext:value-type="float">
            <text:p>3.56533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853" calcext:value-type="float">
            <text:p>3.58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57202" calcext:value-type="float">
            <text:p>3.57202</text:p>
          </table:table-cell>
          <table:table-cell table:formula="of:=[.D130]" office:value-type="float" office:value="5.0357725" calcext:value-type="float">
            <text:p>5.0357725</text:p>
          </table:table-cell>
          <table:table-cell table:formula="of:=[.D255]" office:value-type="float" office:value="4.27110333333333" calcext:value-type="float">
            <text:p>4.2711033333</text:p>
          </table:table-cell>
          <table:table-cell table:formula="of:=[.D380]" office:value-type="float" office:value="5.57155" calcext:value-type="float">
            <text:p>5.571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008" calcext:value-type="float">
            <text:p>3.50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4.762095" calcext:value-type="float">
            <text:p>4.762095</text:p>
          </table:table-cell>
          <table:table-cell table:formula="of:=[.D135]" office:value-type="float" office:value="5.9494525" calcext:value-type="float">
            <text:p>5.9494525</text:p>
          </table:table-cell>
          <table:table-cell table:formula="of:=[.D260]" office:value-type="float" office:value="5.15959333333333" calcext:value-type="float">
            <text:p>5.1595933333</text:p>
          </table:table-cell>
          <table:table-cell table:formula="of:=[.D385]" office:value-type="float" office:value="6.5137425" calcext:value-type="float">
            <text:p>6.5137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1356" calcext:value-type="float">
            <text:p>3.6135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6773875" calcext:value-type="float">
            <text:p>4.6773875</text:p>
          </table:table-cell>
          <table:table-cell table:formula="of:=[.D140]" office:value-type="float" office:value="6.3841675" calcext:value-type="float">
            <text:p>6.3841675</text:p>
          </table:table-cell>
          <table:table-cell table:formula="of:=[.D265]" office:value-type="float" office:value="5.2176825" calcext:value-type="float">
            <text:p>5.2176825</text:p>
          </table:table-cell>
          <table:table-cell table:formula="of:=[.D390]" office:value-type="float" office:value="5.3371725" calcext:value-type="float">
            <text:p>5.3371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8842" calcext:value-type="float">
            <text:p>3.58842</text:p>
          </table:table-cell>
          <table:table-cell/>
          <table:table-cell table:formula="of:=AVERAGE([.B2:.B5])" office:value-type="float" office:value="3.57202" calcext:value-type="float">
            <text:p>3.5720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03481" calcext:value-type="float">
            <text:p>5.03481</text:p>
          </table:table-cell>
          <table:table-cell table:formula="of:=[.D145]" office:value-type="float" office:value="5.89672" calcext:value-type="float">
            <text:p>5.89672</text:p>
          </table:table-cell>
          <table:table-cell table:formula="of:=[.D270]" office:value-type="float" office:value="7.93958333333333" calcext:value-type="float">
            <text:p>7.9395833333</text:p>
          </table:table-cell>
          <table:table-cell table:formula="of:=[.D395]" office:value-type="float" office:value="5.7754075" calcext:value-type="float">
            <text:p>5.7754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939" calcext:value-type="float">
            <text:p>4.829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4.76964" calcext:value-type="float">
            <text:p>4.76964</text:p>
          </table:table-cell>
          <table:table-cell table:formula="of:=[.D150]" office:value-type="float" office:value="6.0159875" calcext:value-type="float">
            <text:p>6.0159875</text:p>
          </table:table-cell>
          <table:table-cell table:formula="of:=[.D275]" office:value-type="float" office:value="6.106915" calcext:value-type="float">
            <text:p>6.106915</text:p>
          </table:table-cell>
          <table:table-cell table:formula="of:=[.D400]" office:value-type="float" office:value="5.9340825" calcext:value-type="float">
            <text:p>5.93408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564" calcext:value-type="float">
            <text:p>4.725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4.625535" calcext:value-type="float">
            <text:p>4.625535</text:p>
          </table:table-cell>
          <table:table-cell table:formula="of:=[.D155]" office:value-type="float" office:value="5.16111" calcext:value-type="float">
            <text:p>5.16111</text:p>
          </table:table-cell>
          <table:table-cell table:formula="of:=[.D280]" office:value-type="float" office:value="4.9926325" calcext:value-type="float">
            <text:p>4.9926325</text:p>
          </table:table-cell>
          <table:table-cell table:formula="of:=[.D405]" office:value-type="float" office:value="5.9255025" calcext:value-type="float">
            <text:p>5.9255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976" calcext:value-type="float">
            <text:p>4.749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4.685545" calcext:value-type="float">
            <text:p>4.685545</text:p>
          </table:table-cell>
          <table:table-cell table:formula="of:=[.D160]" office:value-type="float" office:value="7.39298" calcext:value-type="float">
            <text:p>7.39298</text:p>
          </table:table-cell>
          <table:table-cell table:formula="of:=[.D285]" office:value-type="float" office:value="9.1976575" calcext:value-type="float">
            <text:p>9.1976575</text:p>
          </table:table-cell>
          <table:table-cell table:formula="of:=[.D410]" office:value-type="float" office:value="6.32578" calcext:value-type="float">
            <text:p>6.325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281" calcext:value-type="float">
            <text:p>4.7628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6.874485" calcext:value-type="float">
            <text:p>6.874485</text:p>
          </table:table-cell>
          <table:table-cell table:formula="of:=[.D165]" office:value-type="float" office:value="6.18836" calcext:value-type="float">
            <text:p>6.18836</text:p>
          </table:table-cell>
          <table:table-cell table:formula="of:=[.D290]" office:value-type="float" office:value="6.7276325" calcext:value-type="float">
            <text:p>6.7276325</text:p>
          </table:table-cell>
          <table:table-cell table:formula="of:=[.D415]" office:value-type="float" office:value="5.1421025" calcext:value-type="float">
            <text:p>5.1421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017" calcext:value-type="float">
            <text:p>4.81017</text:p>
          </table:table-cell>
          <table:table-cell/>
          <table:table-cell table:formula="of:=AVERAGE([.B7:.B10])" office:value-type="float" office:value="4.762095" calcext:value-type="float">
            <text:p>4.7620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4.6615025" calcext:value-type="float">
            <text:p>4.6615025</text:p>
          </table:table-cell>
          <table:table-cell table:formula="of:=[.D170]" office:value-type="float" office:value="4.6682675" calcext:value-type="float">
            <text:p>4.6682675</text:p>
          </table:table-cell>
          <table:table-cell table:formula="of:=[.D295]" office:value-type="float" office:value="4.99628333333333" calcext:value-type="float">
            <text:p>4.9962833333</text:p>
          </table:table-cell>
          <table:table-cell table:formula="of:=[.D420]" office:value-type="float" office:value="5.42288" calcext:value-type="float">
            <text:p>5.4228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127" calcext:value-type="float">
            <text:p>4.711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4.7490625" calcext:value-type="float">
            <text:p>4.7490625</text:p>
          </table:table-cell>
          <table:table-cell table:formula="of:=[.D175]" office:value-type="float" office:value="4.8492725" calcext:value-type="float">
            <text:p>4.8492725</text:p>
          </table:table-cell>
          <table:table-cell table:formula="of:=[.D300]" office:value-type="float" office:value="7.81138333333333" calcext:value-type="float">
            <text:p>7.8113833333</text:p>
          </table:table-cell>
          <table:table-cell table:formula="of:=[.D425]" office:value-type="float" office:value="5.226975" calcext:value-type="float">
            <text:p>5.226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0237" calcext:value-type="float">
            <text:p>4.6023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82944" calcext:value-type="float">
            <text:p>4.82944</text:p>
          </table:table-cell>
          <table:table-cell table:formula="of:=[.D180]" office:value-type="float" office:value="5.0075225" calcext:value-type="float">
            <text:p>5.0075225</text:p>
          </table:table-cell>
          <table:table-cell table:formula="of:=[.D305]" office:value-type="float" office:value="6.22771" calcext:value-type="float">
            <text:p>6.22771</text:p>
          </table:table-cell>
          <table:table-cell table:formula="of:=[.D430]" office:value-type="float" office:value="5.2601625" calcext:value-type="float">
            <text:p>5.2601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212" calcext:value-type="float">
            <text:p>4.7521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2296825" calcext:value-type="float">
            <text:p>5.2296825</text:p>
          </table:table-cell>
          <table:table-cell table:formula="of:=[.D185]" office:value-type="float" office:value="5.42182" calcext:value-type="float">
            <text:p>5.42182</text:p>
          </table:table-cell>
          <table:table-cell table:formula="of:=[.D310]" office:value-type="float" office:value="4.66243" calcext:value-type="float">
            <text:p>4.66243</text:p>
          </table:table-cell>
          <table:table-cell table:formula="of:=[.D435]" office:value-type="float" office:value="17.7547025" calcext:value-type="float">
            <text:p>17.7547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887" calcext:value-type="float">
            <text:p>4.6688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5.2039375" calcext:value-type="float">
            <text:p>5.2039375</text:p>
          </table:table-cell>
          <table:table-cell table:formula="of:=[.D190]" office:value-type="float" office:value="8.61796" calcext:value-type="float">
            <text:p>8.61796</text:p>
          </table:table-cell>
          <table:table-cell table:formula="of:=[.D315]" office:value-type="float" office:value="6.04447" calcext:value-type="float">
            <text:p>6.04447</text:p>
          </table:table-cell>
          <table:table-cell table:formula="of:=[.D440]" office:value-type="float" office:value="5.3402925" calcext:value-type="float">
            <text:p>5.3402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619" calcext:value-type="float">
            <text:p>4.68619</text:p>
          </table:table-cell>
          <table:table-cell/>
          <table:table-cell table:formula="of:=AVERAGE([.B12:.B15])" office:value-type="float" office:value="4.6773875" calcext:value-type="float">
            <text:p>4.677387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10.12862" calcext:value-type="float">
            <text:p>10.12862</text:p>
          </table:table-cell>
          <table:table-cell table:formula="of:=[.D195]" office:value-type="float" office:value="20.0039975" calcext:value-type="float">
            <text:p>20.0039975</text:p>
          </table:table-cell>
          <table:table-cell table:formula="of:=[.D320]" office:value-type="float" office:value="68.5665125" calcext:value-type="float">
            <text:p>68.5665125</text:p>
          </table:table-cell>
          <table:table-cell table:formula="of:=[.D445]" office:value-type="float" office:value="16.314175" calcext:value-type="float">
            <text:p>16.314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772" calcext:value-type="float">
            <text:p>5.3177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4.954745" calcext:value-type="float">
            <text:p>4.954745</text:p>
          </table:table-cell>
          <table:table-cell table:formula="of:=[.D200]" office:value-type="float" office:value="11.87387" calcext:value-type="float">
            <text:p>11.87387</text:p>
          </table:table-cell>
          <table:table-cell table:formula="of:=[.D325]" office:value-type="float" office:value="21.02262" calcext:value-type="float">
            <text:p>21.02262</text:p>
          </table:table-cell>
          <table:table-cell table:formula="of:=[.D450]" office:value-type="float" office:value="10.03967" calcext:value-type="float">
            <text:p>10.039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937" calcext:value-type="float">
            <text:p>5.1893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4.8127775" calcext:value-type="float">
            <text:p>4.8127775</text:p>
          </table:table-cell>
          <table:table-cell table:formula="of:=[.D205]" office:value-type="float" office:value="7.166975" calcext:value-type="float">
            <text:p>7.166975</text:p>
          </table:table-cell>
          <table:table-cell table:formula="of:=[.D330]" office:value-type="float" office:value="7.0082575" calcext:value-type="float">
            <text:p>7.0082575</text:p>
          </table:table-cell>
          <table:table-cell table:formula="of:=[.D455]" office:value-type="float" office:value="7.0143075" calcext:value-type="float">
            <text:p>7.0143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827" calcext:value-type="float">
            <text:p>4.8782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4.8782325" calcext:value-type="float">
            <text:p>4.8782325</text:p>
          </table:table-cell>
          <table:table-cell table:formula="of:=[.D210]" office:value-type="float" office:value="11.4706725" calcext:value-type="float">
            <text:p>11.4706725</text:p>
          </table:table-cell>
          <table:table-cell table:formula="of:=[.D335]" office:value-type="float" office:value="5.548885" calcext:value-type="float">
            <text:p>5.548885</text:p>
          </table:table-cell>
          <table:table-cell table:formula="of:=[.D460]" office:value-type="float" office:value="7.0163525" calcext:value-type="float">
            <text:p>7.0163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377" calcext:value-type="float">
            <text:p>5.1837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4.6380175" calcext:value-type="float">
            <text:p>4.6380175</text:p>
          </table:table-cell>
          <table:table-cell table:formula="of:=[.D215]" office:value-type="float" office:value="11.61905" calcext:value-type="float">
            <text:p>11.61905</text:p>
          </table:table-cell>
          <table:table-cell table:formula="of:=[.D340]" office:value-type="float" office:value="5.14449" calcext:value-type="float">
            <text:p>5.14449</text:p>
          </table:table-cell>
          <table:table-cell table:formula="of:=[.D465]" office:value-type="float" office:value="5.7372975" calcext:value-type="float">
            <text:p>5.7372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8783" calcext:value-type="float">
            <text:p>4.88783</text:p>
          </table:table-cell>
          <table:table-cell/>
          <table:table-cell table:formula="of:=AVERAGE([.B17:.B20])" office:value-type="float" office:value="5.03481" calcext:value-type="float">
            <text:p>5.0348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4.5469475" calcext:value-type="float">
            <text:p>4.5469475</text:p>
          </table:table-cell>
          <table:table-cell table:formula="of:=[.D220]" office:value-type="float" office:value="64.948575" calcext:value-type="float">
            <text:p>64.948575</text:p>
          </table:table-cell>
          <table:table-cell table:formula="of:=[.D345]" office:value-type="float" office:value="4.93031" calcext:value-type="float">
            <text:p>4.93031</text:p>
          </table:table-cell>
          <table:table-cell table:formula="of:=[.D470]" office:value-type="float" office:value="5.5040975" calcext:value-type="float">
            <text:p>5.5040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473" calcext:value-type="float">
            <text:p>4.6547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13.09006" calcext:value-type="float">
            <text:p>13.09006</text:p>
          </table:table-cell>
          <table:table-cell table:formula="of:=[.D225]" office:value-type="float" office:value="36.0249875" calcext:value-type="float">
            <text:p>36.0249875</text:p>
          </table:table-cell>
          <table:table-cell table:formula="of:=[.D350]" office:value-type="float" office:value="23.535335" calcext:value-type="float">
            <text:p>23.535335</text:p>
          </table:table-cell>
          <table:table-cell table:formula="of:=[.D475]" office:value-type="float" office:value="8.682285" calcext:value-type="float">
            <text:p>8.6822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66" calcext:value-type="float">
            <text:p>4.716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19.531565" calcext:value-type="float">
            <text:p>19.531565</text:p>
          </table:table-cell>
          <table:table-cell table:formula="of:=[.D230]" office:value-type="float" office:value="36.0597" calcext:value-type="float">
            <text:p>36.0597</text:p>
          </table:table-cell>
          <table:table-cell table:formula="of:=[.D355]" office:value-type="float" office:value="18.0584475" calcext:value-type="float">
            <text:p>18.0584475</text:p>
          </table:table-cell>
          <table:table-cell table:formula="of:=[.D480]" office:value-type="float" office:value="15.51389" calcext:value-type="float">
            <text:p>15.5138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863" calcext:value-type="float">
            <text:p>4.7886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4.27705" calcext:value-type="float">
            <text:p>4.27705</text:p>
          </table:table-cell>
          <table:table-cell table:formula="of:=[.D235]" office:value-type="float" office:value="8.02473" calcext:value-type="float">
            <text:p>8.02473</text:p>
          </table:table-cell>
          <table:table-cell table:formula="of:=[.D360]" office:value-type="float" office:value="9.3311275" calcext:value-type="float">
            <text:p>9.3311275</text:p>
          </table:table-cell>
          <table:table-cell table:formula="of:=[.D485]" office:value-type="float" office:value="6.45613" calcext:value-type="float">
            <text:p>6.4561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911" calcext:value-type="float">
            <text:p>4.709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4.10686" calcext:value-type="float">
            <text:p>4.10686</text:p>
          </table:table-cell>
          <table:table-cell table:formula="of:=[.D240]" office:value-type="float" office:value="4.3550475" calcext:value-type="float">
            <text:p>4.3550475</text:p>
          </table:table-cell>
          <table:table-cell table:formula="of:=[.D365]" office:value-type="float" office:value="6.0051975" calcext:value-type="float">
            <text:p>6.0051975</text:p>
          </table:table-cell>
          <table:table-cell table:formula="of:=[.D490]" office:value-type="float" office:value="8.36407" calcext:value-type="float">
            <text:p>8.3640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422" calcext:value-type="float">
            <text:p>4.86422</text:p>
          </table:table-cell>
          <table:table-cell/>
          <table:table-cell table:formula="of:=AVERAGE([.B22:.B25])" office:value-type="float" office:value="4.76964" calcext:value-type="float">
            <text:p>4.7696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15.2964125" calcext:value-type="float">
            <text:p>15.2964125</text:p>
          </table:table-cell>
          <table:table-cell table:formula="of:=[.D245]" office:value-type="float" office:value="16.231635" calcext:value-type="float">
            <text:p>16.231635</text:p>
          </table:table-cell>
          <table:table-cell table:formula="of:=[.D370]" office:value-type="float" office:value="23.8380525" calcext:value-type="float">
            <text:p>23.8380525</text:p>
          </table:table-cell>
          <table:table-cell table:formula="of:=[.D495]" office:value-type="float" office:value="8.4516075" calcext:value-type="float">
            <text:p>8.4516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603" calcext:value-type="float">
            <text:p>4.6660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2347" calcext:value-type="float">
            <text:p>4.2347</text:p>
          </table:table-cell>
          <table:table-cell table:formula="of:=[.D250]" office:value-type="float" office:value="4.0935925" calcext:value-type="float">
            <text:p>4.0935925</text:p>
          </table:table-cell>
          <table:table-cell table:formula="of:=[.D375]" office:value-type="float" office:value="6.4241875" calcext:value-type="float">
            <text:p>6.4241875</text:p>
          </table:table-cell>
          <table:table-cell table:formula="of:=[.D500]" office:value-type="float" office:value="7.8715475" calcext:value-type="float">
            <text:p>7.8715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953" calcext:value-type="float">
            <text:p>4.51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6683" calcext:value-type="float">
            <text:p>4.46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64" calcext:value-type="float">
            <text:p>4.8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938" calcext:value-type="float">
            <text:p>4.68938</text:p>
          </table:table-cell>
          <table:table-cell/>
          <table:table-cell table:formula="of:=AVERAGE([.B27:.B30])" office:value-type="float" office:value="4.625535" calcext:value-type="float">
            <text:p>4.625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17" calcext:value-type="float">
            <text:p>4.6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107" calcext:value-type="float">
            <text:p>4.54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326" calcext:value-type="float">
            <text:p>4.5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05" calcext:value-type="float">
            <text:p>4.9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801" calcext:value-type="float">
            <text:p>4.76801</text:p>
          </table:table-cell>
          <table:table-cell/>
          <table:table-cell table:formula="of:=AVERAGE([.B32:.B35])" office:value-type="float" office:value="4.685545" calcext:value-type="float">
            <text:p>4.685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888" calcext:value-type="float">
            <text:p>4.83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575" calcext:value-type="float">
            <text:p>4.66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5588" calcext:value-type="float">
            <text:p>4.85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931" calcext:value-type="float">
            <text:p>4.649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.327" calcext:value-type="float">
            <text:p>13.327</text:p>
          </table:table-cell>
          <table:table-cell/>
          <table:table-cell table:formula="of:=AVERAGE([.B37:.B40])" office:value-type="float" office:value="6.874485" calcext:value-type="float">
            <text:p>6.874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183" calcext:value-type="float">
            <text:p>4.71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53" calcext:value-type="float">
            <text:p>4.7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383" calcext:value-type="float">
            <text:p>4.77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618" calcext:value-type="float">
            <text:p>4.62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07" calcext:value-type="float">
            <text:p>4.4807</text:p>
          </table:table-cell>
          <table:table-cell/>
          <table:table-cell table:formula="of:=AVERAGE([.B42:.B45])" office:value-type="float" office:value="4.6615025" calcext:value-type="float">
            <text:p>4.661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653" calcext:value-type="float">
            <text:p>4.666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485" calcext:value-type="float">
            <text:p>4.94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39" calcext:value-type="float">
            <text:p>4.8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8" calcext:value-type="float">
            <text:p>4.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95" calcext:value-type="float">
            <text:p>4.5695</text:p>
          </table:table-cell>
          <table:table-cell/>
          <table:table-cell table:formula="of:=AVERAGE([.B47:.B50])" office:value-type="float" office:value="4.7490625" calcext:value-type="float">
            <text:p>4.749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612" calcext:value-type="float">
            <text:p>4.87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553" calcext:value-type="float">
            <text:p>4.56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7965" calcext:value-type="float">
            <text:p>5.17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4573" calcext:value-type="float">
            <text:p>4.84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685" calcext:value-type="float">
            <text:p>4.72685</text:p>
          </table:table-cell>
          <table:table-cell/>
          <table:table-cell table:formula="of:=AVERAGE([.B52:.B55])" office:value-type="float" office:value="4.82944" calcext:value-type="float">
            <text:p>4.82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2383" calcext:value-type="float">
            <text:p>5.02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9341" calcext:value-type="float">
            <text:p>5.19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3278" calcext:value-type="float">
            <text:p>5.2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54" calcext:value-type="float">
            <text:p>5.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714" calcext:value-type="float">
            <text:p>5.21714</text:p>
          </table:table-cell>
          <table:table-cell/>
          <table:table-cell table:formula="of:=AVERAGE([.B57:.B60])" office:value-type="float" office:value="5.2296825" calcext:value-type="float">
            <text:p>5.2296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49" calcext:value-type="float">
            <text:p>5.16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622" calcext:value-type="float">
            <text:p>5.14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65" calcext:value-type="float">
            <text:p>5.22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025" calcext:value-type="float">
            <text:p>5.2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0663" calcext:value-type="float">
            <text:p>5.20663</text:p>
          </table:table-cell>
          <table:table-cell/>
          <table:table-cell table:formula="of:=AVERAGE([.B62:.B65])" office:value-type="float" office:value="5.2039375" calcext:value-type="float">
            <text:p>5.2039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5157" calcext:value-type="float">
            <text:p>5.15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346" calcext:value-type="float">
            <text:p>4.87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3312" calcext:value-type="float">
            <text:p>4.93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4619" calcext:value-type="float">
            <text:p>18.4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.246" calcext:value-type="float">
            <text:p>12.246</text:p>
          </table:table-cell>
          <table:table-cell/>
          <table:table-cell table:formula="of:=AVERAGE([.B67:.B70])" office:value-type="float" office:value="10.12862" calcext:value-type="float">
            <text:p>10.12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639" calcext:value-type="float">
            <text:p>4.59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8371" calcext:value-type="float">
            <text:p>4.88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099" calcext:value-type="float">
            <text:p>5.07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849" calcext:value-type="float">
            <text:p>4.82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3579" calcext:value-type="float">
            <text:p>5.03579</text:p>
          </table:table-cell>
          <table:table-cell/>
          <table:table-cell table:formula="of:=AVERAGE([.B72:.B75])" office:value-type="float" office:value="4.954745" calcext:value-type="float">
            <text:p>4.954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0106" calcext:value-type="float">
            <text:p>4.60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424" calcext:value-type="float">
            <text:p>4.75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689" calcext:value-type="float">
            <text:p>4.91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9564" calcext:value-type="float">
            <text:p>4.89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434" calcext:value-type="float">
            <text:p>4.68434</text:p>
          </table:table-cell>
          <table:table-cell/>
          <table:table-cell table:formula="of:=AVERAGE([.B77:.B80])" office:value-type="float" office:value="4.8127775" calcext:value-type="float">
            <text:p>4.8127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306" calcext:value-type="float">
            <text:p>5.24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966" calcext:value-type="float">
            <text:p>4.79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081" calcext:value-type="float">
            <text:p>5.11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346" calcext:value-type="float">
            <text:p>4.98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19" calcext:value-type="float">
            <text:p>4.619</text:p>
          </table:table-cell>
          <table:table-cell/>
          <table:table-cell table:formula="of:=AVERAGE([.B82:.B85])" office:value-type="float" office:value="4.8782325" calcext:value-type="float">
            <text:p>4.8782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448" calcext:value-type="float">
            <text:p>4.58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04" calcext:value-type="float">
            <text:p>4.80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862" calcext:value-type="float">
            <text:p>4.42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28" calcext:value-type="float">
            <text:p>4.67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013" calcext:value-type="float">
            <text:p>4.65013</text:p>
          </table:table-cell>
          <table:table-cell/>
          <table:table-cell table:formula="of:=AVERAGE([.B87:.B90])" office:value-type="float" office:value="4.6380175" calcext:value-type="float">
            <text:p>4.6380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799" calcext:value-type="float">
            <text:p>4.59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221" calcext:value-type="float">
            <text:p>4.81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418" calcext:value-type="float">
            <text:p>4.4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3211" calcext:value-type="float">
            <text:p>4.43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0167" calcext:value-type="float">
            <text:p>4.50167</text:p>
          </table:table-cell>
          <table:table-cell/>
          <table:table-cell table:formula="of:=AVERAGE([.B92:.B95])" office:value-type="float" office:value="4.5469475" calcext:value-type="float">
            <text:p>4.5469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0055" calcext:value-type="float">
            <text:p>5.20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44" calcext:value-type="float">
            <text:p>5.41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3827" calcext:value-type="float">
            <text:p>18.38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3.3133" calcext:value-type="float">
            <text:p>23.3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984" calcext:value-type="float">
            <text:p>5.24984</text:p>
          </table:table-cell>
          <table:table-cell/>
          <table:table-cell table:formula="of:=AVERAGE([.B97:.B100])" office:value-type="float" office:value="13.09006" calcext:value-type="float">
            <text:p>13.09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0.1271" calcext:value-type="float">
            <text:p>20.1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816" calcext:value-type="float">
            <text:p>4.70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7617" calcext:value-type="float">
            <text:p>25.7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2.4153" calcext:value-type="float">
            <text:p>22.4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2411" calcext:value-type="float">
            <text:p>25.2411</text:p>
          </table:table-cell>
          <table:table-cell/>
          <table:table-cell table:formula="of:=AVERAGE([.B102:.B105])" office:value-type="float" office:value="19.531565" calcext:value-type="float">
            <text:p>19.531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4301" calcext:value-type="float">
            <text:p>4.24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0367" calcext:value-type="float">
            <text:p>4.203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7724" calcext:value-type="float">
            <text:p>4.3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4685" calcext:value-type="float">
            <text:p>4.24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8044" calcext:value-type="float">
            <text:p>4.28044</text:p>
          </table:table-cell>
          <table:table-cell/>
          <table:table-cell table:formula="of:=AVERAGE([.B107:.B110])" office:value-type="float" office:value="4.27705" calcext:value-type="float">
            <text:p>4.27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6602" calcext:value-type="float">
            <text:p>4.06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0858" calcext:value-type="float">
            <text:p>4.00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8296" calcext:value-type="float">
            <text:p>4.0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0495" calcext:value-type="float">
            <text:p>4.2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3095" calcext:value-type="float">
            <text:p>4.13095</text:p>
          </table:table-cell>
          <table:table-cell/>
          <table:table-cell table:formula="of:=AVERAGE([.B112:.B115])" office:value-type="float" office:value="4.10686" calcext:value-type="float">
            <text:p>4.10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1366" calcext:value-type="float">
            <text:p>17.1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1676" calcext:value-type="float">
            <text:p>17.1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0328" calcext:value-type="float">
            <text:p>18.0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3022" calcext:value-type="float">
            <text:p>17.3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68305" calcext:value-type="float">
            <text:p>8.68305</text:p>
          </table:table-cell>
          <table:table-cell/>
          <table:table-cell table:formula="of:=AVERAGE([.B117:.B120])" office:value-type="float" office:value="15.2964125" calcext:value-type="float">
            <text:p>15.2964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7808" calcext:value-type="float">
            <text:p>4.17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8964" calcext:value-type="float">
            <text:p>4.18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3168" calcext:value-type="float">
            <text:p>4.13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4327" calcext:value-type="float">
            <text:p>4.34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7421" calcext:value-type="float">
            <text:p>4.27421</text:p>
          </table:table-cell>
          <table:table-cell/>
          <table:table-cell table:formula="of:=AVERAGE([.B122:.B125])" office:value-type="float" office:value="4.2347" calcext:value-type="float">
            <text:p>4.2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9416" calcext:value-type="float">
            <text:p>4.4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6145" calcext:value-type="float">
            <text:p>5.46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49767" calcext:value-type="float">
            <text:p>3.49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8476" calcext:value-type="float">
            <text:p>4.4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921" calcext:value-type="float">
            <text:p>6.69921</text:p>
          </table:table-cell>
          <table:table-cell/>
          <table:table-cell table:formula="of:=AVERAGE([.B127:.B130])" office:value-type="float" office:value="5.0357725" calcext:value-type="float">
            <text:p>5.0357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384" calcext:value-type="float">
            <text:p>5.31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0386" calcext:value-type="float">
            <text:p>5.50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7447" calcext:value-type="float">
            <text:p>7.17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7686" calcext:value-type="float">
            <text:p>5.77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4262" calcext:value-type="float">
            <text:p>5.34262</text:p>
          </table:table-cell>
          <table:table-cell/>
          <table:table-cell table:formula="of:=AVERAGE([.B132:.B135])" office:value-type="float" office:value="5.9494525" calcext:value-type="float">
            <text:p>5.949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361" calcext:value-type="float">
            <text:p>10.7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475" calcext:value-type="float">
            <text:p>5.0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9914" calcext:value-type="float">
            <text:p>8.29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8084" calcext:value-type="float">
            <text:p>7.68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4194" calcext:value-type="float">
            <text:p>4.54194</text:p>
          </table:table-cell>
          <table:table-cell/>
          <table:table-cell table:formula="of:=AVERAGE([.B137:.B140])" office:value-type="float" office:value="6.3841675" calcext:value-type="float">
            <text:p>6.3841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92858" calcext:value-type="float">
            <text:p>9.9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651" calcext:value-type="float">
            <text:p>5.5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7672" calcext:value-type="float">
            <text:p>5.77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6835" calcext:value-type="float">
            <text:p>6.66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7671" calcext:value-type="float">
            <text:p>5.57671</text:p>
          </table:table-cell>
          <table:table-cell/>
          <table:table-cell table:formula="of:=AVERAGE([.B142:.B145])" office:value-type="float" office:value="5.89672" calcext:value-type="float">
            <text:p>5.89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1046" calcext:value-type="float">
            <text:p>4.910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619" calcext:value-type="float">
            <text:p>5.12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5637" calcext:value-type="float">
            <text:p>5.05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2104" calcext:value-type="float">
            <text:p>5.22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6035" calcext:value-type="float">
            <text:p>8.66035</text:p>
          </table:table-cell>
          <table:table-cell/>
          <table:table-cell table:formula="of:=AVERAGE([.B147:.B150])" office:value-type="float" office:value="6.0159875" calcext:value-type="float">
            <text:p>6.0159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5488" calcext:value-type="float">
            <text:p>4.85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404" calcext:value-type="float">
            <text:p>5.2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6305" calcext:value-type="float">
            <text:p>5.16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133" calcext:value-type="float">
            <text:p>5.23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602" calcext:value-type="float">
            <text:p>5.01602</text:p>
          </table:table-cell>
          <table:table-cell/>
          <table:table-cell table:formula="of:=AVERAGE([.B152:.B155])" office:value-type="float" office:value="5.16111" calcext:value-type="float">
            <text:p>5.16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972" calcext:value-type="float">
            <text:p>5.35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6405" calcext:value-type="float">
            <text:p>5.0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3.8804" calcext:value-type="float">
            <text:p>13.8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256" calcext:value-type="float">
            <text:p>5.01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1491" calcext:value-type="float">
            <text:p>5.61491</text:p>
          </table:table-cell>
          <table:table-cell/>
          <table:table-cell table:formula="of:=AVERAGE([.B157:.B160])" office:value-type="float" office:value="7.39298" calcext:value-type="float">
            <text:p>7.39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8206" calcext:value-type="float">
            <text:p>4.58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263" calcext:value-type="float">
            <text:p>4.63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9261" calcext:value-type="float">
            <text:p>4.89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766" calcext:value-type="float">
            <text:p>4.6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5516" calcext:value-type="float">
            <text:p>10.5516</text:p>
          </table:table-cell>
          <table:table-cell/>
          <table:table-cell table:formula="of:=AVERAGE([.B162:.B165])" office:value-type="float" office:value="6.18836" calcext:value-type="float">
            <text:p>6.18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334" calcext:value-type="float">
            <text:p>4.71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6906" calcext:value-type="float">
            <text:p>4.66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6619" calcext:value-type="float">
            <text:p>4.56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7068" calcext:value-type="float">
            <text:p>4.67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6714" calcext:value-type="float">
            <text:p>4.76714</text:p>
          </table:table-cell>
          <table:table-cell/>
          <table:table-cell table:formula="of:=AVERAGE([.B167:.B170])" office:value-type="float" office:value="4.6682675" calcext:value-type="float">
            <text:p>4.6682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861" calcext:value-type="float">
            <text:p>4.71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618" calcext:value-type="float">
            <text:p>4.9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799" calcext:value-type="float">
            <text:p>4.7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7886" calcext:value-type="float">
            <text:p>4.87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6215" calcext:value-type="float">
            <text:p>4.76215</text:p>
          </table:table-cell>
          <table:table-cell/>
          <table:table-cell table:formula="of:=AVERAGE([.B172:.B175])" office:value-type="float" office:value="4.8492725" calcext:value-type="float">
            <text:p>4.8492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6882" calcext:value-type="float">
            <text:p>4.96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1326" calcext:value-type="float">
            <text:p>4.91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3205" calcext:value-type="float">
            <text:p>4.83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8015" calcext:value-type="float">
            <text:p>5.18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0463" calcext:value-type="float">
            <text:p>5.10463</text:p>
          </table:table-cell>
          <table:table-cell/>
          <table:table-cell table:formula="of:=AVERAGE([.B177:.B180])" office:value-type="float" office:value="5.0075225" calcext:value-type="float">
            <text:p>5.0075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4175" calcext:value-type="float">
            <text:p>5.24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3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584" calcext:value-type="float">
            <text:p>5.68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123" calcext:value-type="float">
            <text:p>5.35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021" calcext:value-type="float">
            <text:p>5.12021</text:p>
          </table:table-cell>
          <table:table-cell/>
          <table:table-cell table:formula="of:=AVERAGE([.B182:.B185])" office:value-type="float" office:value="5.42182" calcext:value-type="float">
            <text:p>5.42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5692" calcext:value-type="float">
            <text:p>5.25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8.357" calcext:value-type="float">
            <text:p>18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8194" calcext:value-type="float">
            <text:p>5.1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2857" calcext:value-type="float">
            <text:p>5.5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0433" calcext:value-type="float">
            <text:p>5.40433</text:p>
          </table:table-cell>
          <table:table-cell/>
          <table:table-cell table:formula="of:=AVERAGE([.B187:.B190])" office:value-type="float" office:value="8.61796" calcext:value-type="float">
            <text:p>8.61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7015" calcext:value-type="float">
            <text:p>5.47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.6603" calcext:value-type="float">
            <text:p>34.6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4.7621" calcext:value-type="float">
            <text:p>14.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4.9514" calcext:value-type="float">
            <text:p>24.9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219" calcext:value-type="float">
            <text:p>5.64219</text:p>
          </table:table-cell>
          <table:table-cell/>
          <table:table-cell table:formula="of:=AVERAGE([.B192:.B195])" office:value-type="float" office:value="20.0039975" calcext:value-type="float">
            <text:p>20.0039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9655" calcext:value-type="float">
            <text:p>5.29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356" calcext:value-type="float">
            <text:p>4.97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0452" calcext:value-type="float">
            <text:p>5.5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075" calcext:value-type="float">
            <text:p>5.0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2.0099" calcext:value-type="float">
            <text:p>32.0099</text:p>
          </table:table-cell>
          <table:table-cell/>
          <table:table-cell table:formula="of:=AVERAGE([.B197:.B200])" office:value-type="float" office:value="11.87387" calcext:value-type="float">
            <text:p>11.87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766" calcext:value-type="float">
            <text:p>5.23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4878" calcext:value-type="float">
            <text:p>5.14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4809" calcext:value-type="float">
            <text:p>4.74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6793" calcext:value-type="float">
            <text:p>5.56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3.2031" calcext:value-type="float">
            <text:p>13.2031</text:p>
          </table:table-cell>
          <table:table-cell/>
          <table:table-cell table:formula="of:=AVERAGE([.B202:.B205])" office:value-type="float" office:value="7.166975" calcext:value-type="float">
            <text:p>7.16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.6681" calcext:value-type="float">
            <text:p>78.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5.2675" calcext:value-type="float">
            <text:p>15.2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2237" calcext:value-type="float">
            <text:p>5.32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.1792" calcext:value-type="float">
            <text:p>20.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1362" calcext:value-type="float">
            <text:p>5.11362</text:p>
          </table:table-cell>
          <table:table-cell/>
          <table:table-cell table:formula="of:=AVERAGE([.B207:.B210])" office:value-type="float" office:value="11.4706725" calcext:value-type="float">
            <text:p>11.4706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1.0118" calcext:value-type="float">
            <text:p>21.0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48" calcext:value-type="float">
            <text:p>4.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1554" calcext:value-type="float">
            <text:p>4.81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.6295" calcext:value-type="float">
            <text:p>29.6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8316" calcext:value-type="float">
            <text:p>7.28316</text:p>
          </table:table-cell>
          <table:table-cell/>
          <table:table-cell table:formula="of:=AVERAGE([.B212:.B215])" office:value-type="float" office:value="11.61905" calcext:value-type="float">
            <text:p>11.61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5241" calcext:value-type="float">
            <text:p>9.75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3.5991" calcext:value-type="float">
            <text:p>33.5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.4917" calcext:value-type="float">
            <text:p>26.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60.348" calcext:value-type="float">
            <text:p>160.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.3555" calcext:value-type="float">
            <text:p>39.3555</text:p>
          </table:table-cell>
          <table:table-cell/>
          <table:table-cell table:formula="of:=AVERAGE([.B217:.B220])" office:value-type="float" office:value="64.948575" calcext:value-type="float">
            <text:p>64.948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7621" calcext:value-type="float">
            <text:p>6.7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2655" calcext:value-type="float">
            <text:p>6.62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5.328" calcext:value-type="float">
            <text:p>25.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5.2355" calcext:value-type="float">
            <text:p>25.2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.9099" calcext:value-type="float">
            <text:p>86.9099</text:p>
          </table:table-cell>
          <table:table-cell/>
          <table:table-cell table:formula="of:=AVERAGE([.B222:.B225])" office:value-type="float" office:value="36.0249875" calcext:value-type="float">
            <text:p>36.0249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0028" calcext:value-type="float">
            <text:p>8.80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2236" calcext:value-type="float">
            <text:p>19.2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.8662" calcext:value-type="float">
            <text:p>34.8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.8359" calcext:value-type="float">
            <text:p>29.8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.3131" calcext:value-type="float">
            <text:p>60.3131</text:p>
          </table:table-cell>
          <table:table-cell/>
          <table:table-cell table:formula="of:=AVERAGE([.B227:.B230])" office:value-type="float" office:value="36.0597" calcext:value-type="float">
            <text:p>36.0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8846" calcext:value-type="float">
            <text:p>4.18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7704" calcext:value-type="float">
            <text:p>4.07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5244" calcext:value-type="float">
            <text:p>19.5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1964" calcext:value-type="float">
            <text:p>4.31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7784" calcext:value-type="float">
            <text:p>4.17784</text:p>
          </table:table-cell>
          <table:table-cell/>
          <table:table-cell table:formula="of:=AVERAGE([.B232:.B235])" office:value-type="float" office:value="8.02473" calcext:value-type="float">
            <text:p>8.02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2917" calcext:value-type="float">
            <text:p>4.12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23709" calcext:value-type="float">
            <text:p>4.23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7441" calcext:value-type="float">
            <text:p>4.37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2057" calcext:value-type="float">
            <text:p>4.52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28812" calcext:value-type="float">
            <text:p>4.28812</text:p>
          </table:table-cell>
          <table:table-cell/>
          <table:table-cell table:formula="of:=AVERAGE([.B237:.B240])" office:value-type="float" office:value="4.3550475" calcext:value-type="float">
            <text:p>4.355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8938" calcext:value-type="float">
            <text:p>11.8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.8937" calcext:value-type="float">
            <text:p>20.8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3.4459" calcext:value-type="float">
            <text:p>23.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834" calcext:value-type="float">
            <text:p>10.7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80354" calcext:value-type="float">
            <text:p>9.80354</text:p>
          </table:table-cell>
          <table:table-cell/>
          <table:table-cell table:formula="of:=AVERAGE([.B242:.B245])" office:value-type="float" office:value="16.231635" calcext:value-type="float">
            <text:p>16.231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0053" calcext:value-type="float">
            <text:p>4.10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364" calcext:value-type="float">
            <text:p>4.00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6432" calcext:value-type="float">
            <text:p>4.0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0337" calcext:value-type="float">
            <text:p>4.30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304" calcext:value-type="float">
            <text:p>4.00304</text:p>
          </table:table-cell>
          <table:table-cell/>
          <table:table-cell table:formula="of:=AVERAGE([.B247:.B250])" office:value-type="float" office:value="4.0935925" calcext:value-type="float">
            <text:p>4.0935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357" calcext:value-type="float">
            <text:p>3.5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8163" calcext:value-type="float">
            <text:p>3.58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596" calcext:value-type="float">
            <text:p>3.5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7208" calcext:value-type="float">
            <text:p>5.67208</text:p>
          </table:table-cell>
          <table:table-cell/>
          <table:table-cell table:formula="of:=AVERAGE([.B252:.B255])" office:value-type="float" office:value="4.27110333333333" calcext:value-type="float">
            <text:p>4.2711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497" calcext:value-type="float">
            <text:p>4.87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7417" calcext:value-type="float">
            <text:p>3.87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7971" calcext:value-type="float">
            <text:p>4.47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1249" calcext:value-type="float">
            <text:p>7.1249</text:p>
          </table:table-cell>
          <table:table-cell/>
          <table:table-cell table:formula="of:=AVERAGE([.B257:.B260])" office:value-type="float" office:value="5.15959333333333" calcext:value-type="float">
            <text:p>5.15959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78436" calcext:value-type="float">
            <text:p>8.78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9867" calcext:value-type="float">
            <text:p>5.49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7641" calcext:value-type="float">
            <text:p>5.17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7222" calcext:value-type="float">
            <text:p>5.2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2343" calcext:value-type="float">
            <text:p>4.92343</text:p>
          </table:table-cell>
          <table:table-cell/>
          <table:table-cell table:formula="of:=AVERAGE([.B262:.B265])" office:value-type="float" office:value="5.2176825" calcext:value-type="float">
            <text:p>5.2176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686" calcext:value-type="float">
            <text:p>5.06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3676" calcext:value-type="float">
            <text:p>5.5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3773" calcext:value-type="float">
            <text:p>13.3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0469" calcext:value-type="float">
            <text:p>4.90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267:.B270])" office:value-type="float" office:value="7.93958333333333" calcext:value-type="float">
            <text:p>7.9395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584" calcext:value-type="float">
            <text:p>4.45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757" calcext:value-type="float">
            <text:p>5.7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0864" calcext:value-type="float">
            <text:p>5.70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2968" calcext:value-type="float">
            <text:p>4.22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71364" calcext:value-type="float">
            <text:p>8.71364</text:p>
          </table:table-cell>
          <table:table-cell/>
          <table:table-cell table:formula="of:=AVERAGE([.B272:.B275])" office:value-type="float" office:value="6.106915" calcext:value-type="float">
            <text:p>6.106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607" calcext:value-type="float">
            <text:p>4.7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943" calcext:value-type="float">
            <text:p>4.7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61235" calcext:value-type="float">
            <text:p>6.61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203" calcext:value-type="float">
            <text:p>4.35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5672" calcext:value-type="float">
            <text:p>4.25672</text:p>
          </table:table-cell>
          <table:table-cell/>
          <table:table-cell table:formula="of:=AVERAGE([.B277:.B280])" office:value-type="float" office:value="4.9926325" calcext:value-type="float">
            <text:p>4.9926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9207" calcext:value-type="float">
            <text:p>10.9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0122" calcext:value-type="float">
            <text:p>11.0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408" calcext:value-type="float">
            <text:p>4.97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75" calcext:value-type="float">
            <text:p>5.3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.4736" calcext:value-type="float">
            <text:p>15.4736</text:p>
          </table:table-cell>
          <table:table-cell/>
          <table:table-cell table:formula="of:=AVERAGE([.B282:.B285])" office:value-type="float" office:value="9.1976575" calcext:value-type="float">
            <text:p>9.1976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13484" calcext:value-type="float">
            <text:p>9.13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60433" calcext:value-type="float">
            <text:p>7.60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854" calcext:value-type="float">
            <text:p>4.74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45191" calcext:value-type="float">
            <text:p>9.45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0575" calcext:value-type="float">
            <text:p>5.10575</text:p>
          </table:table-cell>
          <table:table-cell/>
          <table:table-cell table:formula="of:=AVERAGE([.B287:.B290])" office:value-type="float" office:value="6.7276325" calcext:value-type="float">
            <text:p>6.7276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0443" calcext:value-type="float">
            <text:p>13.0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5708" calcext:value-type="float">
            <text:p>4.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9767" calcext:value-type="float">
            <text:p>4.89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341" calcext:value-type="float">
            <text:p>5.4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292:.B295])" office:value-type="float" office:value="4.99628333333333" calcext:value-type="float">
            <text:p>4.9962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0769" calcext:value-type="float">
            <text:p>5.00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009" calcext:value-type="float">
            <text:p>4.9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8266" calcext:value-type="float">
            <text:p>5.38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0814" calcext:value-type="float">
            <text:p>13.0814</text:p>
          </table:table-cell>
          <table:table-cell/>
          <table:table-cell table:formula="of:=AVERAGE([.B297:.B300])" office:value-type="float" office:value="7.81138333333333" calcext:value-type="float">
            <text:p>7.81138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845" calcext:value-type="float">
            <text:p>5.16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468" calcext:value-type="float">
            <text:p>4.9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56788" calcext:value-type="float">
            <text:p>8.56788</text:p>
          </table:table-cell>
          <table:table-cell/>
          <table:table-cell table:formula="of:=AVERAGE([.B302:.B305])" office:value-type="float" office:value="6.22771" calcext:value-type="float">
            <text:p>6.22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7936" calcext:value-type="float">
            <text:p>4.67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55" calcext:value-type="float">
            <text:p>4.6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307:.B310])" office:value-type="float" office:value="4.66243" calcext:value-type="float">
            <text:p>4.66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54" calcext:value-type="float">
            <text:p>4.4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1442" calcext:value-type="float">
            <text:p>5.41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56993" calcext:value-type="float">
            <text:p>8.56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06" calcext:value-type="float">
            <text:p>4.14906</text:p>
          </table:table-cell>
          <table:table-cell/>
          <table:table-cell table:formula="of:=AVERAGE([.B312:.B315])" office:value-type="float" office:value="6.04447" calcext:value-type="float">
            <text:p>6.04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2509" calcext:value-type="float">
            <text:p>11.2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5.2114" calcext:value-type="float">
            <text:p>25.2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7.756" calcext:value-type="float">
            <text:p>227.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937" calcext:value-type="float">
            <text:p>13.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6165" calcext:value-type="float">
            <text:p>7.36165</text:p>
          </table:table-cell>
          <table:table-cell/>
          <table:table-cell table:formula="of:=AVERAGE([.B317:.B320])" office:value-type="float" office:value="68.5665125" calcext:value-type="float">
            <text:p>68.5665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7508" calcext:value-type="float">
            <text:p>7.37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.3697" calcext:value-type="float">
            <text:p>64.3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8159" calcext:value-type="float">
            <text:p>7.8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8248" calcext:value-type="float">
            <text:p>7.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8008" calcext:value-type="float">
            <text:p>4.08008</text:p>
          </table:table-cell>
          <table:table-cell/>
          <table:table-cell table:formula="of:=AVERAGE([.B322:.B325])" office:value-type="float" office:value="21.02262" calcext:value-type="float">
            <text:p>21.02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6.0225" calcext:value-type="float">
            <text:p>16.0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079" calcext:value-type="float">
            <text:p>4.63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034" calcext:value-type="float">
            <text:p>4.87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99" calcext:value-type="float">
            <text:p>5.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362" calcext:value-type="float">
            <text:p>13.362</text:p>
          </table:table-cell>
          <table:table-cell/>
          <table:table-cell table:formula="of:=AVERAGE([.B327:.B330])" office:value-type="float" office:value="7.0082575" calcext:value-type="float">
            <text:p>7.0082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8.9155" calcext:value-type="float">
            <text:p>18.9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0461" calcext:value-type="float">
            <text:p>4.60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5352" calcext:value-type="float">
            <text:p>4.65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754" calcext:value-type="float">
            <text:p>4.45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47987" calcext:value-type="float">
            <text:p>8.47987</text:p>
          </table:table-cell>
          <table:table-cell/>
          <table:table-cell table:formula="of:=AVERAGE([.B332:.B335])" office:value-type="float" office:value="5.548885" calcext:value-type="float">
            <text:p>5.5488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51772" calcext:value-type="float">
            <text:p>7.5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3797" calcext:value-type="float">
            <text:p>5.83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959" calcext:value-type="float">
            <text:p>5.0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848" calcext:value-type="float">
            <text:p>4.74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9561" calcext:value-type="float">
            <text:p>4.89561</text:p>
          </table:table-cell>
          <table:table-cell/>
          <table:table-cell table:formula="of:=AVERAGE([.B337:.B340])" office:value-type="float" office:value="5.14449" calcext:value-type="float">
            <text:p>5.144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3031" calcext:value-type="float">
            <text:p>4.93031</text:p>
          </table:table-cell>
          <table:table-cell/>
          <table:table-cell table:formula="of:=AVERAGE([.B342:.B345])" office:value-type="float" office:value="4.93031" calcext:value-type="float">
            <text:p>4.93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1.9591" calcext:value-type="float">
            <text:p>41.9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1157" calcext:value-type="float">
            <text:p>5.11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347:.B350])" office:value-type="float" office:value="23.535335" calcext:value-type="float">
            <text:p>23.53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1.298" calcext:value-type="float">
            <text:p>121.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8.5789" calcext:value-type="float">
            <text:p>18.5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6849" calcext:value-type="float">
            <text:p>6.2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808" calcext:value-type="float">
            <text:p>11.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.5784" calcext:value-type="float">
            <text:p>35.5784</text:p>
          </table:table-cell>
          <table:table-cell/>
          <table:table-cell table:formula="of:=AVERAGE([.B352:.B355])" office:value-type="float" office:value="18.0584475" calcext:value-type="float">
            <text:p>18.0584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23927" calcext:value-type="float">
            <text:p>8.23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7879" calcext:value-type="float">
            <text:p>4.67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337" calcext:value-type="float">
            <text:p>5.2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7762" calcext:value-type="float">
            <text:p>5.27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.1344" calcext:value-type="float">
            <text:p>22.1344</text:p>
          </table:table-cell>
          <table:table-cell/>
          <table:table-cell table:formula="of:=AVERAGE([.B357:.B360])" office:value-type="float" office:value="9.3311275" calcext:value-type="float">
            <text:p>9.3311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9153" calcext:value-type="float">
            <text:p>5.29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15477" calcext:value-type="float">
            <text:p>9.1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6543" calcext:value-type="float">
            <text:p>5.36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854" calcext:value-type="float">
            <text:p>4.61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205" calcext:value-type="float">
            <text:p>4.88205</text:p>
          </table:table-cell>
          <table:table-cell/>
          <table:table-cell table:formula="of:=AVERAGE([.B362:.B365])" office:value-type="float" office:value="6.0051975" calcext:value-type="float">
            <text:p>6.0051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.3258" calcext:value-type="float">
            <text:p>35.3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.7611" calcext:value-type="float">
            <text:p>32.7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4821" calcext:value-type="float">
            <text:p>5.34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8.0042" calcext:value-type="float">
            <text:p>38.0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9.2387" calcext:value-type="float">
            <text:p>19.2387</text:p>
          </table:table-cell>
          <table:table-cell/>
          <table:table-cell table:formula="of:=AVERAGE([.B367:.B370])" office:value-type="float" office:value="23.8380525" calcext:value-type="float">
            <text:p>23.8380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05657" calcext:value-type="float">
            <text:p>8.05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85" calcext:value-type="float">
            <text:p>4.7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05122" calcext:value-type="float">
            <text:p>8.05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1908" calcext:value-type="float">
            <text:p>6.31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58795" calcext:value-type="float">
            <text:p>6.58795</text:p>
          </table:table-cell>
          <table:table-cell/>
          <table:table-cell table:formula="of:=AVERAGE([.B372:.B375])" office:value-type="float" office:value="6.4241875" calcext:value-type="float">
            <text:p>6.424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4944" calcext:value-type="float">
            <text:p>4.04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304" calcext:value-type="float">
            <text:p>10.4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023" calcext:value-type="float">
            <text:p>3.78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5483" calcext:value-type="float">
            <text:p>3.7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4" calcext:value-type="float">
            <text:p>4.32074</text:p>
          </table:table-cell>
          <table:table-cell/>
          <table:table-cell table:formula="of:=AVERAGE([.B377:.B380])" office:value-type="float" office:value="5.57155" calcext:value-type="float">
            <text:p>5.57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3412" calcext:value-type="float">
            <text:p>12.3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288" calcext:value-type="float">
            <text:p>5.18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2357" calcext:value-type="float">
            <text:p>7.62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49" calcext:value-type="float">
            <text:p>5.0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8003" calcext:value-type="float">
            <text:p>8.18003</text:p>
          </table:table-cell>
          <table:table-cell/>
          <table:table-cell table:formula="of:=AVERAGE([.B382:.B385])" office:value-type="float" office:value="6.5137425" calcext:value-type="float">
            <text:p>6.513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8933" calcext:value-type="float">
            <text:p>4.58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762" calcext:value-type="float">
            <text:p>5.6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281" calcext:value-type="float">
            <text:p>5.23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037" calcext:value-type="float">
            <text:p>5.7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789" calcext:value-type="float">
            <text:p>4.74789</text:p>
          </table:table-cell>
          <table:table-cell/>
          <table:table-cell table:formula="of:=AVERAGE([.B387:.B390])" office:value-type="float" office:value="5.3371725" calcext:value-type="float">
            <text:p>5.337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0259" calcext:value-type="float">
            <text:p>13.0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0524" calcext:value-type="float">
            <text:p>5.90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2242" calcext:value-type="float">
            <text:p>6.42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373" calcext:value-type="float">
            <text:p>5.51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024" calcext:value-type="float">
            <text:p>5.26024</text:p>
          </table:table-cell>
          <table:table-cell/>
          <table:table-cell table:formula="of:=AVERAGE([.B392:.B395])" office:value-type="float" office:value="5.7754075" calcext:value-type="float">
            <text:p>5.775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842" calcext:value-type="float">
            <text:p>9.4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33" calcext:value-type="float">
            <text:p>5.7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404" calcext:value-type="float">
            <text:p>5.69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8303" calcext:value-type="float">
            <text:p>7.78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596" calcext:value-type="float">
            <text:p>4.49596</text:p>
          </table:table-cell>
          <table:table-cell/>
          <table:table-cell table:formula="of:=AVERAGE([.B397:.B400])" office:value-type="float" office:value="5.9340825" calcext:value-type="float">
            <text:p>5.934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2185" calcext:value-type="float">
            <text:p>8.32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8697" calcext:value-type="float">
            <text:p>5.78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974" calcext:value-type="float">
            <text:p>4.8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1604" calcext:value-type="float">
            <text:p>8.11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6" calcext:value-type="float">
            <text:p>4.9016</text:p>
          </table:table-cell>
          <table:table-cell/>
          <table:table-cell table:formula="of:=AVERAGE([.B402:.B405])" office:value-type="float" office:value="5.9255025" calcext:value-type="float">
            <text:p>5.925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87" calcext:value-type="float">
            <text:p>5.08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792" calcext:value-type="float">
            <text:p>5.14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599" calcext:value-type="float">
            <text:p>5.2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8641" calcext:value-type="float">
            <text:p>9.98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28" calcext:value-type="float">
            <text:p>4.9328</text:p>
          </table:table-cell>
          <table:table-cell/>
          <table:table-cell table:formula="of:=AVERAGE([.B407:.B410])" office:value-type="float" office:value="6.32578" calcext:value-type="float">
            <text:p>6.32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2872" calcext:value-type="float">
            <text:p>4.52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765" calcext:value-type="float">
            <text:p>4.99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7192" calcext:value-type="float">
            <text:p>6.07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43" calcext:value-type="float">
            <text:p>5.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454" calcext:value-type="float">
            <text:p>4.49454</text:p>
          </table:table-cell>
          <table:table-cell/>
          <table:table-cell table:formula="of:=AVERAGE([.B412:.B415])" office:value-type="float" office:value="5.1421025" calcext:value-type="float">
            <text:p>5.142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77991" calcext:value-type="float">
            <text:p>8.77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412" calcext:value-type="float">
            <text:p>6.20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194" calcext:value-type="float">
            <text:p>5.39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429" calcext:value-type="float">
            <text:p>5.19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17" calcext:value-type="float">
            <text:p>4.90117</text:p>
          </table:table-cell>
          <table:table-cell/>
          <table:table-cell table:formula="of:=AVERAGE([.B417:.B420])" office:value-type="float" office:value="5.42288" calcext:value-type="float">
            <text:p>5.42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5696" calcext:value-type="float">
            <text:p>5.35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95" calcext:value-type="float">
            <text:p>5.1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98" calcext:value-type="float">
            <text:p>5.24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916" calcext:value-type="float">
            <text:p>5.5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81" calcext:value-type="float">
            <text:p>4.99581</text:p>
          </table:table-cell>
          <table:table-cell/>
          <table:table-cell table:formula="of:=AVERAGE([.B422:.B425])" office:value-type="float" office:value="5.226975" calcext:value-type="float">
            <text:p>5.22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517" calcext:value-type="float">
            <text:p>17.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14" calcext:value-type="float">
            <text:p>4.81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784" calcext:value-type="float">
            <text:p>5.02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8304" calcext:value-type="float">
            <text:p>5.38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963" calcext:value-type="float">
            <text:p>5.81963</text:p>
          </table:table-cell>
          <table:table-cell/>
          <table:table-cell table:formula="of:=AVERAGE([.B427:.B430])" office:value-type="float" office:value="5.2601625" calcext:value-type="float">
            <text:p>5.260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53" calcext:value-type="float">
            <text:p>4.5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5736" calcext:value-type="float">
            <text:p>10.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671" calcext:value-type="float">
            <text:p>5.5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843" calcext:value-type="float">
            <text:p>14.6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.2242" calcext:value-type="float">
            <text:p>40.2242</text:p>
          </table:table-cell>
          <table:table-cell/>
          <table:table-cell table:formula="of:=AVERAGE([.B432:.B435])" office:value-type="float" office:value="17.7547025" calcext:value-type="float">
            <text:p>17.7547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62" calcext:value-type="float">
            <text:p>5.0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761" calcext:value-type="float">
            <text:p>5.53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28" calcext:value-type="float">
            <text:p>5.2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078" calcext:value-type="float">
            <text:p>5.18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025" calcext:value-type="float">
            <text:p>5.4025</text:p>
          </table:table-cell>
          <table:table-cell/>
          <table:table-cell table:formula="of:=AVERAGE([.B437:.B440])" office:value-type="float" office:value="5.3402925" calcext:value-type="float">
            <text:p>5.3402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01124" calcext:value-type="float">
            <text:p>8.0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943" calcext:value-type="float">
            <text:p>9.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1343" calcext:value-type="float">
            <text:p>14.1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7227" calcext:value-type="float">
            <text:p>16.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4.9054" calcext:value-type="float">
            <text:p>24.9054</text:p>
          </table:table-cell>
          <table:table-cell/>
          <table:table-cell table:formula="of:=AVERAGE([.B442:.B445])" office:value-type="float" office:value="16.314175" calcext:value-type="float">
            <text:p>16.31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593" calcext:value-type="float">
            <text:p>552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474" calcext:value-type="float">
            <text:p>14.6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8048" calcext:value-type="float">
            <text:p>10.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077" calcext:value-type="float">
            <text:p>5.6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09878" calcext:value-type="float">
            <text:p>9.09878</text:p>
          </table:table-cell>
          <table:table-cell/>
          <table:table-cell table:formula="of:=AVERAGE([.B447:.B450])" office:value-type="float" office:value="10.03967" calcext:value-type="float">
            <text:p>10.03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95" calcext:value-type="float">
            <text:p>10.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94" calcext:value-type="float">
            <text:p>4.9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4992" calcext:value-type="float">
            <text:p>12.4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9091" calcext:value-type="float">
            <text:p>5.59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5418" calcext:value-type="float">
            <text:p>5.05418</text:p>
          </table:table-cell>
          <table:table-cell/>
          <table:table-cell table:formula="of:=AVERAGE([.B452:.B455])" office:value-type="float" office:value="7.0143075" calcext:value-type="float">
            <text:p>7.014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944" calcext:value-type="float">
            <text:p>4.98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4412" calcext:value-type="float">
            <text:p>7.74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394" calcext:value-type="float">
            <text:p>5.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33" calcext:value-type="float">
            <text:p>5.14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73956" calcext:value-type="float">
            <text:p>9.73956</text:p>
          </table:table-cell>
          <table:table-cell/>
          <table:table-cell table:formula="of:=AVERAGE([.B457:.B460])" office:value-type="float" office:value="7.0163525" calcext:value-type="float">
            <text:p>7.0163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9206" calcext:value-type="float">
            <text:p>5.4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43" calcext:value-type="float">
            <text:p>5.19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8" calcext:value-type="float">
            <text:p>5.22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807" calcext:value-type="float">
            <text:p>7.3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678" calcext:value-type="float">
            <text:p>5.14678</text:p>
          </table:table-cell>
          <table:table-cell/>
          <table:table-cell table:formula="of:=AVERAGE([.B462:.B465])" office:value-type="float" office:value="5.7372975" calcext:value-type="float">
            <text:p>5.7372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92" calcext:value-type="float">
            <text:p>5.00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501" calcext:value-type="float">
            <text:p>4.9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569" calcext:value-type="float">
            <text:p>5.1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1421" calcext:value-type="float">
            <text:p>5.01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148" calcext:value-type="float">
            <text:p>6.95148</text:p>
          </table:table-cell>
          <table:table-cell/>
          <table:table-cell table:formula="of:=AVERAGE([.B467:.B470])" office:value-type="float" office:value="5.5040975" calcext:value-type="float">
            <text:p>5.504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9119" calcext:value-type="float">
            <text:p>13.9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188" calcext:value-type="float">
            <text:p>5.51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7754" calcext:value-type="float">
            <text:p>5.27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8.781" calcext:value-type="float">
            <text:p>18.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872" calcext:value-type="float">
            <text:p>5.15872</text:p>
          </table:table-cell>
          <table:table-cell/>
          <table:table-cell table:formula="of:=AVERAGE([.B472:.B475])" office:value-type="float" office:value="8.682285" calcext:value-type="float">
            <text:p>8.682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6405" calcext:value-type="float">
            <text:p>17.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4381" calcext:value-type="float">
            <text:p>17.4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0546" calcext:value-type="float">
            <text:p>14.0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106" calcext:value-type="float">
            <text:p>5.52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5.0418" calcext:value-type="float">
            <text:p>25.0418</text:p>
          </table:table-cell>
          <table:table-cell/>
          <table:table-cell table:formula="of:=AVERAGE([.B477:.B480])" office:value-type="float" office:value="15.51389" calcext:value-type="float">
            <text:p>15.5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368" calcext:value-type="float">
            <text:p>5.2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7771" calcext:value-type="float">
            <text:p>10.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1513" calcext:value-type="float">
            <text:p>5.21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106" calcext:value-type="float">
            <text:p>5.07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123" calcext:value-type="float">
            <text:p>4.76123</text:p>
          </table:table-cell>
          <table:table-cell/>
          <table:table-cell table:formula="of:=AVERAGE([.B482:.B485])" office:value-type="float" office:value="6.45613" calcext:value-type="float">
            <text:p>6.45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815" calcext:value-type="float">
            <text:p>11.2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9274" calcext:value-type="float">
            <text:p>7.19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2411" calcext:value-type="float">
            <text:p>16.2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621" calcext:value-type="float">
            <text:p>4.99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623" calcext:value-type="float">
            <text:p>5.02623</text:p>
          </table:table-cell>
          <table:table-cell/>
          <table:table-cell table:formula="of:=AVERAGE([.B487:.B490])" office:value-type="float" office:value="8.36407" calcext:value-type="float">
            <text:p>8.36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064" calcext:value-type="float">
            <text:p>4.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25834" calcext:value-type="float">
            <text:p>8.25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965" calcext:value-type="float">
            <text:p>5.92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164" calcext:value-type="float">
            <text:p>9.4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2168" calcext:value-type="float">
            <text:p>10.2168</text:p>
          </table:table-cell>
          <table:table-cell/>
          <table:table-cell table:formula="of:=AVERAGE([.B492:.B495])" office:value-type="float" office:value="8.4516075" calcext:value-type="float">
            <text:p>8.4516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866" calcext:value-type="float">
            <text:p>6.2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881" calcext:value-type="float">
            <text:p>4.9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1907" calcext:value-type="float">
            <text:p>9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7591" calcext:value-type="float">
            <text:p>5.37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524" calcext:value-type="float">
            <text:p>11.2524</text:p>
          </table:table-cell>
          <table:table-cell/>
          <table:table-cell table:formula="of:=AVERAGE([.B497:.B500])" office:value-type="float" office:value="7.8715475" calcext:value-type="float">
            <text:p>7.87154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00／00／00</text:date>, <text:time style:data-style-name="N2" text:time-value="15:22:40.841018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5:25:44.045596629</dc:date>
    <meta:generator>LibreOffice/4.2.8.2$Linux_X86_64 LibreOffice_project/420m0$Build-2</meta:generator>
    <meta:editing-duration>PT2M12S</meta:editing-duration>
    <meta:editing-cycles>8</meta:editing-cycles>
    <meta:document-statistic meta:table-count="3" meta:cell-count="4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throught.F2:throught.J17 throught.G1:throught.J1" chart:data-source-has-labels="row" svg:x="0.32cm" svg:y="0.18cm" svg:width="12.852cm" svg:height="8.64cm">
          <chartooo:coordinate-region svg:x="1.312cm" svg:y="0.38cm" svg:width="11.67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17" chart:label-cell-address="throught.G1:throught.G1" chart:class="chart:scatter">
            <chart:domain table:cell-range-address="throught.F2:throught.F17"/>
            <chart:data-point chart:repeated="16"/>
          </chart:series>
          <chart:series chart:style-name="ch7" chart:values-cell-range-address="throught.H2:throught.H17" chart:label-cell-address="throught.H1:throught.H1" chart:class="chart:scatter">
            <chart:data-point chart:repeated="16"/>
          </chart:series>
          <chart:series chart:style-name="ch8" chart:values-cell-range-address="throught.I2:throught.I17" chart:label-cell-address="throught.I1:throught.I1" chart:class="chart:scatter">
            <chart:data-point chart:repeated="16"/>
          </chart:series>
          <chart:series chart:style-name="ch9" chart:values-cell-range-address="throught.J2:throught.J17" chart:label-cell-address="throught.J1:throught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17</svg:desc>
                </draw:g>
              </table:table-cell>
              <table:table-cell office:value-type="float" office:value="1022.155">
                <text:p>1022.155</text:p>
                <draw:g>
                  <svg:desc>throught.G2:throught.G17</svg:desc>
                </draw:g>
              </table:table-cell>
              <table:table-cell office:value-type="float" office:value="622.21325">
                <text:p>622.21325</text:p>
                <draw:g>
                  <svg:desc>throught.H2:throught.H17</svg:desc>
                </draw:g>
              </table:table-cell>
              <table:table-cell office:value-type="float" office:value="739.03925">
                <text:p>739.03925</text:p>
                <draw:g>
                  <svg:desc>throught.I2:throught.I17</svg:desc>
                </draw:g>
              </table:table-cell>
              <table:table-cell office:value-type="float" office:value="660.8575">
                <text:p>660.8575</text:p>
                <draw:g>
                  <svg:desc>throught.J2:throught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7.71325">
                <text:p>787.71325</text:p>
              </table:table-cell>
              <table:table-cell office:value-type="float" office:value="599.88725">
                <text:p>599.88725</text:p>
              </table:table-cell>
              <table:table-cell office:value-type="float" office:value="924.4695">
                <text:p>924.4695</text:p>
              </table:table-cell>
              <table:table-cell office:value-type="float" office:value="520.228">
                <text:p>520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92.0845">
                <text:p>892.0845</text:p>
              </table:table-cell>
              <table:table-cell office:value-type="float" office:value="678.53425">
                <text:p>678.53425</text:p>
              </table:table-cell>
              <table:table-cell office:value-type="float" office:value="636.583">
                <text:p>636.583</text:p>
              </table:table-cell>
              <table:table-cell office:value-type="float" office:value="771.76025">
                <text:p>771.76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11.23375">
                <text:p>611.23375</text:p>
              </table:table-cell>
              <table:table-cell office:value-type="float" office:value="577.144">
                <text:p>577.144</text:p>
              </table:table-cell>
              <table:table-cell office:value-type="float" office:value="927.032">
                <text:p>927.032</text:p>
              </table:table-cell>
              <table:table-cell office:value-type="float" office:value="527.9175">
                <text:p>527.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42.63025">
                <text:p>842.63025</text:p>
              </table:table-cell>
              <table:table-cell office:value-type="float" office:value="703.23125">
                <text:p>703.23125</text:p>
              </table:table-cell>
              <table:table-cell office:value-type="float" office:value="817.83175">
                <text:p>817.83175</text:p>
              </table:table-cell>
              <table:table-cell office:value-type="float" office:value="646.227">
                <text:p>646.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1.35975">
                <text:p>821.35975</text:p>
              </table:table-cell>
              <table:table-cell office:value-type="float" office:value="728.0235">
                <text:p>728.0235</text:p>
              </table:table-cell>
              <table:table-cell office:value-type="float" office:value="835.69025">
                <text:p>835.69025</text:p>
              </table:table-cell>
              <table:table-cell office:value-type="float" office:value="707.23675">
                <text:p>707.23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43.87025">
                <text:p>743.87025</text:p>
              </table:table-cell>
              <table:table-cell office:value-type="float" office:value="655.60525">
                <text:p>655.60525</text:p>
              </table:table-cell>
              <table:table-cell office:value-type="float" office:value="879.68425">
                <text:p>879.68425</text:p>
              </table:table-cell>
              <table:table-cell office:value-type="float" office:value="584.26725">
                <text:p>584.2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7.914">
                <text:p>737.914</text:p>
              </table:table-cell>
              <table:table-cell office:value-type="float" office:value="678.96075">
                <text:p>678.96075</text:p>
              </table:table-cell>
              <table:table-cell office:value-type="float" office:value="768.11025">
                <text:p>768.11025</text:p>
              </table:table-cell>
              <table:table-cell office:value-type="float" office:value="489.89225">
                <text:p>489.89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97.17125">
                <text:p>697.17125</text:p>
              </table:table-cell>
              <table:table-cell office:value-type="float" office:value="641.26175">
                <text:p>641.26175</text:p>
              </table:table-cell>
              <table:table-cell office:value-type="float" office:value="843.9685">
                <text:p>843.9685</text:p>
              </table:table-cell>
              <table:table-cell office:value-type="float" office:value="509.12525">
                <text:p>509.1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619.02125">
                <text:p>619.02125</text:p>
              </table:table-cell>
              <table:table-cell office:value-type="float" office:value="568.39325">
                <text:p>568.39325</text:p>
              </table:table-cell>
              <table:table-cell office:value-type="float" office:value="697.77125">
                <text:p>697.77125</text:p>
              </table:table-cell>
              <table:table-cell office:value-type="float" office:value="695.95">
                <text:p>695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46.14625">
                <text:p>646.14625</text:p>
              </table:table-cell>
              <table:table-cell office:value-type="float" office:value="532.599">
                <text:p>532.599</text:p>
              </table:table-cell>
              <table:table-cell office:value-type="float" office:value="468.85125">
                <text:p>468.85125</text:p>
              </table:table-cell>
              <table:table-cell office:value-type="float" office:value="483.0555">
                <text:p>483.0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58.11275">
                <text:p>458.11275</text:p>
              </table:table-cell>
              <table:table-cell office:value-type="float" office:value="364.70825">
                <text:p>364.70825</text:p>
              </table:table-cell>
              <table:table-cell office:value-type="float" office:value="686.27">
                <text:p>686.27</text:p>
              </table:table-cell>
              <table:table-cell office:value-type="float" office:value="206.64935375">
                <text:p>206.649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40.3715">
                <text:p>440.3715</text:p>
              </table:table-cell>
              <table:table-cell office:value-type="float" office:value="234.970275">
                <text:p>234.970275</text:p>
              </table:table-cell>
              <table:table-cell office:value-type="float" office:value="674.13475">
                <text:p>674.13475</text:p>
              </table:table-cell>
              <table:table-cell office:value-type="float" office:value="529.5675">
                <text:p>529.5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39.18475">
                <text:p>539.18475</text:p>
              </table:table-cell>
              <table:table-cell office:value-type="float" office:value="458.576">
                <text:p>458.576</text:p>
              </table:table-cell>
              <table:table-cell office:value-type="float" office:value="769.67375">
                <text:p>769.67375</text:p>
              </table:table-cell>
              <table:table-cell office:value-type="float" office:value="561.1305">
                <text:p>561.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67.6765">
                <text:p>567.6765</text:p>
              </table:table-cell>
              <table:table-cell office:value-type="float" office:value="388.92775">
                <text:p>388.92775</text:p>
              </table:table-cell>
              <table:table-cell office:value-type="float" office:value="754.1865">
                <text:p>754.1865</text:p>
              </table:table-cell>
              <table:table-cell office:value-type="float" office:value="546.951">
                <text:p>546.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63.0485">
                <text:p>563.0485</text:p>
              </table:table-cell>
              <table:table-cell office:value-type="float" office:value="444.4075">
                <text:p>444.4075</text:p>
              </table:table-cell>
              <table:table-cell office:value-type="float" office:value="909.9">
                <text:p>909.9</text:p>
              </table:table-cell>
              <table:table-cell office:value-type="float" office:value="569.69175">
                <text:p>569.6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9cm" svg:y="3.456cm" style:legend-expansion="high" chart:style-name="ch2"/>
        <chart:plot-area chart:style-name="ch3" table:cell-range-address="PDR.F2:PDR.J17 PDR.G1:PDR.J1" chart:data-source-has-labels="row" svg:x="0.319cm" svg:y="0.18cm" svg:width="12.852cm" svg:height="8.645cm">
          <chartooo:coordinate-region svg:x="1.046cm" svg:y="0.38cm" svg:width="11.93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17" chart:label-cell-address="PDR.G1:PDR.G1" chart:class="chart:scatter">
            <chart:domain table:cell-range-address="PDR.F2:PDR.F17"/>
            <chart:data-point chart:repeated="16"/>
          </chart:series>
          <chart:series chart:style-name="ch7" chart:values-cell-range-address="PDR.H2:PDR.H17" chart:label-cell-address="PDR.H1:PDR.H1" chart:class="chart:scatter">
            <chart:data-point chart:repeated="16"/>
          </chart:series>
          <chart:series chart:style-name="ch8" chart:values-cell-range-address="PDR.I2:PDR.I17" chart:label-cell-address="PDR.I1:PDR.I1" chart:class="chart:scatter">
            <chart:data-point chart:repeated="16"/>
          </chart:series>
          <chart:series chart:style-name="ch9" chart:values-cell-range-address="PDR.J2:PDR.J17" chart:label-cell-address="PDR.J1:PDR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17</svg:desc>
                </draw:g>
              </table:table-cell>
              <table:table-cell office:value-type="float" office:value="1">
                <text:p>1</text:p>
                <draw:g>
                  <svg:desc>PDR.G2:PDR.G17</svg:desc>
                </draw:g>
              </table:table-cell>
              <table:table-cell office:value-type="float" office:value="0.25674275">
                <text:p>0.25674275</text:p>
                <draw:g>
                  <svg:desc>PDR.H2:PDR.H17</svg:desc>
                </draw:g>
              </table:table-cell>
              <table:table-cell office:value-type="float" office:value="0.74066375">
                <text:p>0.74066375</text:p>
                <draw:g>
                  <svg:desc>PDR.I2:PDR.I17</svg:desc>
                </draw:g>
              </table:table-cell>
              <table:table-cell office:value-type="float" office:value="0.68957475">
                <text:p>0.68957475</text:p>
                <draw:g>
                  <svg:desc>PDR.J2:PDR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3558">
                <text:p>0.883558</text:p>
              </table:table-cell>
              <table:table-cell office:value-type="float" office:value="0.48755175">
                <text:p>0.48755175</text:p>
              </table:table-cell>
              <table:table-cell office:value-type="float" office:value="0.49714725">
                <text:p>0.49714725</text:p>
              </table:table-cell>
              <table:table-cell office:value-type="float" office:value="0.48521825">
                <text:p>0.48521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092325">
                <text:p>0.9092325</text:p>
              </table:table-cell>
              <table:table-cell office:value-type="float" office:value="0.6794605">
                <text:p>0.6794605</text:p>
              </table:table-cell>
              <table:table-cell office:value-type="float" office:value="0.501037475">
                <text:p>0.501037475</text:p>
              </table:table-cell>
              <table:table-cell office:value-type="float" office:value="0.709025">
                <text:p>0.70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6581925">
                <text:p>0.76581925</text:p>
              </table:table-cell>
              <table:table-cell office:value-type="float" office:value="0.56509325">
                <text:p>0.56509325</text:p>
              </table:table-cell>
              <table:table-cell office:value-type="float" office:value="0.32235475">
                <text:p>0.32235475</text:p>
              </table:table-cell>
              <table:table-cell office:value-type="float" office:value="0.40560175">
                <text:p>0.4056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4699175">
                <text:p>0.84699175</text:p>
              </table:table-cell>
              <table:table-cell office:value-type="float" office:value="0.564056">
                <text:p>0.564056</text:p>
              </table:table-cell>
              <table:table-cell office:value-type="float" office:value="0.71810175">
                <text:p>0.71810175</text:p>
              </table:table-cell>
              <table:table-cell office:value-type="float" office:value="0.5427905">
                <text:p>0.5427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5762425">
                <text:p>0.85762425</text:p>
              </table:table-cell>
              <table:table-cell office:value-type="float" office:value="0.5798755">
                <text:p>0.5798755</text:p>
              </table:table-cell>
              <table:table-cell office:value-type="float" office:value="0.55368275">
                <text:p>0.55368275</text:p>
              </table:table-cell>
              <table:table-cell office:value-type="float" office:value="0.76218875">
                <text:p>0.76218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943465">
                <text:p>0.7943465</text:p>
              </table:table-cell>
              <table:table-cell office:value-type="float" office:value="0.49455425">
                <text:p>0.49455425</text:p>
              </table:table-cell>
              <table:table-cell office:value-type="float" office:value="0.81950225">
                <text:p>0.81950225</text:p>
              </table:table-cell>
              <table:table-cell office:value-type="float" office:value="0.61981325">
                <text:p>0.6198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69476125">
                <text:p>0.69476125</text:p>
              </table:table-cell>
              <table:table-cell office:value-type="float" office:value="0.509336">
                <text:p>0.509336</text:p>
              </table:table-cell>
              <table:table-cell office:value-type="float" office:value="0.70746875">
                <text:p>0.70746875</text:p>
              </table:table-cell>
              <table:table-cell office:value-type="float" office:value="0.419865">
                <text:p>0.41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6224065">
                <text:p>0.6224065</text:p>
              </table:table-cell>
              <table:table-cell office:value-type="float" office:value="0.40041475">
                <text:p>0.40041475</text:p>
              </table:table-cell>
              <table:table-cell office:value-type="float" office:value="0.203060225">
                <text:p>0.203060225</text:p>
              </table:table-cell>
              <table:table-cell office:value-type="float" office:value="0.53501025">
                <text:p>0.53501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52100625">
                <text:p>0.52100625</text:p>
              </table:table-cell>
              <table:table-cell office:value-type="float" office:value="0.3630705">
                <text:p>0.3630705</text:p>
              </table:table-cell>
              <table:table-cell office:value-type="float" office:value="0.457728325">
                <text:p>0.457728325</text:p>
              </table:table-cell>
              <table:table-cell office:value-type="float" office:value="0.510892">
                <text:p>0.510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4380185">
                <text:p>0.4380185</text:p>
              </table:table-cell>
              <table:table-cell office:value-type="float" office:value="0.41416">
                <text:p>0.41416</text:p>
              </table:table-cell>
              <table:table-cell office:value-type="float" office:value="0.269190675">
                <text:p>0.269190675</text:p>
              </table:table-cell>
              <table:table-cell office:value-type="float" office:value="0.42686725">
                <text:p>0.42686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2920125">
                <text:p>0.2920125</text:p>
              </table:table-cell>
              <table:table-cell office:value-type="float" office:value="0.21109975">
                <text:p>0.21109975</text:p>
              </table:table-cell>
              <table:table-cell office:value-type="float" office:value="0.13978225">
                <text:p>0.13978225</text:p>
              </table:table-cell>
              <table:table-cell office:value-type="float" office:value="0.141338335">
                <text:p>0.141338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2821575">
                <text:p>0.2821575</text:p>
              </table:table-cell>
              <table:table-cell office:value-type="float" office:value="0.30108925">
                <text:p>0.30108925</text:p>
              </table:table-cell>
              <table:table-cell office:value-type="float" office:value="0.404045775">
                <text:p>0.404045775</text:p>
              </table:table-cell>
              <table:table-cell office:value-type="float" office:value="0.54953275">
                <text:p>0.54953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41545625">
                <text:p>0.41545625</text:p>
              </table:table-cell>
              <table:table-cell office:value-type="float" office:value="0.2595955">
                <text:p>0.2595955</text:p>
              </table:table-cell>
              <table:table-cell office:value-type="float" office:value="0.337915">
                <text:p>0.337915</text:p>
              </table:table-cell>
              <table:table-cell office:value-type="float" office:value="0.55886925">
                <text:p>0.55886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4509855">
                <text:p>0.4509855</text:p>
              </table:table-cell>
              <table:table-cell office:value-type="float" office:value="0.31120325">
                <text:p>0.31120325</text:p>
              </table:table-cell>
              <table:table-cell office:value-type="float" office:value="0.502333925">
                <text:p>0.502333925</text:p>
              </table:table-cell>
              <table:table-cell office:value-type="float" office:value="0.4509855">
                <text:p>0.4509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46473025">
                <text:p>0.46473025</text:p>
              </table:table-cell>
              <table:table-cell office:value-type="float" office:value="0.275415">
                <text:p>0.275415</text:p>
              </table:table-cell>
              <table:table-cell office:value-type="float" office:value="0.819502">
                <text:p>0.819502</text:p>
              </table:table-cell>
              <table:table-cell office:value-type="float" office:value="0.6610475">
                <text:p>0.6610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17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17" chart:label-cell-address="Delay.G1:Delay.G1" chart:class="chart:scatter">
            <chart:domain table:cell-range-address="Delay.F2:Delay.F17"/>
            <chart:data-point chart:repeated="16"/>
          </chart:series>
          <chart:series chart:style-name="ch7" chart:values-cell-range-address="Delay.H2:Delay.H17" chart:label-cell-address="Delay.H1:Delay.H1" chart:class="chart:scatter">
            <chart:data-point chart:repeated="16"/>
          </chart:series>
          <chart:series chart:style-name="ch8" chart:values-cell-range-address="Delay.I2:Delay.I17" chart:label-cell-address="Delay.I1:Delay.I1" chart:class="chart:scatter">
            <chart:data-point chart:repeated="16"/>
          </chart:series>
          <chart:series chart:style-name="ch9" chart:values-cell-range-address="Delay.J2:Delay.J17" chart:label-cell-address="Delay.J1:Delay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17</svg:desc>
                </draw:g>
              </table:table-cell>
              <table:table-cell office:value-type="float" office:value="3.57202">
                <text:p>3.57202</text:p>
                <draw:g>
                  <svg:desc>Delay.G2:Delay.G17</svg:desc>
                </draw:g>
              </table:table-cell>
              <table:table-cell office:value-type="float" office:value="5.0357725">
                <text:p>5.0357725</text:p>
                <draw:g>
                  <svg:desc>Delay.H2:Delay.H17</svg:desc>
                </draw:g>
              </table:table-cell>
              <table:table-cell office:value-type="float" office:value="4.27110333333333">
                <text:p>4.27110333333333</text:p>
                <draw:g>
                  <svg:desc>Delay.I2:Delay.I17</svg:desc>
                </draw:g>
              </table:table-cell>
              <table:table-cell office:value-type="float" office:value="5.57155">
                <text:p>5.57155</text:p>
                <draw:g>
                  <svg:desc>Delay.J2:Delay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62095">
                <text:p>4.762095</text:p>
              </table:table-cell>
              <table:table-cell office:value-type="float" office:value="5.9494525">
                <text:p>5.9494525</text:p>
              </table:table-cell>
              <table:table-cell office:value-type="float" office:value="5.15959333333333">
                <text:p>5.15959333333333</text:p>
              </table:table-cell>
              <table:table-cell office:value-type="float" office:value="6.5137425">
                <text:p>6.5137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6773875">
                <text:p>4.6773875</text:p>
              </table:table-cell>
              <table:table-cell office:value-type="float" office:value="6.3841675">
                <text:p>6.3841675</text:p>
              </table:table-cell>
              <table:table-cell office:value-type="float" office:value="5.2176825">
                <text:p>5.2176825</text:p>
              </table:table-cell>
              <table:table-cell office:value-type="float" office:value="5.3371725">
                <text:p>5.337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03481">
                <text:p>5.03481</text:p>
              </table:table-cell>
              <table:table-cell office:value-type="float" office:value="5.89672">
                <text:p>5.89672</text:p>
              </table:table-cell>
              <table:table-cell office:value-type="float" office:value="7.93958333333333">
                <text:p>7.93958333333333</text:p>
              </table:table-cell>
              <table:table-cell office:value-type="float" office:value="5.7754075">
                <text:p>5.7754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76964">
                <text:p>4.76964</text:p>
              </table:table-cell>
              <table:table-cell office:value-type="float" office:value="6.0159875">
                <text:p>6.0159875</text:p>
              </table:table-cell>
              <table:table-cell office:value-type="float" office:value="6.106915">
                <text:p>6.106915</text:p>
              </table:table-cell>
              <table:table-cell office:value-type="float" office:value="5.9340825">
                <text:p>5.934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625535">
                <text:p>4.625535</text:p>
              </table:table-cell>
              <table:table-cell office:value-type="float" office:value="5.16111">
                <text:p>5.16111</text:p>
              </table:table-cell>
              <table:table-cell office:value-type="float" office:value="4.9926325">
                <text:p>4.9926325</text:p>
              </table:table-cell>
              <table:table-cell office:value-type="float" office:value="5.9255025">
                <text:p>5.9255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685545">
                <text:p>4.685545</text:p>
              </table:table-cell>
              <table:table-cell office:value-type="float" office:value="7.39298">
                <text:p>7.39298</text:p>
              </table:table-cell>
              <table:table-cell office:value-type="float" office:value="9.1976575">
                <text:p>9.1976575</text:p>
              </table:table-cell>
              <table:table-cell office:value-type="float" office:value="6.32578">
                <text:p>6.32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.874485">
                <text:p>6.874485</text:p>
              </table:table-cell>
              <table:table-cell office:value-type="float" office:value="6.18836">
                <text:p>6.18836</text:p>
              </table:table-cell>
              <table:table-cell office:value-type="float" office:value="6.7276325">
                <text:p>6.7276325</text:p>
              </table:table-cell>
              <table:table-cell office:value-type="float" office:value="5.1421025">
                <text:p>5.142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.6615025">
                <text:p>4.6615025</text:p>
              </table:table-cell>
              <table:table-cell office:value-type="float" office:value="4.6682675">
                <text:p>4.6682675</text:p>
              </table:table-cell>
              <table:table-cell office:value-type="float" office:value="4.99628333333333">
                <text:p>4.99628333333333</text:p>
              </table:table-cell>
              <table:table-cell office:value-type="float" office:value="5.42288">
                <text:p>5.4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.7490625">
                <text:p>4.7490625</text:p>
              </table:table-cell>
              <table:table-cell office:value-type="float" office:value="4.8492725">
                <text:p>4.8492725</text:p>
              </table:table-cell>
              <table:table-cell office:value-type="float" office:value="7.81138333333333">
                <text:p>7.81138333333333</text:p>
              </table:table-cell>
              <table:table-cell office:value-type="float" office:value="5.226975">
                <text:p>5.22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82944">
                <text:p>4.82944</text:p>
              </table:table-cell>
              <table:table-cell office:value-type="float" office:value="5.0075225">
                <text:p>5.0075225</text:p>
              </table:table-cell>
              <table:table-cell office:value-type="float" office:value="6.22771">
                <text:p>6.22771</text:p>
              </table:table-cell>
              <table:table-cell office:value-type="float" office:value="5.2601625">
                <text:p>5.2601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296825">
                <text:p>5.2296825</text:p>
              </table:table-cell>
              <table:table-cell office:value-type="float" office:value="5.42182">
                <text:p>5.42182</text:p>
              </table:table-cell>
              <table:table-cell office:value-type="float" office:value="4.66243">
                <text:p>4.66243</text:p>
              </table:table-cell>
              <table:table-cell office:value-type="float" office:value="17.7547025">
                <text:p>17.7547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2039375">
                <text:p>5.2039375</text:p>
              </table:table-cell>
              <table:table-cell office:value-type="float" office:value="8.61796">
                <text:p>8.61796</text:p>
              </table:table-cell>
              <table:table-cell office:value-type="float" office:value="6.04447">
                <text:p>6.04447</text:p>
              </table:table-cell>
              <table:table-cell office:value-type="float" office:value="5.3402925">
                <text:p>5.340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0.12862">
                <text:p>10.12862</text:p>
              </table:table-cell>
              <table:table-cell office:value-type="float" office:value="20.0039975">
                <text:p>20.0039975</text:p>
              </table:table-cell>
              <table:table-cell office:value-type="float" office:value="68.5665125">
                <text:p>68.5665125</text:p>
              </table:table-cell>
              <table:table-cell office:value-type="float" office:value="16.314175">
                <text:p>16.314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.954745">
                <text:p>4.954745</text:p>
              </table:table-cell>
              <table:table-cell office:value-type="float" office:value="11.87387">
                <text:p>11.87387</text:p>
              </table:table-cell>
              <table:table-cell office:value-type="float" office:value="21.02262">
                <text:p>21.02262</text:p>
              </table:table-cell>
              <table:table-cell office:value-type="float" office:value="10.03967">
                <text:p>10.0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.8127775">
                <text:p>4.8127775</text:p>
              </table:table-cell>
              <table:table-cell office:value-type="float" office:value="7.166975">
                <text:p>7.166975</text:p>
              </table:table-cell>
              <table:table-cell office:value-type="float" office:value="7.0082575">
                <text:p>7.0082575</text:p>
              </table:table-cell>
              <table:table-cell office:value-type="float" office:value="7.0143075">
                <text:p>7.0143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